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650953" fo:font-size="15pt" style:font-size-asian="15pt" style:font-size-complex="15pt"/>
    </style:style>
    <style:style style:name="P2" style:family="paragraph" style:parent-style-name="Standard">
      <style:text-properties fo:color="#00a933" fo:font-size="15pt" style:font-size-asian="15pt" style:font-size-complex="15pt"/>
    </style:style>
    <style:style style:name="P3" style:family="paragraph" style:parent-style-name="Standard">
      <style:text-properties fo:color="#00a933" fo:font-size="15pt" officeooo:paragraph-rsid="00042128" style:font-size-asian="15pt" style:font-size-complex="15pt"/>
    </style:style>
    <style:style style:name="P4" style:family="paragraph" style:parent-style-name="Standard">
      <style:text-properties fo:color="#00a933" fo:font-size="15pt" officeooo:paragraph-rsid="0013da96" style:font-size-asian="15pt" style:font-size-complex="15pt"/>
    </style:style>
    <style:style style:name="P5" style:family="paragraph" style:parent-style-name="Standard">
      <style:text-properties fo:color="#00a933" fo:font-size="18pt" style:font-size-asian="18pt" style:font-size-complex="18pt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text-properties fo:font-size="15pt" officeooo:paragraph-rsid="00042128" style:font-size-asian="15pt" style:font-size-complex="15pt"/>
    </style:style>
    <style:style style:name="P8" style:family="paragraph" style:parent-style-name="Standard">
      <style:text-properties fo:font-size="15pt" officeooo:paragraph-rsid="0013da96" style:font-size-asian="15pt" style:font-size-complex="15pt"/>
    </style:style>
    <style:style style:name="P9" style:family="paragraph" style:parent-style-name="Standard">
      <style:text-properties fo:font-size="15pt" fo:background-color="#ffff00" style:font-size-asian="15pt" style:font-size-complex="15pt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Standard">
      <style:text-properties fo:font-size="20pt" fo:background-color="#ffff00" style:font-size-asian="20pt" style:font-size-complex="20pt"/>
    </style:style>
    <style:style style:name="P12" style:family="paragraph" style:parent-style-name="Subtitle">
      <style:text-properties fo:font-size="15pt" fo:background-color="#ffff00" style:font-size-asian="15pt" style:font-size-complex="15pt"/>
    </style:style>
    <style:style style:name="P13" style:family="paragraph" style:parent-style-name="Heading_20_1">
      <style:text-properties fo:color="#00a933"/>
    </style:style>
    <style:style style:name="P14" style:family="paragraph" style:parent-style-name="Heading_20_1">
      <style:text-properties fo:color="#00a933" fo:font-size="15pt" fo:background-color="#ffffff" style:font-size-asian="15pt" style:font-size-complex="15pt"/>
    </style:style>
    <style:style style:name="P15" style:family="paragraph" style:parent-style-name="Heading_20_1">
      <style:text-properties fo:color="#00a933" fo:font-size="15pt" style:font-size-asian="15pt" style:font-size-complex="15pt"/>
    </style:style>
    <style:style style:name="P16" style:family="paragraph" style:parent-style-name="Heading_20_1">
      <style:text-properties fo:font-size="15pt" style:font-size-asian="15pt" style:font-size-complex="15pt"/>
    </style:style>
    <style:style style:name="P17" style:family="paragraph" style:parent-style-name="Standard">
      <style:text-properties fo:font-size="15pt" officeooo:paragraph-rsid="0013da96" style:font-size-asian="15pt" style:font-size-complex="15pt"/>
    </style:style>
    <style:style style:name="P18" style:family="paragraph" style:parent-style-name="Standard">
      <style:text-properties fo:color="#00a933" fo:font-size="15pt" officeooo:paragraph-rsid="0013da96" style:font-size-asian="15pt" style:font-size-complex="15pt"/>
    </style:style>
    <style:style style:name="P19" style:family="paragraph" style:parent-style-name="Standard">
      <style:text-properties fo:color="#00a933" fo:font-size="20pt" officeooo:paragraph-rsid="0013da96" style:font-size-asian="20pt" style:font-size-complex="20pt"/>
    </style:style>
    <style:style style:name="P20" style:family="paragraph" style:parent-style-name="Standard">
      <style:text-properties fo:color="#00a933" fo:font-size="18pt" officeooo:paragraph-rsid="0013da96" style:font-size-asian="18pt" style:font-size-complex="18pt"/>
    </style:style>
    <style:style style:name="P21" style:family="paragraph" style:parent-style-name="Standard">
      <style:text-properties fo:color="#127622" fo:font-size="15pt" officeooo:paragraph-rsid="0013da96" style:font-size-asian="15pt" style:font-size-complex="15pt"/>
    </style:style>
    <style:style style:name="P22" style:family="paragraph" style:parent-style-name="Standard">
      <style:text-properties fo:color="#007040" fo:font-size="15pt" officeooo:paragraph-rsid="0013da96" style:font-size-asian="15pt" style:font-size-complex="15pt"/>
    </style:style>
    <style:style style:name="T1" style:family="text">
      <style:text-properties fo:color="#00a933"/>
    </style:style>
    <style:style style:name="T2" style:family="text">
      <style:text-properties fo:color="#00a933" fo:font-size="18pt" style:font-size-asian="18pt" style:font-size-complex="18pt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--------------------------------------------------------------------------------------------------------------</text:h>
      <text:h text:style-name="P14" text:outline-level="1">Hello Hello Hello Hello Hello Hello Hello Hello Hello Hello Hello Hello Hello Hello Hello </text:h>
      <text:h text:style-name="P14" text:outline-level="1">--------------------------------------------------------------------------------------------------------------</text:h>
      <text:h text:style-name="P16" text:outline-level="1"/>
      <text:p text:style-name="P6"/>
      <text:p text:style-name="P6"/>
      <text:p text:style-name="P6"/>
      <text:p text:style-name="P6">print("Hello Python world!")</text:p>
      <text:p text:style-name="P6"/>
      <text:p text:style-name="P6">or </text:p>
      <text:p text:style-name="P6"/>
      <text:p text:style-name="P6">show = "Hello Python world!"</text:p>
      <text:p text:style-name="P6">print(show)</text:p>
      <text:p text:style-name="P6"/>
      <text:p text:style-name="P6"/>
      <text:p text:style-name="P6">name = "mohammad arsh ansari"</text:p>
      <text:p text:style-name="P6">print(name.title())</text:p>
      <text:p text:style-name="P6"/>
      <text:p text:style-name="P6">print(name.upper())</text:p>
      <text:p text:style-name="P6"/>
      <text:p text:style-name="P6">print(name.lower())</text:p>
      <text:p text:style-name="P6"/>
      <text:p text:style-name="P6"/>
      <text:p text:style-name="P6"/>
      <text:p text:style-name="P6"/>
      <text:p text:style-name="P7">first = "mohammad"</text:p>
      <text:p text:style-name="P7">middle = "arsh"</text:p>
      <text:p text:style-name="P7">last = "ansari"</text:p>
      <text:p text:style-name="P7">name = f"{first} {middle} {last}" #YE f" wala cheez bina bracket ke bhi kaam karta hai.</text:p>
      <text:p text:style-name="P7"><text:s text:c="27"/><text:span text:style-name="T1"><text:s/>#Aur ye { } middle bracket bina small bracket ke bhi dena hai</text:span></text:p>
      <text:p text:style-name="P3"><text:s text:c="28"/>#small bracket ( ) yaha par kaam nahi karega.</text:p>
      <text:p text:style-name="P7">print(name.title())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irst = "mohammad"</text:p>
      <text:p text:style-name="P6">middle = "arsh"</text:p>
      <text:p text:style-name="P6">last = "ansari"</text:p>
      <text:p text:style-name="P6">name = f"{first} {middle} {last}"</text:p>
      <text:p text:style-name="P6">print(f"\nAre you {middle.upper()}! \n\nAnd your full name is {name.title()}!")</text:p>
      <text:p text:style-name="P6"/>
      <text:p text:style-name="P6"/>
      <text:p text:style-name="P6">first_name = "ada"</text:p>
      <text:p text:style-name="P6">last_name = "lovelace"</text:p>
      <text:p text:style-name="P6">full_name = f"{first_name} {last_name}"</text:p>
      <text:p text:style-name="P6">message = f"Hello, {full_name.title()}!"</text:p>
      <text:p text:style-name="P6">print(message)</text:p>
      <text:p text:style-name="P6"/>
      <text:p text:style-name="P6"/>
      <text:p text:style-name="P6">print("\tPython")</text:p>
      <text:p text:style-name="P6"/>
      <text:p text:style-name="P6">print('\n\t\tLists-\n\tFood\n\tGrossery\n\tMedicines')</text:p>
      <text:p text:style-name="P6"/>
      <text:p text:style-name="P6"/>
      <text:p text:style-name="P6">name=' <text:s text:c="3"/>arsh <text:s text:c="3"/>'</text:p>
      <text:p text:style-name="P6">name</text:p>
      <text:p text:style-name="P6">name.rstrip()</text:p>
      <text:p text:style-name="P6">name.lstrip()</text:p>
      <text:p text:style-name="P6">name.strip()</text:p>
      <text:p text:style-name="P6"/>
      <text:p text:style-name="P6"/>
      <text:p text:style-name="P6">sentence='My father's name is Masqurul Haque.'</text:p>
      <text:p text:style-name="P6"><text:soft-page-break/>print(sentence)</text:p>
      <text:p text:style-name="P6"/>
      <text:p text:style-name="P6">sentence="My father's name is Masqurul Haque."</text:p>
      <text:p text:style-name="P6">print(sentence)</text:p>
      <text:p text:style-name="P1">#to isse ye pata chalta hai ki hamesha double quotes ka istemal karna hai errors ko avoid karne ke liye.</text:p>
      <text:p text:style-name="P1"/>
      <text:p text:style-name="P6"/>
      <text:p text:style-name="P6"/>
      <text:p text:style-name="P6"/>
      <text:p text:style-name="P6"/>
      <text:p text:style-name="P6">#This is a comment</text:p>
      <text:p text:style-name="P6">#written in</text:p>
      <text:p text:style-name="P6">#more than just one line</text:p>
      <text:p text:style-name="P6">print("Hello, World!")</text:p>
      <text:p text:style-name="P6"/>
      <text:p text:style-name="P6"/>
      <text:p text:style-name="P2">is equal to :</text:p>
      <text:p text:style-name="P6"/>
      <text:p text:style-name="P6">"""</text:p>
      <text:p text:style-name="P6">This is a comment</text:p>
      <text:p text:style-name="P6">written in</text:p>
      <text:p text:style-name="P6">more than just one line</text:p>
      <text:p text:style-name="P6">"""</text:p>
      <text:p text:style-name="P6">print("Hello, World!")</text:p>
      <text:p text:style-name="P6"/>
      <text:p text:style-name="P6"/>
      <text:h text:style-name="P14" text:outline-level="1"><text:soft-page-break/>----------------------------------------------------------------------------------------------------------</text:h>
      <text:h text:style-name="P14" text:outline-level="1"/>
      <text:h text:style-name="P14" text:outline-level="1">Variables Variables Variables Variables Variables Variables Variables Variables Variables </text:h>
      <text:h text:style-name="P14" text:outline-level="1"/>
      <text:h text:style-name="P14" text:outline-level="1">-----------------------------------------------------------------------------------------------------------</text:h>
      <text:h text:style-name="P15" text:outline-level="1"/>
      <text:p text:style-name="P6"/>
      <text:p text:style-name="P6"/>
      <text:p text:style-name="P6"/>
      <text:p text:style-name="P6"/>
      <text:p text:style-name="P6">x, y, z = "Orange", "Banana", "Cherry" <text:s/></text:p>
      <text:p text:style-name="P6">print(x) <text:s text:c="30"/><text:span text:style-name="T1"># Many Values to Multiple Variables</text:span></text:p>
      <text:p text:style-name="P6">print(y)</text:p>
      <text:p text:style-name="P6">print(z)</text:p>
      <text:p text:style-name="P6"/>
      <text:p text:style-name="P6"/>
      <text:p text:style-name="P6"/>
      <text:p text:style-name="P6">x = y = z = "Orange"</text:p>
      <text:p text:style-name="P6">print(x) <text:s text:c="20"/><text:span text:style-name="T1"><text:s/>#One Value to Multiple Variables</text:span></text:p>
      <text:p text:style-name="P6">print(y)</text:p>
      <text:p text:style-name="P6">print(z)</text:p>
      <text:p text:style-name="P6"/>
      <text:p text:style-name="P6"/>
      <text:p text:style-name="P6"/>
      <text:p text:style-name="P6"/>
      <text:p text:style-name="P6">x = "Python"</text:p>
      <text:p text:style-name="P6">y = "is"</text:p>
      <text:p text:style-name="P6">z = "awesome"</text:p>
      <text:p text:style-name="P6">print(x, y, z)</text:p>
      <text:p text:style-name="P6"/>
      <text:p text:style-name="P6">OR</text:p>
      <text:p text:style-name="P6"/>
      <text:p text:style-name="P6">x = "Python "</text:p>
      <text:p text:style-name="P6"><text:soft-page-break/>y = "is "</text:p>
      <text:p text:style-name="P6">z = "awesome"</text:p>
      <text:p text:style-name="P6">print(x + y + z)</text:p>
      <text:p text:style-name="P6"/>
      <text:p text:style-name="P6">OR</text:p>
      <text:p text:style-name="P6"/>
      <text:p text:style-name="P6">x = "Python is awesome"</text:p>
      <text:p text:style-name="P6">print(x)</text:p>
      <text:p text:style-name="P6"/>
      <text:p text:style-name="P6"/>
      <text:p text:style-name="P2">These all were global variables.</text:p>
      <text:p text:style-name="P2">Global variables: Variables that are created outside of a function (as in all of the examples above) are known as global variables.</text:p>
      <text:p text:style-name="P2"/>
      <text:p text:style-name="P2"/>
      <text:p text:style-name="P2">#Create a variable outside of a function, and use it inside the function</text:p>
      <text:p text:style-name="P6">x = "awesome"</text:p>
      <text:p text:style-name="P6">def myfunc():</text:p>
      <text:p text:style-name="P6"><text:s text:c="2"/>print("Python is " + x)</text:p>
      <text:p text:style-name="P6">myfunc()</text:p>
      <text:p text:style-name="P6"/>
      <text:p text:style-name="P6"/>
      <text:p text:style-name="P2">#Create a variable inside a function, with the same name as the global variable</text:p>
      <text:p text:style-name="P6">x = "awesome"</text:p>
      <text:p text:style-name="P6">def myfunc():</text:p>
      <text:p text:style-name="P6"><text:s text:c="2"/>x = "fantastic"</text:p>
      <text:p text:style-name="P6"><text:s text:c="2"/>print("Python is " + x)</text:p>
      <text:p text:style-name="P6">myfunc()</text:p>
      <text:p text:style-name="P6">print("Python is " + x)</text:p>
      <text:p text:style-name="P6"/>
      <text:p text:style-name="P6">&gt;&gt;&gt;&gt;&gt;&gt;&gt;&gt;&gt;&gt;&gt;&gt;&gt;&gt;&gt;&gt;&gt;&gt;</text:p>
      <text:p text:style-name="P6">Python is fantastic</text:p>
      <text:p text:style-name="P6">Python is awesome</text:p>
      <text:p text:style-name="P6"/>
      <text:p text:style-name="P6"/>
      <text:p text:style-name="P6"/>
      <text:p text:style-name="P2">#If you use the "global" keyword, the variable belongs to the global scope:</text:p>
      <text:p text:style-name="P6">def myfunc():</text:p>
      <text:p text:style-name="P6"><text:s text:c="2"/>global x</text:p>
      <text:p text:style-name="P6"><text:s text:c="2"/>x = "fantastic"</text:p>
      <text:p text:style-name="P6">myfunc()</text:p>
      <text:p text:style-name="P6">print("Python is " + x)</text:p>
      <text:p text:style-name="P6"><text:soft-page-break/></text:p>
      <text:p text:style-name="P6"/>
      <text:p text:style-name="P2">#To change the value of a global variable (which is "awesome" in this example) inside a function, refer to the variable by using the "global" keyword:</text:p>
      <text:p text:style-name="P6"/>
      <text:p text:style-name="P6">x = "awesome"</text:p>
      <text:p text:style-name="P6">def myfunc():</text:p>
      <text:p text:style-name="P6"><text:s text:c="2"/>global x</text:p>
      <text:p text:style-name="P6"><text:s text:c="2"/>x = "fantastic"</text:p>
      <text:p text:style-name="P6">myfunc()</text:p>
      <text:p text:style-name="P6">print("Python is " + x)</text:p>
      <text:p text:style-name="P6">&gt;&gt;&gt;&gt;&gt;&gt;</text:p>
      <text:p text:style-name="P6">Python is fantastic</text:p>
      <text:p text:style-name="P6"/>
      <text:p text:style-name="P6"/>
      <text:p text:style-name="P6"/>
      <text:h text:style-name="P14" text:outline-level="1">----------------------------------------------------------------------------------------------------------</text:h>
      <text:h text:style-name="P14" text:outline-level="1"/>
      <text:h text:style-name="P14" text:outline-level="1">Data Type <text:s text:c="3"/>Data Type <text:s text:c="3"/>Data Type <text:s text:c="3"/>Data Type <text:s text:c="3"/>Data Type <text:s text:c="3"/>Data Type <text:s text:c="3"/></text:h>
      <text:h text:style-name="P14" text:outline-level="1">Data Type <text:s text:c="3"/>Data Type <text:s text:c="3"/>Data Type <text:s text:c="3"/>Data Type <text:s text:c="3"/>Data Type <text:s text:c="3"/>Data Type <text:s text:c="4"/></text:h>
      <text:h text:style-name="P14" text:outline-level="1"/>
      <text:h text:style-name="P14" text:outline-level="1">------------------------------------------------------------------------------------------------------------</text:h>
      <text:p text:style-name="P6"/>
      <text:p text:style-name="P6"/>
      <text:p text:style-name="P6"/>
      <text:p text:style-name="P6"/>
      <text:p text:style-name="P6">x = str(3) <text:s text:c="3"/># x will be '3'</text:p>
      <text:p text:style-name="P6">y = int(3) <text:s text:c="3"/># y will be 3</text:p>
      <text:p text:style-name="P6">z = float(3) <text:s/># z will be 3.0</text:p>
      <text:p text:style-name="P6"/>
      <text:p text:style-name="P6"/>
      <text:p text:style-name="P2"><text:soft-page-break/>How to get the data type:</text:p>
      <text:p text:style-name="P6"/>
      <text:p text:style-name="P6">x = 5</text:p>
      <text:p text:style-name="P6">y = "John"</text:p>
      <text:p text:style-name="P6">z = 20.5</text:p>
      <text:p text:style-name="P6">print(type(x))</text:p>
      <text:p text:style-name="P6">print(type(y))</text:p>
      <text:p text:style-name="P6">print(type(z))</text:p>
      <text:p text:style-name="P6"/>
      <text:p text:style-name="P6">&gt;&gt;&gt;&gt;&gt;</text:p>
      <text:p text:style-name="P6">&lt;class 'int'&gt;</text:p>
      <text:p text:style-name="P6">&lt;class 'str'&gt;</text:p>
      <text:p text:style-name="P6">&lt;class 'float'&gt;</text:p>
      <text:p text:style-name="P6"/>
      <text:p text:style-name="P6"/>
      <text:p text:style-name="P6"/>
      <text:p text:style-name="P6"/>
      <text:p text:style-name="P6">x = "Hello World"<text:tab/> <text:s text:c="33"/>str<text:tab/></text:p>
      <text:p text:style-name="P6">x = 20<text:tab/> <text:s text:c="45"/>int<text:tab/></text:p>
      <text:p text:style-name="P6">x = 20.5<text:tab/> <text:s text:c="45"/>float<text:tab/></text:p>
      <text:p text:style-name="P6">x = 1j<text:tab/> <text:s text:c="43"/>complex<text:tab/></text:p>
      <text:p text:style-name="P6">x = ["apple", "banana", "cherry"]<text:tab/> <text:s text:c="26"/>list<text:tab/></text:p>
      <text:p text:style-name="P6">x = ("apple", "banana", "cherry") <text:s text:c="22"/><text:tab/>tuple<text:tab/></text:p>
      <text:p text:style-name="P6">x = range(6)<text:tab/> <text:s text:c="39"/>range<text:tab/></text:p>
      <text:p text:style-name="P6">x = {"name" : "John", "age" : 36}<text:tab/> <text:s text:c="21"/>dict<text:tab/></text:p>
      <text:p text:style-name="P6">x = {"apple", "banana", "cherry"}<text:tab/> <text:s text:c="24"/>set<text:tab/></text:p>
      <text:p text:style-name="P6">x = frozenset({"apple", "banana", "cherry"})<text:tab/> <text:s text:c="10"/>frozenset<text:tab/></text:p>
      <text:p text:style-name="P6">x = True <text:s text:c="43"/><text:tab/>bool<text:tab/></text:p>
      <text:p text:style-name="P6">x = b"Hello" <text:s text:c="11"/><text:tab/> <text:s text:c="27"/>bytes<text:tab/></text:p>
      <text:p text:style-name="P6">x = bytearray(5)<text:tab/> <text:s text:c="35"/>bytearray<text:tab/></text:p>
      <text:p text:style-name="P6">x = memoryview(bytes(5))<text:tab/> <text:s text:c="27"/>memoryview<text:tab/></text:p>
      <text:p text:style-name="P6"/>
      <text:p text:style-name="P6"/>
      <text:p text:style-name="P6"/>
      <text:p text:style-name="P6"/>
      <text:h text:style-name="P15" text:outline-level="1"><text:soft-page-break/>--------------------------------------------------------------------------------------------------------------</text:h>
      <text:h text:style-name="P15" text:outline-level="1">Python Numbers <text:s text:c="2"/>Python Numbers <text:s text:c="2"/>Python Numbers <text:s text:c="2"/>Python Numbers <text:s text:c="2"/>Python Numbers <text:s text:c="2"/></text:h>
      <text:h text:style-name="P15" text:outline-level="1">--------------------------------------------------------------------------------------------------------------</text:h>
      <text:p text:style-name="P12"/>
      <text:p text:style-name="P12"/>
      <text:p text:style-name="P6"/>
      <text:p text:style-name="P6">x = 1</text:p>
      <text:p text:style-name="P6">y = 35656222554887711</text:p>
      <text:p text:style-name="P6">z = -3255522</text:p>
      <text:p text:style-name="P6"/>
      <text:p text:style-name="P6">print(type(x))</text:p>
      <text:p text:style-name="P6">print(type(y))</text:p>
      <text:p text:style-name="P6">print(type(z))</text:p>
      <text:p text:style-name="P6"/>
      <text:p text:style-name="P6">&gt;&gt;&gt;&gt;&gt;&gt;&gt;&gt;&gt;&gt;&gt;&gt;&gt;&gt;&gt;&gt;&gt;&gt;&gt;&gt;&gt;&gt;&gt;&gt;&gt;&gt;&gt;</text:p>
      <text:p text:style-name="P6"/>
      <text:p text:style-name="P6">&lt;class 'int'&gt;</text:p>
      <text:p text:style-name="P6">&lt;class 'int'&gt;</text:p>
      <text:p text:style-name="P6">&lt;class 'int'&gt;</text:p>
      <text:p text:style-name="P6"/>
      <text:p text:style-name="P6"/>
      <text:p text:style-name="P6"/>
      <text:p text:style-name="P6">x = 1.10</text:p>
      <text:p text:style-name="P6">y = 1.0</text:p>
      <text:p text:style-name="P6">z = -35.59</text:p>
      <text:p text:style-name="P6"/>
      <text:p text:style-name="P6">print(type(x))</text:p>
      <text:p text:style-name="P6">print(type(y))</text:p>
      <text:p text:style-name="P6">print(type(z))</text:p>
      <text:p text:style-name="P6">&gt;&gt;&gt;&gt;&gt;&gt;&gt;&gt;&gt;&gt;&gt;&gt;&gt;&gt;&gt;&gt;&gt;&gt;&gt;&gt;&gt;&gt;&gt;&gt;&gt;&gt;&gt;&gt;</text:p>
      <text:p text:style-name="P6"/>
      <text:p text:style-name="P6">&lt;class 'float'&gt;</text:p>
      <text:p text:style-name="P6">&lt;class 'float'&gt;</text:p>
      <text:p text:style-name="P6">&lt;class 'float'&gt;</text:p>
      <text:p text:style-name="P6"/>
      <text:p text:style-name="P6"><text:soft-page-break/></text:p>
      <text:p text:style-name="P6"/>
      <text:p text:style-name="P6"/>
      <text:p text:style-name="P2">#Float can also be scientific numbers with an "e" to indicate the power of 10.</text:p>
      <text:p text:style-name="P6"/>
      <text:p text:style-name="P6">x = 35e3</text:p>
      <text:p text:style-name="P6">y = 12E4</text:p>
      <text:p text:style-name="P6">z = -87.7e100</text:p>
      <text:p text:style-name="P6"/>
      <text:p text:style-name="P6">print(type(x))</text:p>
      <text:p text:style-name="P6">print(type(y))</text:p>
      <text:p text:style-name="P6">print(type(z))</text:p>
      <text:p text:style-name="P6">&gt;&gt;&gt;&gt;&gt;&gt;&gt;&gt;&gt;&gt;&gt;&gt;&gt;&gt;&gt;&gt;&gt;&gt;&gt;&gt;&gt;&gt;&gt;&gt;&gt;&gt;&gt;&gt;</text:p>
      <text:p text:style-name="P6">&lt;class 'float'&gt;</text:p>
      <text:p text:style-name="P6">&lt;class 'float'&gt;</text:p>
      <text:p text:style-name="P6">&lt;class 'float'&gt;</text:p>
      <text:p text:style-name="P6"/>
      <text:p text:style-name="P6"/>
      <text:p text:style-name="P2">Complex numbers are written with a "j" as the imaginary part:</text:p>
      <text:p text:style-name="P6">x = 3+5j</text:p>
      <text:p text:style-name="P6">y = 5j</text:p>
      <text:p text:style-name="P6">z = -5j</text:p>
      <text:p text:style-name="P6"/>
      <text:p text:style-name="P6">print(type(x))</text:p>
      <text:p text:style-name="P6">print(type(y))</text:p>
      <text:p text:style-name="P6">print(type(z))</text:p>
      <text:p text:style-name="P6">&gt;&gt;&gt;&gt;&gt;&gt;&gt;&gt;&gt;&gt;&gt;&gt;&gt;&gt;&gt;&gt;&gt;&gt;&gt;&gt;&gt;&gt;&gt;&gt;&gt;&gt;&gt;&gt;&gt;&gt;&gt;</text:p>
      <text:p text:style-name="P6">&lt;class 'complex'&gt;</text:p>
      <text:p text:style-name="P6">&lt;class 'complex'&gt;</text:p>
      <text:p text:style-name="P6">&lt;class 'complex'&gt;</text:p>
      <text:p text:style-name="P6"/>
      <text:p text:style-name="P6"/>
      <text:p text:style-name="P2"># Number Convert from one type to another:</text:p>
      <text:p text:style-name="P6">x = 1 <text:s text:c="3"/># int</text:p>
      <text:p text:style-name="P6">y = 2.8 <text:s/># float</text:p>
      <text:p text:style-name="P6">z = 1j <text:s text:c="2"/># complex</text:p>
      <text:p text:style-name="P6"/>
      <text:p text:style-name="P6">#convert from int to float:</text:p>
      <text:p text:style-name="P6">a = float(x)</text:p>
      <text:p text:style-name="P6"/>
      <text:p text:style-name="P6">#convert from float to int:</text:p>
      <text:p text:style-name="P6">b = int(y)</text:p>
      <text:p text:style-name="P6"><text:soft-page-break/></text:p>
      <text:p text:style-name="P6">#convert from int to complex:</text:p>
      <text:p text:style-name="P6">c = complex(x)</text:p>
      <text:p text:style-name="P6"/>
      <text:p text:style-name="P6">print(a)</text:p>
      <text:p text:style-name="P6">print(b)</text:p>
      <text:p text:style-name="P6">print(c)</text:p>
      <text:p text:style-name="P6"/>
      <text:p text:style-name="P6">print(type(a))</text:p>
      <text:p text:style-name="P6">print(type(b))</text:p>
      <text:p text:style-name="P6">print(type(c))</text:p>
      <text:p text:style-name="P6"/>
      <text:p text:style-name="P6">&gt;&gt;&gt;&gt;&gt;&gt;&gt;&gt;&gt;&gt;&gt;&gt;&gt;&gt;&gt;&gt;&gt;&gt;&gt;&gt;&gt;</text:p>
      <text:p text:style-name="P6">1.0</text:p>
      <text:p text:style-name="P6">2</text:p>
      <text:p text:style-name="P6">(1+0j)</text:p>
      <text:p text:style-name="P6">&lt;class 'float'&gt;</text:p>
      <text:p text:style-name="P6">&lt;class 'int'&gt;</text:p>
      <text:p text:style-name="P6">&lt;class 'complex'&gt;</text:p>
      <text:p text:style-name="P6"/>
      <text:p text:style-name="P6"/>
      <text:p text:style-name="P2">##Python does not have a random() function to make a random number, but Python has a built-in module called random that can be used to make random numbers:</text:p>
      <text:p text:style-name="P2"/>
      <text:p text:style-name="P6"/>
      <text:p text:style-name="P6">import random</text:p>
      <text:p text:style-name="P6">print(random.randrange(1, 10))</text:p>
      <text:p text:style-name="P6"/>
      <text:p text:style-name="P6"/>
      <text:p text:style-name="P6"/>
      <text:p text:style-name="P6"/>
      <text:p text:style-name="P6"/>
      <text:h text:style-name="P15" text:outline-level="1"><text:soft-page-break/>-------------------------------------------------------------------------------------------------------------- </text:h>
      <text:h text:style-name="P15" text:outline-level="1"/>
      <text:h text:style-name="P15" text:outline-level="1">Strings Strings Strings Strings Strings Strings Strings Strings Strings Strings Strings Strings </text:h>
      <text:h text:style-name="P15" text:outline-level="1"/>
      <text:h text:style-name="P15" text:outline-level="1">-------------------------------------------------------------------------------------------------------------- </text:h>
      <text:p text:style-name="P6"/>
      <text:p text:style-name="P6"/>
      <text:p text:style-name="P6"/>
      <text:p text:style-name="P2">#You can assign a multiline string to a variable by using """three""" quotes:</text:p>
      <text:p text:style-name="P6"/>
      <text:p text:style-name="P6">a = """Lorem ipsum dolor sit amet,</text:p>
      <text:p text:style-name="P6">consectetur adipiscing elit,</text:p>
      <text:p text:style-name="P6">sed do eiusmod tempor incididunt</text:p>
      <text:p text:style-name="P6">ut labore et dolore magna aliqua."""</text:p>
      <text:p text:style-name="P6">print(a)</text:p>
      <text:p text:style-name="P6"/>
      <text:p text:style-name="P9">OR</text:p>
      <text:p text:style-name="P6"/>
      <text:p text:style-name="P6">a = '''Lorem ipsum dolor sit amet,</text:p>
      <text:p text:style-name="P6">consectetur adipiscing elit,</text:p>
      <text:p text:style-name="P6">sed do eiusmod tempor incididunt</text:p>
      <text:p text:style-name="P6">ut labore et dolore magna aliqua.'''</text:p>
      <text:p text:style-name="P6">print(a)</text:p>
      <text:p text:style-name="P6"/>
      <text:p text:style-name="P6"/>
      <text:p text:style-name="P2">#Get the character at position 0 and 1</text:p>
      <text:p text:style-name="P6"/>
      <text:p text:style-name="P6">a = "Hello, World!"</text:p>
      <text:p text:style-name="P6">print(a[0]) <text:s text:c="19"/><text:span text:style-name="T1">#Square brackets can be used to access elements of the</text:span> string.</text:p>
      <text:p text:style-name="P6">print(a[1])</text:p>
      <text:p text:style-name="P6"/>
      <text:p text:style-name="P6"/>
      <text:p text:style-name="P6"/>
      <text:p text:style-name="P2"><text:soft-page-break/>#we can loop through the characters in a string, with a for loop.</text:p>
      <text:p text:style-name="P6">for x in "banana":</text:p>
      <text:p text:style-name="P6"><text:s text:c="2"/>print(x)</text:p>
      <text:p text:style-name="P6"/>
      <text:p text:style-name="P6"/>
      <text:p text:style-name="P6"/>
      <text:p text:style-name="P2">#To get the length of a string, use the len() function.</text:p>
      <text:p text:style-name="P6">a = "Hello, World!"</text:p>
      <text:p text:style-name="P6">print(len(a))</text:p>
      <text:p text:style-name="P6"/>
      <text:p text:style-name="P6"/>
      <text:p text:style-name="P2">#To check if a certain phrase or character is present in a string, we can use the keyword "in".</text:p>
      <text:p text:style-name="P6">txt = "The best things in life are free!"</text:p>
      <text:p text:style-name="P6">print("free" in txt)</text:p>
      <text:p text:style-name="P6">&gt;&gt;&gt;&gt;&gt;&gt;&gt;&gt;&gt;&gt;&gt;&gt;&gt;&gt;&gt;&gt;&gt;True</text:p>
      <text:p text:style-name="P6"/>
      <text:p text:style-name="P6">txt = "The best things in life are free!"</text:p>
      <text:p text:style-name="P6">if "free" in txt:</text:p>
      <text:p text:style-name="P6"><text:s text:c="2"/>print("Yes, 'free' is present.")</text:p>
      <text:p text:style-name="P6"/>
      <text:p text:style-name="P6"/>
      <text:p text:style-name="P2">#Using the keyword "not in".</text:p>
      <text:p text:style-name="P6">txt = "The best things in life are free!"</text:p>
      <text:p text:style-name="P6">print("expensive" not in txt)</text:p>
      <text:p text:style-name="P6"/>
      <text:p text:style-name="P6"/>
      <text:p text:style-name="P2">txt = "The best things in life are free!"</text:p>
      <text:p text:style-name="P6">if "tree" not in txt:</text:p>
      <text:p text:style-name="P6"><text:tab/>print("No, 'tree' not in txt")</text:p>
      <text:p text:style-name="P6"/>
      <text:p text:style-name="P6"/>
      <text:p text:style-name="P6"/>
      <text:p text:style-name="P6"/>
      <text:p text:style-name="P2">#Getting range by using the slice syntax.</text:p>
      <text:p text:style-name="P6">b = "Hello, World!"</text:p>
      <text:p text:style-name="P6">print(b[2:5]) <text:s/><text:span text:style-name="T1">#Get the characters from position 2 to position 5 but not include</text:span> 5:</text:p>
      <text:p text:style-name="P6"/>
      <text:p text:style-name="P6"/>
      <text:p text:style-name="P6"/>
      <text:p text:style-name="P6"/>
      <text:p text:style-name="P6"><text:soft-page-break/>b = "Hello, World!"</text:p>
      <text:p text:style-name="P6">print(b[:5]) <text:s text:c="7"/><text:span text:style-name="T1">##Get the characters from the start to position 4</text:span></text:p>
      <text:p text:style-name="P6"/>
      <text:p text:style-name="P6"/>
      <text:p text:style-name="P6"/>
      <text:p text:style-name="P6">b = "Hello, World!"</text:p>
      <text:p text:style-name="P6">print(b[-5:-2]) <text:s text:c="19"/><text:span text:style-name="T1">##It goes from right to left</text:span></text:p>
      <text:p text:style-name="P6"/>
      <text:p text:style-name="P6"/>
      <text:p text:style-name="P6"/>
      <text:p text:style-name="P6"/>
      <text:p text:style-name="P6"/>
      <text:p text:style-name="P2">#The replace() method replaces a string with another string:</text:p>
      <text:p text:style-name="P6">a = "Hello, World!"</text:p>
      <text:p text:style-name="P6">print(a.replace("H", "J"))</text:p>
      <text:p text:style-name="P6"/>
      <text:p text:style-name="P6"/>
      <text:p text:style-name="P6"/>
      <text:p text:style-name="P2">##The split() method splits the string into substrings if it finds instances of the separator:</text:p>
      <text:p text:style-name="P6"/>
      <text:p text:style-name="P6">a = "Hello World , bnb cnbc abc!"</text:p>
      <text:p text:style-name="P6">b = a.split(",")</text:p>
      <text:p text:style-name="P6">print(b)</text:p>
      <text:p text:style-name="P6">&gt;&gt;&gt;&gt;&gt;&gt;&gt;&gt;&gt;&gt;&gt;</text:p>
      <text:p text:style-name="P6">['Hello World ', ' bnb cnbc abc!']</text:p>
      <text:p text:style-name="P6"/>
      <text:p text:style-name="P6"/>
      <text:p text:style-name="P6"/>
      <text:p text:style-name="P6">a = "Hello World bnb cnbc abc!"</text:p>
      <text:p text:style-name="P6">b = a.split(" ")</text:p>
      <text:p text:style-name="P6">print(b)</text:p>
      <text:p text:style-name="P6">&gt;&gt;&gt;&gt;&gt;&gt;&gt;&gt;&gt;&gt;&gt;&gt;&gt;</text:p>
      <text:p text:style-name="P6">['Hello', 'World', 'bnb', 'cnbc', 'abc!']</text:p>
      <text:p text:style-name="P6"/>
      <text:p text:style-name="P6"/>
      <text:p text:style-name="P6"/>
      <text:p text:style-name="P6"/>
      <text:p text:style-name="P2">###format() method to insert numbers into strings:</text:p>
      <text:p text:style-name="P6">age = 36</text:p>
      <text:p text:style-name="P6">txt = "My name is John, and I am {}"</text:p>
      <text:p text:style-name="P6">print(txt.format(age))</text:p>
      <text:p text:style-name="P6"><text:soft-page-break/>&gt;&gt;&gt;&gt;&gt;&gt;&gt;&gt;&gt;&gt;&gt;&gt;&gt;&gt;&gt;&gt;</text:p>
      <text:p text:style-name="P6">My name is John, and I am 36</text:p>
      <text:p text:style-name="P6"/>
      <text:p text:style-name="P6"/>
      <text:p text:style-name="P6"/>
      <text:p text:style-name="P6"/>
      <text:p text:style-name="P6">quantity = 3</text:p>
      <text:p text:style-name="P6">itemno = 567</text:p>
      <text:p text:style-name="P6">price = 49.95</text:p>
      <text:p text:style-name="P6">myorder = "I want {} pieces of item {} for {} dollars."</text:p>
      <text:p text:style-name="P6">print(myorder.format(quantity, itemno, price))</text:p>
      <text:p text:style-name="P6">&gt;&gt;&gt;&gt;&gt;&gt;&gt;&gt;&gt;&gt;&gt;&gt;&gt;&gt;&gt;&gt;&gt;&gt;&gt;&gt;&gt;</text:p>
      <text:p text:style-name="P6">I want 3 pieces of item 567 for 49.95 dollars.</text:p>
      <text:p text:style-name="P6"/>
      <text:p text:style-name="P6"/>
      <text:p text:style-name="P6"/>
      <text:p text:style-name="P6"/>
      <text:p text:style-name="P6">quantity = 3</text:p>
      <text:p text:style-name="P6">itemno = 567</text:p>
      <text:p text:style-name="P6">price = 49.95</text:p>
      <text:p text:style-name="P6">myorder = "I want to pay {2} dollars for {0} pieces of item {1}."</text:p>
      <text:p text:style-name="P6">print(myorder.format(quantity, itemno, price)) </text:p>
      <text:p text:style-name="P6">&gt;&gt;&gt;&gt;&gt;&gt;&gt;&gt;&gt;&gt;&gt;&gt;&gt;&gt;&gt;&gt;&gt;&gt;&gt;&gt;&gt;&gt;&gt;&gt;&gt;</text:p>
      <text:p text:style-name="P6">I want to pay 49.95 dollars for 3 pieces of item 567</text:p>
      <text:p text:style-name="P6"/>
      <text:p text:style-name="P6"/>
      <text:p text:style-name="P6"/>
      <text:p text:style-name="P2">###To insert double quote character " " inside double quote " " print statement. use \" character.</text:p>
      <text:p text:style-name="P6"/>
      <text:p text:style-name="P6">txt = "We are the so-called \"Vikings\" from the north."</text:p>
      <text:p text:style-name="P6">print(txt)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1">---------------------------------------------------------------------------------------------------------------</text:h>
      <text:h text:style-name="P13" text:outline-level="1"/>
      <text:h text:style-name="P13" text:outline-level="1">Boolean Boolean Boolean Boolean Boolean Boolean Boolean Boolean Boolean Boolean Boolean </text:h>
      <text:h text:style-name="P13" text:outline-level="1"/>
      <text:h text:style-name="P13" text:outline-level="1">---------------------------------------------------------------------------------------------------------------</text:h>
      <text:p text:style-name="P6"/>
      <text:p text:style-name="P6"/>
      <text:p text:style-name="P5"/>
      <text:p text:style-name="P5"/>
      <text:p text:style-name="P5">Booleans represent one of two values: True or False.</text:p>
      <text:p text:style-name="P5"/>
      <text:p text:style-name="P5">example:</text:p>
      <text:p text:style-name="P6"/>
      <text:p text:style-name="P6">print(10 &gt; 9)</text:p>
      <text:p text:style-name="P6">print(10 == 9)</text:p>
      <text:p text:style-name="P6">print(10 &lt; 9)</text:p>
      <text:p text:style-name="P6">&gt;&gt;&gt;&gt;&gt;&gt;&gt;&gt;&gt;&gt;&gt;&gt;&gt;&gt;&gt;&gt;&gt;&gt;</text:p>
      <text:p text:style-name="P6">True</text:p>
      <text:p text:style-name="P6">False</text:p>
      <text:p text:style-name="P6">False</text:p>
      <text:p text:style-name="P6"/>
      <text:p text:style-name="P6"/>
      <text:p text:style-name="P6"/>
      <text:p text:style-name="P6"><text:soft-page-break/>print(bool("Hello"))</text:p>
      <text:p text:style-name="P6">print(bool(15))</text:p>
      <text:p text:style-name="P6">&gt;&gt;&gt;&gt;&gt;&gt;&gt;&gt;&gt;&gt;&gt;&gt;&gt;&gt;&gt;&gt;&gt;&gt;&gt;&gt;&gt;</text:p>
      <text:p text:style-name="P6">True</text:p>
      <text:p text:style-name="P6">True</text:p>
      <text:p text:style-name="P6"/>
      <text:p text:style-name="P2">IN PYTHON BOOLEANS:</text:p>
      <text:p text:style-name="P2">Any string is True, except empty strings.</text:p>
      <text:p text:style-name="P2"/>
      <text:p text:style-name="P2">Any number is True, except 0.</text:p>
      <text:p text:style-name="P2"/>
      <text:p text:style-name="P2">Any list, tuple, set, and dictionary are True, except empty ones</text:p>
      <text:p text:style-name="P2"/>
      <text:p text:style-name="P2"/>
      <text:p text:style-name="P2"/>
      <text:p text:style-name="P2">FALSE VALUE WHEN YOU RUN ON PYTHON</text:p>
      <text:p text:style-name="P6"/>
      <text:p text:style-name="P6">print(bool(False))</text:p>
      <text:p text:style-name="P6">print(bool(None))</text:p>
      <text:p text:style-name="P6">print(bool(0))</text:p>
      <text:p text:style-name="P6">print(bool(""))</text:p>
      <text:p text:style-name="P6">print(bool(()))</text:p>
      <text:p text:style-name="P6">print(bool([]))</text:p>
      <text:p text:style-name="P6">print(bool({}))</text:p>
      <text:p text:style-name="P6">&gt;&gt;&gt;&gt;&gt;&gt;&gt;&gt;&gt;&gt;&gt;&gt;&gt;&gt;&gt;&gt;&gt;&gt;&gt;&gt;&gt;&gt;&gt;&gt;&gt;</text:p>
      <text:p text:style-name="P6">False</text:p>
      <text:p text:style-name="P6">False</text:p>
      <text:p text:style-name="P6">False</text:p>
      <text:p text:style-name="P6">False</text:p>
      <text:p text:style-name="P6">False</text:p>
      <text:p text:style-name="P6">False</text:p>
      <text:p text:style-name="P6">Fals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13" text:outline-level="1">--------------------------------------------------------------------------------------------------------------</text:h>
      <text:h text:style-name="P13" text:outline-level="1"/>
      <text:h text:style-name="P13" text:outline-level="1">LIST LIST LIST LIST LIST LIST LIST LIST LIST LIST LIST LIST LIST LIST LIST LIST</text:h>
      <text:h text:style-name="P13" text:outline-level="1"/>
      <text:h text:style-name="P13" text:outline-level="1">-------------------------------------------------------------------------------------------------------------- </text:h>
      <text:p text:style-name="P6"/>
      <text:p text:style-name="P6"/>
      <text:p text:style-name="P6"/>
      <text:p text:style-name="P2">There are four collection data types in the Python programming language:</text:p>
      <text:p text:style-name="P2"/>
      <text:p text:style-name="P2">List is a collection which is ordered and changeable. Allows duplicate members.</text:p>
      <text:p text:style-name="P2">Tuple is a collection which is ordered and unchangeable. Allows duplicate members.</text:p>
      <text:p text:style-name="P2">Set is a collection which is unordered, unchangeable*, and unindexed. No duplicate members.</text:p>
      <text:p text:style-name="P2">Dictionary is a collection which is ordered** and changeable. No duplicate members.</text:p>
      <text:p text:style-name="P6"/>
      <text:p text:style-name="P6"/>
      <text:p text:style-name="P6"/>
      <text:p text:style-name="P6"/>
      <text:p text:style-name="P6"/>
      <text:p text:style-name="P6"/>
      <text:p text:style-name="P6">members=['Abbu', 'Ammi', 'Arsh', 'Falah', 'Sadaf', 'Zihan']</text:p>
      <text:p text:style-name="P6">print(members[2])</text:p>
      <text:p text:style-name="P6"/>
      <text:p text:style-name="P6"/>
      <text:p text:style-name="P6"/>
      <text:p text:style-name="P6">print(members[5].upper())</text:p>
      <text:p text:style-name="P6"/>
      <text:p text:style-name="P6"><text:soft-page-break/>print(members[-1])</text:p>
      <text:p text:style-name="P6"/>
      <text:p text:style-name="P6">message= f'The first member of our Family is- {members[0].upper()}!'</text:p>
      <text:p text:style-name="P6">print(message)</text:p>
      <text:p text:style-name="P6"/>
      <text:p text:style-name="P6"/>
      <text:p text:style-name="P6"/>
      <text:p text:style-name="P2">###Lists allow duplicate values:</text:p>
      <text:p text:style-name="P6"/>
      <text:p text:style-name="P6">thislist = ["apple", "banana", "cherry", "apple", "cherry"]</text:p>
      <text:p text:style-name="P6">print(thislist)</text:p>
      <text:p text:style-name="P6"/>
      <text:p text:style-name="P6"/>
      <text:p text:style-name="P6">thislist = ["apple", "banana", "cherry"]</text:p>
      <text:p text:style-name="P6">print(thislist[-1])</text:p>
      <text:p text:style-name="P6">&gt;&gt;&gt;&gt;&gt;&gt;&gt;&gt;&gt;&gt;&gt;&gt;&gt;&gt;&gt;&gt;&gt;&gt;</text:p>
      <text:p text:style-name="P6">cherry</text:p>
      <text:p text:style-name="P6"/>
      <text:p text:style-name="P6"/>
      <text:p text:style-name="P6"/>
      <text:p text:style-name="P6">motorcycles = ['honda', 'yamaha', 'suzuki']</text:p>
      <text:p text:style-name="P6">print(motorcycles)</text:p>
      <text:p text:style-name="P6"/>
      <text:p text:style-name="P6">motorcycles[0] = 'ducati' <text:span text:style-name="T1">#to replace an element</text:span></text:p>
      <text:p text:style-name="P6">print(motorcycles)</text:p>
      <text:p text:style-name="P6"/>
      <text:p text:style-name="P6">motorcycles.append('RTR') <text:s/><text:span text:style-name="T1">#to add at the end of the list</text:span></text:p>
      <text:p text:style-name="P6">print(motorcycles)</text:p>
      <text:p text:style-name="P6"/>
      <text:p text:style-name="P6"/>
      <text:p text:style-name="P6">motorcycles = ['honda', 'yamaha', 'suzuki']</text:p>
      <text:p text:style-name="P6">print(motorcycles)</text:p>
      <text:p text:style-name="P6"/>
      <text:p text:style-name="P6">motorcycles.insert(2, 'ducati') <text:span text:style-name="T1">#To insert an object into the list at place 2</text:span></text:p>
      <text:p text:style-name="P6">print(motorcycles)</text:p>
      <text:p text:style-name="P6"/>
      <text:p text:style-name="P6">motorcycles = ['honda', 'yamaha', 'suzuki']</text:p>
      <text:p text:style-name="P6">del motorcycles[0]</text:p>
      <text:p text:style-name="P6">print(motorcycles)</text:p>
      <text:p text:style-name="P6"/>
      <text:p text:style-name="P6"/>
      <text:p text:style-name="P6"/>
      <text:p text:style-name="P6"><text:soft-page-break/></text:p>
      <text:p text:style-name="P6">thislist = ["apple", "banana", "cherry", "orange", "kiwi", "melon", "mango"]</text:p>
      <text:p text:style-name="P6">print(thislist[2:5])</text:p>
      <text:p text:style-name="P2">#This will return the items from position 2 to 5.</text:p>
      <text:p text:style-name="P6"/>
      <text:p text:style-name="P2">#Remember that the first item is position 0,</text:p>
      <text:p text:style-name="P2">#and note that the item in position 5 is NOT included</text:p>
      <text:p text:style-name="P6">&gt;&gt;&gt;&gt;&gt;&gt;&gt;&gt;&gt;&gt;&gt;&gt;&gt;&gt;&gt;&gt;&gt;&gt;&gt;&gt;&gt;&gt;&gt;</text:p>
      <text:p text:style-name="P6">['cherry', 'orange', 'kiwi']</text:p>
      <text:p text:style-name="P6"/>
      <text:p text:style-name="P6"/>
      <text:p text:style-name="P6"/>
      <text:p text:style-name="P6"/>
      <text:p text:style-name="P6"/>
      <text:p text:style-name="P6">wansh=['dadi', 'nani', 'nana', 'dada']</text:p>
      <text:p text:style-name="P6">print(wansh)</text:p>
      <text:p text:style-name="P6"/>
      <text:p text:style-name="P6"/>
      <text:p text:style-name="P6"/>
      <text:p text:style-name="P2">###Using the list() constructor to make a List:</text:p>
      <text:p text:style-name="P6">thislist = list(("apple", "banana", "cherry"))</text:p>
      <text:p text:style-name="P6">print(thislist)</text:p>
      <text:p text:style-name="P6"/>
      <text:p text:style-name="P6"/>
      <text:p text:style-name="P6"/>
      <text:p text:style-name="P6"/>
      <text:p text:style-name="P2">#To change an item in a list</text:p>
      <text:p text:style-name="P6"/>
      <text:p text:style-name="P6">thislist = ["apple", "banana", "cherry"]</text:p>
      <text:p text:style-name="P6">thislist[1] = "blackcurrant"</text:p>
      <text:p text:style-name="P6">print(thislist)</text:p>
      <text:p text:style-name="P6"/>
      <text:p text:style-name="P6">thislist = ["apple", "banana", "cherry", "orange", "kiwi", "mango"]</text:p>
      <text:p text:style-name="P6">thislist[1:3] = ["blackcurrant", "watermelon"] <text:s text:c="15"/>#To change a range of item.</text:p>
      <text:p text:style-name="P6">print(thislist)</text:p>
      <text:p text:style-name="P6"/>
      <text:p text:style-name="P6"/>
      <text:p text:style-name="P6"/>
      <text:p text:style-name="P2">###To insert a new list item, without replacing any of the existing values, we can use the insert() method.</text:p>
      <text:p text:style-name="P6"/>
      <text:p text:style-name="P6"><text:soft-page-break/>thislist = ["apple", "banana", "cherry"]</text:p>
      <text:p text:style-name="P6">thislist.insert(2, "watermelon")</text:p>
      <text:p text:style-name="P6">print(thislist)</text:p>
      <text:p text:style-name="P6"/>
      <text:p text:style-name="P6"/>
      <text:p text:style-name="P6"/>
      <text:p text:style-name="P6"/>
      <text:p text:style-name="P2">####To add an item to the end of the list, use the append() method:</text:p>
      <text:p text:style-name="P6">thislist = ["apple", "banana", "cherry"]</text:p>
      <text:p text:style-name="P6">thislist.append("orange")</text:p>
      <text:p text:style-name="P6">print(thislist)</text:p>
      <text:p text:style-name="P6"/>
      <text:p text:style-name="P6"/>
      <text:p text:style-name="P6"/>
      <text:p text:style-name="P2">####To append elements from another list to the current list, use the extend() method.</text:p>
      <text:p text:style-name="P6">thislist = ["apple", "banana", "cherry"]</text:p>
      <text:p text:style-name="P6">tropical = ["mango", "pineapple", "papaya"]</text:p>
      <text:p text:style-name="P6">thislist.extend(tropical)</text:p>
      <text:p text:style-name="P6">print(thislist)</text:p>
      <text:p text:style-name="P6">&gt;&gt;&gt;&gt;&gt;&gt;&gt;&gt;&gt;&gt;&gt;&gt;&gt;&gt;&gt;&gt;&gt;&gt;&gt;&gt;&gt;&gt;&gt;&gt;&gt;&gt;&gt;&gt;</text:p>
      <text:p text:style-name="P6">['apple', 'banana', 'cherry', 'mango', 'pineapple', 'papaya']</text:p>
      <text:p text:style-name="P6"/>
      <text:p text:style-name="P6"/>
      <text:p text:style-name="P6"/>
      <text:p text:style-name="P2">###The extend() method you can add any iterable object (tuples, sets, dictionaries etc.).</text:p>
      <text:p text:style-name="P6"/>
      <text:p text:style-name="P6">thislist = ["apple", "banana", "cherry"]</text:p>
      <text:p text:style-name="P6">thistuple = ("kiwi", "orange")</text:p>
      <text:p text:style-name="P6">thislist.extend(thistuple)</text:p>
      <text:p text:style-name="P6">print(thislist)</text:p>
      <text:p text:style-name="P6">&gt;&gt;&gt;&gt;&gt;&gt;&gt;&gt;&gt;&gt;&gt;&gt;&gt;&gt;&gt;&gt;&gt;&gt;&gt;&gt;&gt;&gt;&gt;</text:p>
      <text:p text:style-name="P6">['apple', 'banana', 'cherry', 'kiwi', 'orange']</text:p>
      <text:p text:style-name="P6"/>
      <text:p text:style-name="P6"/>
      <text:p text:style-name="P6"/>
      <text:p text:style-name="P6"/>
      <text:p text:style-name="P2">##########The remove() method removes the specified item.</text:p>
      <text:p text:style-name="P6"/>
      <text:p text:style-name="P6">thislist = ["apple", "banana", "cherry"]</text:p>
      <text:p text:style-name="P6">thislist.remove("banana")</text:p>
      <text:p text:style-name="P6"><text:soft-page-break/>print(thislist)</text:p>
      <text:p text:style-name="P6"/>
      <text:p text:style-name="P6"/>
      <text:p text:style-name="P6">thislist = ["apple", "banana", "cherry"]</text:p>
      <text:p text:style-name="P6">if "apple" in thislist:</text:p>
      <text:p text:style-name="P6"><text:s text:c="2"/>print("Yes, 'apple' is in the fruits list")</text:p>
      <text:p text:style-name="P6">&gt;&gt;&gt;&gt;&gt;&gt;&gt;&gt;&gt;&gt;&gt;&gt;&gt;&gt;&gt;&gt;&gt;&gt;&gt;&gt;&gt;&gt;&gt;</text:p>
      <text:p text:style-name="P6">Yes, 'apple' is in the fruits list</text:p>
      <text:p text:style-name="P6"/>
      <text:p text:style-name="P6"/>
      <text:p text:style-name="P6"/>
      <text:p text:style-name="P6">Change the second item:</text:p>
      <text:p text:style-name="P6"/>
      <text:p text:style-name="P6">thislist = ["apple", "banana", "cherry"]</text:p>
      <text:p text:style-name="P6">thislist[1] = "blackcurrant"</text:p>
      <text:p text:style-name="P6">print(thislist)</text:p>
      <text:p text:style-name="P6">&gt;&gt;&gt;&gt;&gt;&gt;&gt;&gt;&gt;&gt;&gt;&gt;&gt;&gt;&gt;&gt;&gt;</text:p>
      <text:p text:style-name="P6">['apple', 'blackcurrant', 'cherry']</text:p>
      <text:p text:style-name="P6"/>
      <text:p text:style-name="P6"/>
      <text:p text:style-name="P6"/>
      <text:p text:style-name="P6"/>
      <text:p text:style-name="P6">thislist = ["apple", "banana", "cherry", "orange", "kiwi", "mango"]</text:p>
      <text:p text:style-name="P6"/>
      <text:p text:style-name="P6">thislist[1:3] = ["blackcurrant", "watermelon"]</text:p>
      <text:p text:style-name="P6"/>
      <text:p text:style-name="P6">print(thislist)</text:p>
      <text:p text:style-name="P6"/>
      <text:p text:style-name="P6">.&gt;&gt;&gt;&gt;&gt;&gt;&gt;&gt;&gt;&gt;&gt;&gt;&gt;&gt;&gt;&gt;&gt;&gt;&gt;</text:p>
      <text:p text:style-name="P6">['apple', 'blackcurrant', 'watermelon', 'orange', 'kiwi', 'mango']</text:p>
      <text:p text:style-name="P6"/>
      <text:p text:style-name="P6"/>
      <text:p text:style-name="P2">##Change the second value by replacing it with two new values:</text:p>
      <text:p text:style-name="P6"/>
      <text:p text:style-name="P6">thislist = ["apple", "banana", "cherry"]</text:p>
      <text:p text:style-name="P6">thislist[1:2] = ["blackcurrant", "watermelon"]</text:p>
      <text:p text:style-name="P6">print(thislist)</text:p>
      <text:p text:style-name="P6">&gt;&gt;&gt;&gt;&gt;&gt;&gt;&gt;&gt;&gt;&gt;&gt;&gt;&gt;&gt;&gt;&gt;&gt;&gt;</text:p>
      <text:p text:style-name="P6">['apple', 'blackcurrant', 'watermelon', 'cherry']</text:p>
      <text:p text:style-name="P6"/>
      <text:p text:style-name="P6"/>
      <text:p text:style-name="P6"/>
      <text:p text:style-name="P2"><text:soft-page-break/>##Change the second and third value by replacing it with one value:</text:p>
      <text:p text:style-name="P6"/>
      <text:p text:style-name="P6">thislist = ["apple", "banana", "cherry"]</text:p>
      <text:p text:style-name="P6">thislist[1:3] = ["watermelon"]</text:p>
      <text:p text:style-name="P6">print(thislist)</text:p>
      <text:p text:style-name="P6">&gt;&gt;&gt;&gt;&gt;&gt;&gt;&gt;&gt;&gt;&gt;&gt;&gt;&gt;&gt;&gt;</text:p>
      <text:p text:style-name="P6">['apple', 'watermelon']</text:p>
      <text:p text:style-name="P6"/>
      <text:p text:style-name="P6"/>
      <text:p text:style-name="P2">#####Insert "watermelon" as the third item:</text:p>
      <text:p text:style-name="P6">thislist = ["apple", "banana", "cherry"]</text:p>
      <text:p text:style-name="P6"/>
      <text:p text:style-name="P6">thislist.insert(2, "watermelon")</text:p>
      <text:p text:style-name="P6"/>
      <text:p text:style-name="P6">print(thislist)</text:p>
      <text:p text:style-name="P6"/>
      <text:p text:style-name="P6">['apple', 'banana', 'watermelon', 'cherry']</text:p>
      <text:p text:style-name="P6"/>
      <text:p text:style-name="P6"/>
      <text:p text:style-name="P6"/>
      <text:p text:style-name="P6"/>
      <text:p text:style-name="P6"/>
      <text:p text:style-name="P2">#####Add the elements of tropical to thislist:</text:p>
      <text:p text:style-name="P6"/>
      <text:p text:style-name="P6">thislist = ["apple", "banana", "cherry"]</text:p>
      <text:p text:style-name="P6">tropical = ["mango", "pineapple", "papaya"]</text:p>
      <text:p text:style-name="P6">thislist.extend(tropical)</text:p>
      <text:p text:style-name="P6">print(thislist)</text:p>
      <text:p text:style-name="P6">&gt;&gt;&gt;&gt;&gt;&gt;&gt;&gt;&gt;&gt;&gt;&gt;&gt;&gt;&gt;&gt;&gt;&gt;</text:p>
      <text:p text:style-name="P6">['apple', 'banana', 'cherry', 'mango', 'pineapple', 'papaya']</text:p>
      <text:p text:style-name="P6"/>
      <text:p text:style-name="P6"/>
      <text:p text:style-name="P6"/>
      <text:p text:style-name="P6"/>
      <text:p text:style-name="P2">######The pop() method removes the specified index.</text:p>
      <text:p text:style-name="P6"/>
      <text:p text:style-name="P6">thislist = ["apple", "banana", "cherry"]</text:p>
      <text:p text:style-name="P6">thislist.pop(1)</text:p>
      <text:p text:style-name="P6">print(thislist)</text:p>
      <text:p text:style-name="P6"/>
      <text:p text:style-name="P6"/>
      <text:p text:style-name="P6">gone=wansh.pop()</text:p>
      <text:p text:style-name="P6"><text:soft-page-break/>print(wansh)</text:p>
      <text:p text:style-name="P6"/>
      <text:p text:style-name="P6">print(gone)</text:p>
      <text:p text:style-name="P6"/>
      <text:p text:style-name="P6"/>
      <text:p text:style-name="P6"/>
      <text:p text:style-name="P6">motorcycles = ['honda', 'yamaha', 'suzuki']</text:p>
      <text:p text:style-name="P6">last_owned = motorcycles.pop()</text:p>
      <text:p text:style-name="P6">print(f"The last motorcycle I owned was a {last_owned.title()}.")</text:p>
      <text:p text:style-name="P6"/>
      <text:p text:style-name="P6"/>
      <text:p text:style-name="P6">wansh=['dadi', 'nani', 'nana', 'dada']</text:p>
      <text:p text:style-name="P6">inteqal=wansh.pop()</text:p>
      <text:p text:style-name="P6">print(f'\n\t{inteqal.upper()} Inteqal farma chuke hai!')</text:p>
      <text:p text:style-name="P6"/>
      <text:p text:style-name="P6"/>
      <text:p text:style-name="P6"/>
      <text:p text:style-name="P6"/>
      <text:p text:style-name="P2">######The pop() method removes the specified index.</text:p>
      <text:p text:style-name="P6"/>
      <text:p text:style-name="P6">wansh=['dadi', 'nani', 'nana', 'dada']</text:p>
      <text:p text:style-name="P6">nana_inteqal=wansh.pop(2)</text:p>
      <text:p text:style-name="P6">print(f'\n\t{nana_inteqal.upper()} bhi Inteqal farma chuke hai aur wo bhi 18 saal pahle!')</text:p>
      <text:p text:style-name="P6">print(wansh)</text:p>
      <text:p text:style-name="P6"/>
      <text:p text:style-name="P6"/>
      <text:p text:style-name="P6">wansh=['dadi', 'nani', 'nana', 'dada']</text:p>
      <text:p text:style-name="P6">jinda=wansh.pop(0)</text:p>
      <text:p text:style-name="P6">print(f'\n\t In charo me se sirf meri {jinda.upper()} Jinda hai!')</text:p>
      <text:p text:style-name="P6"/>
      <text:p text:style-name="P6"/>
      <text:p text:style-name="P6"/>
      <text:p text:style-name="P6"/>
      <text:p text:style-name="P6">wansh=['dadi', 'nani', 'nana', 'dada']</text:p>
      <text:p text:style-name="P6">print(wansh)</text:p>
      <text:p text:style-name="P6"/>
      <text:p text:style-name="P6">wansh.remove('dada')</text:p>
      <text:p text:style-name="P6">print(wansh)</text:p>
      <text:p text:style-name="P6"/>
      <text:p text:style-name="P6"/>
      <text:p text:style-name="P6"/>
      <text:p text:style-name="P6"><text:soft-page-break/></text:p>
      <text:p text:style-name="P6">marhoom=['dadi', 'nani', 'nana', 'dada']</text:p>
      <text:p text:style-name="P6">print(marhoom)</text:p>
      <text:p text:style-name="P6"/>
      <text:p text:style-name="P6">hayat='dadi'</text:p>
      <text:p text:style-name="P6">marhoom.remove(hayat)</text:p>
      <text:p text:style-name="P6">print(marhoom)</text:p>
      <text:p text:style-name="P6">print(f'\n\t{hayat.upper()} hayat se hai. Meri dadi abhi bhi zinda hai!')</text:p>
      <text:p text:style-name="P6"/>
      <text:p text:style-name="P6"/>
      <text:p text:style-name="P6"/>
      <text:p text:style-name="P6">cars = ['bmw', 'audi', 'toyota', 'jaguar', 'ford', 'bugatti', 'lemborghini']</text:p>
      <text:p text:style-name="P6">cars.sort()</text:p>
      <text:p text:style-name="P6">print(cars)</text:p>
      <text:p text:style-name="P6"/>
      <text:p text:style-name="P6"/>
      <text:p text:style-name="P6"/>
      <text:p text:style-name="P6">cars = ['bmw', 'audi', 'toyota', 'subaru']</text:p>
      <text:p text:style-name="P6">cars.sort(reverse=True)</text:p>
      <text:p text:style-name="P6">print(cars)</text:p>
      <text:p text:style-name="P6"/>
      <text:p text:style-name="P6"/>
      <text:p text:style-name="P6"/>
      <text:p text:style-name="P6">cars = ['bmw', 'audi', 'toyota', 'jaguar', 'ford', 'bugatti', 'lemborghini']</text:p>
      <text:p text:style-name="P6"/>
      <text:p text:style-name="P6">print("Here is the original list:")</text:p>
      <text:p text:style-name="P6">print(cars)</text:p>
      <text:p text:style-name="P6"/>
      <text:p text:style-name="P6">print("\nHere is the sorted list:")</text:p>
      <text:p text:style-name="P6">print(sorted(cars))</text:p>
      <text:p text:style-name="P6"/>
      <text:p text:style-name="P6">print("\nHere is the original list again:")</text:p>
      <text:p text:style-name="P6">print(cars)</text:p>
      <text:p text:style-name="P6"/>
      <text:p text:style-name="P6"/>
      <text:p text:style-name="P6"/>
      <text:p text:style-name="P6"/>
      <text:p text:style-name="P6">cars = ['bmw', 'audi', 'toyota', 'jaguar', 'ford', 'bugatti', 'lemborghini']</text:p>
      <text:p text:style-name="P6">print(cars)</text:p>
      <text:p text:style-name="P6"/>
      <text:p text:style-name="P6">cars.reverse()</text:p>
      <text:p text:style-name="P6">print(cars)</text:p>
      <text:p text:style-name="P6"><text:soft-page-break/></text:p>
      <text:p text:style-name="P6"/>
      <text:p text:style-name="P6"/>
      <text:p text:style-name="P6"/>
      <text:p text:style-name="P6">cars = ['bmw', 'audi', 'toyota', 'subaru'] <text:s text:c="6"/><text:span text:style-name="T1"># works only in terminal</text:span></text:p>
      <text:p text:style-name="P6">len(cars)</text:p>
      <text:p text:style-name="P6"/>
      <text:p text:style-name="P6"/>
      <text:p text:style-name="P6"/>
      <text:p text:style-name="P2">####The del keyword can also delete the list completely.</text:p>
      <text:p text:style-name="P6"/>
      <text:p text:style-name="P6">thislist = ["apple", "banana", "cherry"]</text:p>
      <text:p text:style-name="P6">del thislist</text:p>
      <text:p text:style-name="P6">print(thislist) <text:span text:style-name="T1">#this will cause an error because you have succsesfully deleted</text:span> "thislist".</text:p>
      <text:p text:style-name="P6"/>
      <text:p text:style-name="P6"/>
      <text:p text:style-name="P6"/>
      <text:p text:style-name="P2">####The clear() method empties the list.</text:p>
      <text:p text:style-name="P2">The list still remains, but it has no content.</text:p>
      <text:p text:style-name="P6"/>
      <text:p text:style-name="P6">thislist = ["apple", "banana", "cherry"]</text:p>
      <text:p text:style-name="P6">thislist.clear()</text:p>
      <text:p text:style-name="P6">print(thislist)</text:p>
      <text:p text:style-name="P6">&gt;&gt;&gt;&gt;&gt;&gt;&gt;&gt;&gt;&gt;&gt;&gt;&gt;&gt;&gt;&gt;&gt;&gt;&gt;&gt;&gt;&gt;&gt;&gt;&gt;</text:p>
      <text:p text:style-name="P6">[]</text:p>
      <text:p text:style-name="P6"/>
      <text:p text:style-name="P6"/>
      <text:p text:style-name="P6"/>
      <text:p text:style-name="P6">fruits = ["apple", "banana", "cherry"] <text:s text:c="2"/></text:p>
      <text:p text:style-name="P6">x, y, z = fruits <text:s text:c="19"/>#Unpack a list</text:p>
      <text:p text:style-name="P6">print(x)</text:p>
      <text:p text:style-name="P6">print(y)</text:p>
      <text:p text:style-name="P6">print(z)</text:p>
      <text:p text:style-name="P6"/>
      <text:p text:style-name="P6"/>
      <text:p text:style-name="P6"/>
      <text:p text:style-name="P2">####Make a list with copy method</text:p>
      <text:p text:style-name="P6"/>
      <text:p text:style-name="P6">thislist = ["apple", "banana", "cherry"]</text:p>
      <text:p text:style-name="P6">mylist = thislist.copy()</text:p>
      <text:p text:style-name="P6">print(mylist)</text:p>
      <text:p text:style-name="P6"><text:soft-page-break/></text:p>
      <text:p text:style-name="P6"/>
      <text:p text:style-name="P2">#######Make a copy of a list with the list() method:</text:p>
      <text:p text:style-name="P6"/>
      <text:p text:style-name="P6">thislist = ["apple", "banana", "cherry"]</text:p>
      <text:p text:style-name="P6">mylist = list(thislist)</text:p>
      <text:p text:style-name="P6">print(mylist)</text:p>
      <text:p text:style-name="P6"/>
      <text:p text:style-name="P6"/>
      <text:p text:style-name="P2">#Joining a list</text:p>
      <text:p text:style-name="P6">list1 = ["a", "b", "c"]</text:p>
      <text:p text:style-name="P6">list2 = [1, 2, 3]</text:p>
      <text:p text:style-name="P6"/>
      <text:p text:style-name="P6">list3 = list1 + list2</text:p>
      <text:p text:style-name="P6">print(list3)</text:p>
      <text:p text:style-name="P6">&gt;&gt;&gt;&gt;&gt;&gt;&gt;&gt;&gt;&gt;&gt;&gt;&gt;&gt;&gt;&gt;&gt;&gt;&gt;&gt;&gt;&gt;</text:p>
      <text:p text:style-name="P6">['a', 'b', 'c', 1, 2, 3]</text:p>
      <text:p text:style-name="P6"/>
      <text:p text:style-name="P6"/>
      <text:p text:style-name="P6"/>
      <text:p text:style-name="P2">#Use the extend() method to add list2 at the end of list1:</text:p>
      <text:p text:style-name="P6"/>
      <text:p text:style-name="P6">list1 = ["a", "b" , "c"]</text:p>
      <text:p text:style-name="P6">list2 = [1, 2, 3]</text:p>
      <text:p text:style-name="P6"/>
      <text:p text:style-name="P6">list1.extend(list2)</text:p>
      <text:p text:style-name="P6">print(list1)</text:p>
      <text:p text:style-name="P6">&gt;&gt;&gt;&gt;&gt;&gt;&gt;&gt;&gt;&gt;&gt;&gt;&gt;&gt;&gt;&gt;&gt;&gt;&gt;&gt;&gt;&gt;</text:p>
      <text:p text:style-name="P6">['a', 'b', 'c', 1, 2, 3]</text:p>
      <text:p text:style-name="P6"/>
      <text:p text:style-name="P6"/>
      <text:p text:style-name="P6"/>
      <text:h text:style-name="P13" text:outline-level="1"><text:soft-page-break/>------------------------------------------------------------------------------------------------------------</text:h>
      <text:h text:style-name="P13" text:outline-level="1"/>
      <text:h text:style-name="P13" text:outline-level="1"/>
      <text:h text:style-name="P13" text:outline-level="1">LIST LIST LIST LIST LIST LIST LIST LIST LIST LIST LIST LIST LIST LIST LIST LIST <text:s/>LOOPING LOOPING LOOPING LOOPING LOOPING LOOPING LOOPING LOOPING </text:h>
      <text:h text:style-name="P13" text:outline-level="1"/>
      <text:h text:style-name="P13" text:outline-level="1">--------------------------------------------------------------------------------------------------------------</text:h>
      <text:p text:style-name="P6"/>
      <text:p text:style-name="P6"/>
      <text:p text:style-name="P6"/>
      <text:p text:style-name="P6"/>
      <text:p text:style-name="P6"/>
      <text:p text:style-name="P6">cars = ['bmw', 'audi', 'toyota', 'jaguar', 'ford', 'bugatti', 'lemborghini']</text:p>
      <text:p text:style-name="P6">for car in cars:</text:p>
      <text:p text:style-name="P6"><text:s text:c="4"/></text:p>
      <text:p text:style-name="P6"><text:s text:c="4"/>print(car)</text:p>
      <text:p text:style-name="P6"/>
      <text:p text:style-name="P6"/>
      <text:p text:style-name="P6"/>
      <text:p text:style-name="P6"/>
      <text:p text:style-name="P6"/>
      <text:p text:style-name="P6">cars = ['bmw', 'audi', 'toyota', 'jaguar', 'ford', 'bugatti', 'lemborghini']</text:p>
      <text:p text:style-name="P6">for brand in cars:</text:p>
      <text:p text:style-name="P6"/>
      <text:p text:style-name="P6"><text:s text:c="4"/>print(f'\t{brand.upper()} is a very good brand of car and it is amongs my known list of car!.\n')</text:p>
      <text:p text:style-name="P6"/>
      <text:p text:style-name="P6"><text:s text:c="4"/>print(f"\t I am waiting to see you in jannah and at that point you my sawari will be live and at that time i could also talk to you <text:s/>, {brand.upper()}.\n\n\n")</text:p>
      <text:p text:style-name="P6"/>
      <text:p text:style-name="P6"><text:soft-page-break/></text:p>
      <text:p text:style-name="P6"/>
      <text:p text:style-name="P6"/>
      <text:p text:style-name="P6"/>
      <text:p text:style-name="P6">cars = ['bmw', 'audi', 'toyota', 'jaguar', 'ford', 'bugatti', 'lemborghini']</text:p>
      <text:p text:style-name="P6">for brand in cars:</text:p>
      <text:p text:style-name="P6"/>
      <text:p text:style-name="P6">print(f'{brand.upper()} is a very good brand of car and it is amongs my known list of car!.')</text:p>
      <text:p text:style-name="P6"/>
      <text:p text:style-name="P6">print(f" I am waiting to see you in jannah and at that point you my sawari will be live and at that time i could also talk to you <text:s/>, {brand.upper()}.\n")</text:p>
      <text:p text:style-name="P6"/>
      <text:p text:style-name="P6"/>
      <text:p text:style-name="P6">print("I am egearly waiting for You!")</text:p>
      <text:p text:style-name="P6"/>
      <text:p text:style-name="P6"/>
      <text:p text:style-name="P6"/>
      <text:p text:style-name="P2">####A short hand for loop that will print all items in a list:</text:p>
      <text:p text:style-name="P6"/>
      <text:p text:style-name="P6">thislist = ["apple", "banana", "cherry"]</text:p>
      <text:p text:style-name="P6">[print(x) for x in thislist]</text:p>
      <text:p text:style-name="P6"/>
      <text:p text:style-name="P6"/>
      <text:p text:style-name="P2">####Based on a list of fruits, you want a new list, containing only the fruits with the letter "a" in the name.</text:p>
      <text:p text:style-name="P6"/>
      <text:p text:style-name="P6">fruits = ["apple", "banana", "cherry", "kiwi", "mango"]</text:p>
      <text:p text:style-name="P6">newlist = []</text:p>
      <text:p text:style-name="P6"/>
      <text:p text:style-name="P6">for x in fruits:</text:p>
      <text:p text:style-name="P6"><text:s text:c="2"/>if "a" in x:</text:p>
      <text:p text:style-name="P6"><text:s text:c="4"/>newlist.append(x)</text:p>
      <text:p text:style-name="P6"/>
      <text:p text:style-name="P6">print(newlist)</text:p>
      <text:p text:style-name="P6">&gt;&gt;&gt;&gt;&gt;&gt;&gt;&gt;&gt;&gt;&gt;&gt;&gt;&gt;&gt;&gt;&gt;</text:p>
      <text:p text:style-name="P6">['apple', 'banana', 'mango']</text:p>
      <text:p text:style-name="P6"/>
      <text:p text:style-name="P6"/>
      <text:p text:style-name="P6"/>
      <text:p text:style-name="P2">###With list comprehension you can do all that with only one line of code:</text:p>
      <text:p text:style-name="P6">fruits = ["apple", "banana", "cherry", "kiwi", "mango"]</text:p>
      <text:p text:style-name="P6"><text:soft-page-break/></text:p>
      <text:p text:style-name="P6">newlist = [x for x in fruits if "a" in x]</text:p>
      <text:p text:style-name="P6"/>
      <text:p text:style-name="P6">print(newlist)</text:p>
      <text:p text:style-name="P6">&gt;&gt;&gt;&gt;&gt;&gt;&gt;&gt;&gt;&gt;&gt;&gt;&gt;&gt;&gt;&gt;&gt;&gt;&gt;&gt;&gt;&gt;</text:p>
      <text:p text:style-name="P6">['apple', 'banana', 'mango']</text:p>
      <text:p text:style-name="P6"/>
      <text:p text:style-name="P6"/>
      <text:p text:style-name="P2">#### Only accept items that are not "apple":</text:p>
      <text:p text:style-name="P6">fruits = ["apple", "banana", "cherry", "kiwi", "mango"]</text:p>
      <text:p text:style-name="P6"/>
      <text:p text:style-name="P6">newlist = [x for x in fruits if x != "apple"]</text:p>
      <text:p text:style-name="P6"/>
      <text:p text:style-name="P6">print(newlist)</text:p>
      <text:p text:style-name="P6">&gt;&gt;&gt;&gt;&gt;&gt;&gt;&gt;&gt;&gt;&gt;&gt;&gt;&gt;&gt;&gt;&gt;&gt;&gt;&gt;&gt;&gt;&gt;&gt;&gt;&gt;&gt;&gt;&gt;</text:p>
      <text:p text:style-name="P6">['banana', 'cherry', 'kiwi', 'mango']</text:p>
      <text:p text:style-name="P6"/>
      <text:p text:style-name="P6"/>
      <text:p text:style-name="P6"/>
      <text:p text:style-name="P2">##########Without if and true or false</text:p>
      <text:p text:style-name="P6"/>
      <text:p text:style-name="P6">fruits = ["apple", "banana", "cherry", "kiwi", "mango"]</text:p>
      <text:p text:style-name="P6"/>
      <text:p text:style-name="P6">newlist = [x for x in fruits]</text:p>
      <text:p text:style-name="P6"/>
      <text:p text:style-name="P6">print(newlist)</text:p>
      <text:p text:style-name="P6">&gt;&gt;&gt;&gt;&gt;&gt;&gt;&gt;&gt;&gt;&gt;&gt;&gt;&gt;&gt;&gt;&gt;&gt;&gt;&gt;&gt;&gt;&gt;&gt;&gt;&gt;&gt;&gt;</text:p>
      <text:p text:style-name="P6">['apple', 'banana', 'cherry', 'kiwi', 'mango']</text:p>
      <text:p text:style-name="P6"/>
      <text:p text:style-name="P6"/>
      <text:p text:style-name="P2">#UPPER CASE</text:p>
      <text:p text:style-name="P6"/>
      <text:p text:style-name="P6">fruits = ["apple", "banana", "cherry", "kiwi", "mango"]</text:p>
      <text:p text:style-name="P6"/>
      <text:p text:style-name="P6">newlist = [x.upper() for x in fruits]</text:p>
      <text:p text:style-name="P6"/>
      <text:p text:style-name="P6">print(newlist)</text:p>
      <text:p text:style-name="P6">&gt;&gt;&gt;&gt;&gt;&gt;&gt;&gt;&gt;&gt;&gt;&gt;&gt;&gt;&gt;&gt;&gt;&gt;&gt;&gt;&gt;&gt;&gt;&gt;&gt;&gt;</text:p>
      <text:p text:style-name="P6">['APPLE', 'BANANA', 'CHERRY', 'KIWI', 'MANGO']</text:p>
      <text:p text:style-name="P6"/>
      <text:p text:style-name="P6"/>
      <text:p text:style-name="P6"/>
      <text:p text:style-name="P6"><text:soft-page-break/></text:p>
      <text:p text:style-name="P2">####Return "orange" instead of "banana":</text:p>
      <text:p text:style-name="P6">fruits = ["apple", "banana", "cherry", "kiwi", "mango"]</text:p>
      <text:p text:style-name="P6"/>
      <text:p text:style-name="P6">newlist = [x if x != "banana" else "orange" for x in fruits]</text:p>
      <text:p text:style-name="P6"/>
      <text:p text:style-name="P6">print(newlist)</text:p>
      <text:p text:style-name="P6"/>
      <text:p text:style-name="P6">&gt;&gt;&gt;&gt;&gt;&gt;&gt;&gt;&gt;&gt;&gt;&gt;&gt;&gt;&gt;&gt;&gt;&gt;&gt;&gt;&gt;&gt;&gt;&gt;&gt;&gt;&gt;&gt;&gt;&gt;&gt;&gt;&gt;&gt;&gt;&gt;&gt;</text:p>
      <text:p text:style-name="P6">['apple', 'orange', 'cherry', 'kiwi', 'mango'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or number in range(2, 8):</text:p>
      <text:p text:style-name="P6">print(number)</text:p>
      <text:p text:style-name="P6"/>
      <text:p text:style-name="P6"/>
      <text:p text:style-name="P6">for number in range(7):</text:p>
      <text:p text:style-name="P6">print(number)</text:p>
      <text:p text:style-name="P6"/>
      <text:p text:style-name="P6"/>
      <text:p text:style-name="P6">number = list(range(2, 8))</text:p>
      <text:p text:style-name="P6">print(number)</text:p>
      <text:p text:style-name="P6">&gt;&gt;&gt;[2, 3, 4, 5, 6, 7]</text:p>
      <text:p text:style-name="P6"/>
      <text:p text:style-name="P6"/>
      <text:p text:style-name="P6"/>
      <text:p text:style-name="P6">even=list(range(2,19,2)) <text:s text:c="3"/><text:span text:style-name="T1"># 2 ka pahada table </text:span></text:p>
      <text:p text:style-name="P6">print(even)</text:p>
      <text:p text:style-name="P6">&gt;&gt;&gt;&gt;&gt;&gt;&gt;&gt;&gt;[2, 4, 6, 8, 10, 12, 14, 16, 18]</text:p>
      <text:p text:style-name="P6"/>
      <text:p text:style-name="P6"/>
      <text:p text:style-name="P6"/>
      <text:p text:style-name="P6">three=list(range(3,31,3)) <text:span text:style-name="T1"># 3 ka pahada table</text:span></text:p>
      <text:p text:style-name="P6">print(three)</text:p>
      <text:p text:style-name="P6"/>
      <text:p text:style-name="P6">five=list(range(5,100,5)) <text:span text:style-name="T1"># 5 ka pahada table</text:span></text:p>
      <text:p text:style-name="P6"><text:soft-page-break/>print(five)</text:p>
      <text:p text:style-name="P6"/>
      <text:p text:style-name="P6"/>
      <text:p text:style-name="P6"/>
      <text:p text:style-name="P6"/>
      <text:p text:style-name="P6">squares = []</text:p>
      <text:p text:style-name="P6">for value in range(1, 11):</text:p>
      <text:p text:style-name="P6"><text:s text:c="4"/>squares.append(value**2)</text:p>
      <text:p text:style-name="P6"><text:s text:c="4"/>print(squares)</text:p>
      <text:p text:style-name="P6"/>
      <text:p text:style-name="P6"/>
      <text:p text:style-name="P6"/>
      <text:p text:style-name="P6">digi=[1, 5, 6, 17 , 33, 44, 68, 99, 34, 22, 11]</text:p>
      <text:p text:style-name="P6">min(digi)</text:p>
      <text:p text:style-name="P6">max(digi)</text:p>
      <text:p text:style-name="P6">sum(digi)</text:p>
      <text:p text:style-name="P6"/>
      <text:p text:style-name="P6"/>
      <text:p text:style-name="P6">squares = [value**2 for value in range(1, 11)]</text:p>
      <text:p text:style-name="P6">print(squares)</text:p>
      <text:p text:style-name="P6"/>
      <text:p text:style-name="P6"/>
      <text:p text:style-name="P6"/>
      <text:p text:style-name="P6"/>
      <text:p text:style-name="P6">players = ['charles', 'martina', 'michael', 'florence', 'eli']</text:p>
      <text:p text:style-name="P6">print(players[1:4])</text:p>
      <text:p text:style-name="P6">print(players[0:3])</text:p>
      <text:p text:style-name="P6">print(players[:4])</text:p>
      <text:p text:style-name="P6">print(players[2:])</text:p>
      <text:p text:style-name="P6">print(players[-3:])</text:p>
      <text:p text:style-name="P6"/>
      <text:p text:style-name="P6"/>
      <text:p text:style-name="P6"/>
      <text:p text:style-name="P6"/>
      <text:p text:style-name="P6"/>
      <text:p text:style-name="P6">books = ['rich dad poor dad', 'think and grow rich', 'man are from mars and women are from venus', 'the five love languages', 'zero to one']</text:p>
      <text:p text:style-name="P6">print("Here are the first three books on my book list:")</text:p>
      <text:p text:style-name="P6">for book in books[:3]:</text:p>
      <text:p text:style-name="P6">print(book.upper())</text:p>
      <text:p text:style-name="P6"/>
      <text:p text:style-name="P6"/>
      <text:p text:style-name="P6"><text:soft-page-break/></text:p>
      <text:p text:style-name="P6"/>
      <text:p text:style-name="P6">mybook=['rich dad poor dad', 'think and grow rich', 'man are from mars and women are from venus', 'the five love languages', 'zero to one']</text:p>
      <text:p text:style-name="P6">attaurbook=mybook[:] <text:s/><text:span text:style-name="T1"># YE EQUAL NAHI HO GAYA YE BAS COPY KIYE HAI.</text:span></text:p>
      <text:p text:style-name="P6">print("my favourite books are:")</text:p>
      <text:p text:style-name="P6">print(mybook)</text:p>
      <text:p text:style-name="P6"/>
      <text:p text:style-name="P6">print("\nNow my friend Attaur's favourite books is")</text:p>
      <text:p text:style-name="P6">print(attaurbook)</text:p>
      <text:p text:style-name="P6"/>
      <text:p text:style-name="P6">mybook.append('the one thing')</text:p>
      <text:p text:style-name="P6">attaurbook.append("can't hurt me")</text:p>
      <text:p text:style-name="P6"/>
      <text:p text:style-name="P6">print(mybook)</text:p>
      <text:p text:style-name="P6">print(attaurbook)</text:p>
      <text:p text:style-name="P6"/>
      <text:p text:style-name="P6"/>
      <text:h text:style-name="P13" text:outline-level="1">----------------------------------------------------------------------------------------------------------------</text:h>
      <text:h text:style-name="P13" text:outline-level="1"/>
      <text:h text:style-name="P13" text:outline-level="1">Tuple Tuple Tuple Tuple Tuple Tuple Tuple Tuple Tuple Tuple Tuple Tuple Tuple Tuple Tuple</text:h>
      <text:h text:style-name="P13" text:outline-level="1"/>
      <text:h text:style-name="P13" text:outline-level="1">----------------------------------------------------------------------------------------------------------------</text:h>
      <text:p text:style-name="P6"/>
      <text:p text:style-name="P6"/>
      <text:p text:style-name="P6"/>
      <text:p text:style-name="P6"/>
      <text:p text:style-name="P6"/>
      <text:p text:style-name="P2">Tuple is one of 4 built-in data types in Python used to store collections of data, the other 3 are List, Set, and Dictionary, all with different qualities and usage.</text:p>
      <text:p text:style-name="P2"/>
      <text:p text:style-name="P2"><text:soft-page-break/>A tuple is a collection which is ordered and unchangeable.and allow duplicate values.</text:p>
      <text:p text:style-name="P2"/>
      <text:p text:style-name="P2">Tuples are written with round brackets.</text:p>
      <text:p text:style-name="P2"/>
      <text:p text:style-name="P5">Ordered</text:p>
      <text:p text:style-name="P2">When we say that tuples are ordered, it means that the items have a defined order, and that order will not change.</text:p>
      <text:p text:style-name="P2"/>
      <text:p text:style-name="P5">Unchangeable</text:p>
      <text:p text:style-name="P2">Tuples are unchangeable, meaning that we cannot change, add or remove items after the tuple has been created.</text:p>
      <text:p text:style-name="P2"/>
      <text:p text:style-name="P5">Allow Duplicates</text:p>
      <text:p text:style-name="P2">Since tuples are indexed, they can have items with the same value:</text:p>
      <text:p text:style-name="P6"/>
      <text:p text:style-name="P6"/>
      <text:p text:style-name="P6"/>
      <text:p text:style-name="P6"/>
      <text:p text:style-name="P6"/>
      <text:p text:style-name="P2">##########Tuples allow duplicate values:</text:p>
      <text:p text:style-name="P6"/>
      <text:p text:style-name="P6">thistuple = ("apple", "banana", "cherry", "apple", "cherry")</text:p>
      <text:p text:style-name="P6">print(thistuple)</text:p>
      <text:p text:style-name="P6"/>
      <text:p text:style-name="P2">#########Create Tuple With One Item</text:p>
      <text:p text:style-name="P6">To create a tuple with only one item, you have to add a comma after the item, otherwise Python will not recognize it as a tuple.</text:p>
      <text:p text:style-name="P6"/>
      <text:p text:style-name="P6">thistuple = ("apple",)</text:p>
      <text:p text:style-name="P6">print(type(thistuple))</text:p>
      <text:p text:style-name="P6"/>
      <text:p text:style-name="P2">#NOT a tuple</text:p>
      <text:p text:style-name="P6">thistuple = ("apple")</text:p>
      <text:p text:style-name="P6">print(type(thistuple))</text:p>
      <text:p text:style-name="P6">&gt;&gt;&gt;&gt;&gt;&gt;&gt;&gt;&gt;&gt;&gt;&gt;&gt;&gt;&gt;&gt;&gt;&gt;&gt;&gt;&gt;</text:p>
      <text:p text:style-name="P6">&lt;class 'tuple'&gt;</text:p>
      <text:p text:style-name="P6">&lt;class 'str'&gt;</text:p>
      <text:p text:style-name="P6"/>
      <text:p text:style-name="P6"/>
      <text:p text:style-name="P2"><text:soft-page-break/>###Tuples are unchangeable, meaning that you cannot change, add, or remove items once the tuple is created.</text:p>
      <text:p text:style-name="P2"/>
      <text:p text:style-name="P11">But</text:p>
      <text:p text:style-name="P11"/>
      <text:p text:style-name="P5">$$$$$$Can Convert the tuple into a list to be able to change it:</text:p>
      <text:p text:style-name="P6">x = ("apple", "banana", "cherry")</text:p>
      <text:p text:style-name="P6">y = list(x)</text:p>
      <text:p text:style-name="P6">y[1] = "kiwi"</text:p>
      <text:p text:style-name="P6">x = tuple(y)</text:p>
      <text:p text:style-name="P6"/>
      <text:p text:style-name="P6">print(x)</text:p>
      <text:p text:style-name="P6">&gt;&gt;&gt;&gt;&gt;&gt;&gt;&gt;&gt;&gt;&gt;&gt;&gt;&gt;&gt;&gt;&gt;&gt;.</text:p>
      <text:p text:style-name="P6">("apple", "kiwi", "cherry")</text:p>
      <text:p text:style-name="P6"/>
      <text:p text:style-name="P6"/>
      <text:p text:style-name="P6"/>
      <text:p text:style-name="P2">#####Since tuples are immutable, they do not have a build-in append() method</text:p>
      <text:p text:style-name="P6">thistuple = ("apple", "banana", "cherry")</text:p>
      <text:p text:style-name="P6">y = list(thistuple)</text:p>
      <text:p text:style-name="P6">y.append("orange")</text:p>
      <text:p text:style-name="P6">thistuple = tuple(y)</text:p>
      <text:p text:style-name="P6">&gt;&gt;&gt;&gt;&gt;&gt;&gt;&gt;&gt;&gt;&gt;&gt;&gt;&gt;&gt;&gt;&gt;&gt;&gt;</text:p>
      <text:p text:style-name="P6">('apple', 'banana', 'cherry', 'orange')</text:p>
      <text:p text:style-name="P6"/>
      <text:p text:style-name="P6"/>
      <text:p text:style-name="P2">#######2. Add tuple to a tuple. You are allowed to add tuples to tuples, so if you want to add one item, (or many), create a new tuple with the item(s), and add it to the existing tuple:</text:p>
      <text:p text:style-name="P2"/>
      <text:p text:style-name="P2"/>
      <text:p text:style-name="P2">Create a new tuple with the value "orange", and add that tuple:</text:p>
      <text:p text:style-name="P2">#####Note: When creating a tuple with only one item, remember to include a comma after the item, otherwise it will not be identified as a tuple.</text:p>
      <text:p text:style-name="P6"/>
      <text:p text:style-name="P6">thistuple = ("apple", "banana", "cherry")</text:p>
      <text:p text:style-name="P6">y = ("orange",) </text:p>
      <text:p text:style-name="P6"/>
      <text:p text:style-name="P6">thistuple += y</text:p>
      <text:p text:style-name="P6"/>
      <text:p text:style-name="P6">print(thistuple)</text:p>
      <text:p text:style-name="P6"><text:soft-page-break/>&gt;&gt;&gt;&gt;&gt;&gt;&gt;&gt;&gt;&gt;&gt;&gt;&gt;&gt;&gt;&gt;&gt;&gt;&gt;</text:p>
      <text:p text:style-name="P6">('apple', 'banana', 'cherry', 'orange')</text:p>
      <text:p text:style-name="P6"/>
      <text:p text:style-name="P6"/>
      <text:p text:style-name="P2">####Tuples are unchangeable, so you cannot remove items from it,</text:p>
      <text:p text:style-name="P2">Convert the tuple into a list, remove "apple", and convert it back into a tuple:</text:p>
      <text:p text:style-name="P6"/>
      <text:p text:style-name="P6">thistuple = ("apple", "banana", "cherry")</text:p>
      <text:p text:style-name="P6">y = list(thistuple)</text:p>
      <text:p text:style-name="P6">y.remove("apple")</text:p>
      <text:p text:style-name="P6">thistuple = tuple(y)</text:p>
      <text:p text:style-name="P6"/>
      <text:p text:style-name="P6"/>
      <text:p text:style-name="P6"/>
      <text:p text:style-name="P2">####The del keyword can delete the tuple completely:</text:p>
      <text:p text:style-name="P6"/>
      <text:p text:style-name="P6">thistuple = ("apple", "banana", "cherry")</text:p>
      <text:p text:style-name="P6">del thistuple</text:p>
      <text:p text:style-name="P6">print(thistuple) <text:span text:style-name="T1">#this will raise an error because the tuple no longer exists</text:span></text:p>
      <text:p text:style-name="P6">&gt;&gt;&gt;&gt;&gt;&gt;&gt;&gt;&gt;&gt;&gt;&gt;&gt;&gt;&gt;</text:p>
      <text:p text:style-name="P6">Error</text:p>
      <text:p text:style-name="P6"/>
      <text:p text:style-name="P6"/>
      <text:p text:style-name="P6"/>
      <text:p text:style-name="P2">###########When we create a tuple, we normally assign values to it. This is called "packing" a tuple:</text:p>
      <text:p text:style-name="P6"/>
      <text:p text:style-name="P6">Example</text:p>
      <text:p text:style-name="P6">Packing a tuple:</text:p>
      <text:p text:style-name="P6"/>
      <text:p text:style-name="P6">fruits = ("apple", "banana", "cherry")</text:p>
      <text:p text:style-name="P6"/>
      <text:p text:style-name="P6"/>
      <text:p text:style-name="P2">##################But, in Python, we are also allowed to extract the values back into variables. This is called "unpacking":</text:p>
      <text:p text:style-name="P2"/>
      <text:p text:style-name="P2">Example</text:p>
      <text:p text:style-name="P2">Unpacking a tuple:</text:p>
      <text:p text:style-name="P6"/>
      <text:p text:style-name="P6">fruits = ("apple", "banana", "cherry")</text:p>
      <text:p text:style-name="P6"/>
      <text:p text:style-name="P6">(green, yellow, red) = fruits</text:p>
      <text:p text:style-name="P6"><text:soft-page-break/></text:p>
      <text:p text:style-name="P6">print(green)</text:p>
      <text:p text:style-name="P6">print(yellow)</text:p>
      <text:p text:style-name="P6">print(red)</text:p>
      <text:p text:style-name="P6">&gt;&gt;&gt;&gt;&gt;&gt;&gt;&gt;&gt;&gt;&gt;&gt;&gt;&gt;</text:p>
      <text:p text:style-name="P6">apple</text:p>
      <text:p text:style-name="P6">banana</text:p>
      <text:p text:style-name="P6">cherry</text:p>
      <text:p text:style-name="P6"/>
      <text:p text:style-name="P6"/>
      <text:p text:style-name="P5">#####Using Asterisk*</text:p>
      <text:p text:style-name="P2">If the number of variables is less than the number of values, you can add an * to the variable name and the values will be assigned to the variable as a list:</text:p>
      <text:p text:style-name="P2"/>
      <text:p text:style-name="P2">Example</text:p>
      <text:p text:style-name="P2">Assign the rest of the values as a list called "red":</text:p>
      <text:p text:style-name="P6"/>
      <text:p text:style-name="P6">fruits = ("apple", "banana", "cherry", "strawberry", "raspberry")</text:p>
      <text:p text:style-name="P6"/>
      <text:p text:style-name="P6">(green, yellow, *red) = fruits</text:p>
      <text:p text:style-name="P6"/>
      <text:p text:style-name="P6">print(green)</text:p>
      <text:p text:style-name="P6">print(yellow)</text:p>
      <text:p text:style-name="P6">print(red)</text:p>
      <text:p text:style-name="P6">&gt;&gt;&gt;&gt;&gt;&gt;&gt;&gt;&gt;&gt;&gt;&gt;&gt;&gt;&gt;&gt;&gt;</text:p>
      <text:p text:style-name="P6">apple</text:p>
      <text:p text:style-name="P6">banana</text:p>
      <text:p text:style-name="P6">['cherry', 'strawberry', 'raspberry']</text:p>
      <text:p text:style-name="P6"/>
      <text:p text:style-name="P6"/>
      <text:p text:style-name="P2">#########FOR LOOP IN TUPLE</text:p>
      <text:p text:style-name="P6">thistuple = ("apple", "banana", "cherry")</text:p>
      <text:p text:style-name="P6">for x in thistuple:</text:p>
      <text:p text:style-name="P6"><text:s text:c="2"/>print(x)</text:p>
      <text:p text:style-name="P6"/>
      <text:p text:style-name="P6"/>
      <text:p text:style-name="P6">percentage=(76, 65, 80)</text:p>
      <text:p text:style-name="P6">for percent in percentage:</text:p>
      <text:p text:style-name="P6">print(percent)</text:p>
      <text:p text:style-name="P6"/>
      <text:p text:style-name="P6"/>
      <text:p text:style-name="P6"/>
      <text:p text:style-name="P2"><text:soft-page-break/>######Print all items, using a "while" loop to go through all the index numbers:</text:p>
      <text:p text:style-name="P6"/>
      <text:p text:style-name="P6">thistuple = ("apple", "banana", "cherry")</text:p>
      <text:p text:style-name="P6">i = 0</text:p>
      <text:p text:style-name="P6">while i &lt; len(thistuple):</text:p>
      <text:p text:style-name="P6"><text:s text:c="2"/>print(thistuple[i])</text:p>
      <text:p text:style-name="P6"><text:s text:c="2"/>i = i + 1</text:p>
      <text:p text:style-name="P6">&gt;&gt;&gt;&gt;&gt;&gt;&gt;&gt;&gt;&gt;&gt;&gt;&gt;&gt;&gt;&gt;</text:p>
      <text:p text:style-name="P6">apple</text:p>
      <text:p text:style-name="P6">banana</text:p>
      <text:p text:style-name="P6">cherry</text:p>
      <text:p text:style-name="P6"/>
      <text:p text:style-name="P6"/>
      <text:p text:style-name="P6"/>
      <text:p text:style-name="P2">########Multiply the fruits tuple by 2:</text:p>
      <text:p text:style-name="P6"/>
      <text:p text:style-name="P6">fruits = ("apple", "banana", "cherry")</text:p>
      <text:p text:style-name="P6">mytuple = fruits * 2</text:p>
      <text:p text:style-name="P6"/>
      <text:p text:style-name="P6">print(mytuple)</text:p>
      <text:p text:style-name="P6">&gt;&gt;&gt;&gt;&gt;&gt;&gt;&gt;&gt;&gt;&gt;&gt;&gt;&gt;&gt;&gt;&gt;&gt;</text:p>
      <text:p text:style-name="P6">('apple', 'banana', 'cherry', 'apple', 'banana', 'cherry'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imensions = (200, 50)</text:p>
      <text:p text:style-name="P6">print(dimensions[0])</text:p>
      <text:p text:style-name="P6">print(dimensions[1]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#you can’t modify a tuple, you can assign a new value to a variable</text:p>
      <text:p text:style-name="P2">that represents a tuple.</text:p>
      <text:p text:style-name="P6"/>
      <text:p text:style-name="P6">dimensions = (200, 50)</text:p>
      <text:p text:style-name="P6">print("Original dimensions:")</text:p>
      <text:p text:style-name="P6">for dimension in dimensions:</text:p>
      <text:p text:style-name="P6">print(dimension)</text:p>
      <text:p text:style-name="P6"/>
      <text:p text:style-name="P6">dimensions = (400, 100)</text:p>
      <text:p text:style-name="P6">print("\nModified dimensions:")</text:p>
      <text:p text:style-name="P6">for dimension in dimensions:</text:p>
      <text:p text:style-name="P6">print(dimension)</text:p>
      <text:p text:style-name="P2">#Python doesn’t raise any errors this time, because reassigning a variable is vali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1">----------------------------------------------------------------------------------------------------------------</text:h>
      <text:h text:style-name="P13" text:outline-level="1"/>
      <text:h text:style-name="P13" text:outline-level="1">Set Set Set Set Set Set Set Set Set Set Set Set Set Set Set Set Set Set Set Set Set Set Set </text:h>
      <text:h text:style-name="P13" text:outline-level="1"/>
      <text:h text:style-name="P13" text:outline-level="1">----------------------------------------------------------------------------------------------------------------</text:h>
      <text:p text:style-name="P6"/>
      <text:p text:style-name="P6"/>
      <text:p text:style-name="P6"/>
      <text:p text:style-name="P2">###A set is a collection which is unordered, unchangeable*, and unindexed.</text:p>
      <text:p text:style-name="P2"/>
      <text:p text:style-name="P2">###Create a Set:</text:p>
      <text:p text:style-name="P6"><text:soft-page-break/></text:p>
      <text:p text:style-name="P6">thisset = {"apple", "banana", "cherry"}</text:p>
      <text:p text:style-name="P6">print(thisset)</text:p>
      <text:p text:style-name="P2">###### Note: the set list is unordered, meaning: the items will appear in a random order.</text:p>
      <text:p text:style-name="P6"/>
      <text:p text:style-name="P2"># Refresh this page to see the change in the result.</text:p>
      <text:p text:style-name="P6">&gt;&gt;&gt;&gt;&gt;&gt;&gt;&gt;&gt;&gt;&gt;&gt;&gt;&gt;&gt;&gt;&gt;</text:p>
      <text:p text:style-name="P6">{'banana', 'cherry', 'apple'}</text:p>
      <text:p text:style-name="P6"/>
      <text:p text:style-name="P6"/>
      <text:p text:style-name="P5">$$$$$$$$Set items can appear in a different order every time you use them, and cannot be referred to by index or key.</text:p>
      <text:p text:style-name="P6"/>
      <text:p text:style-name="P5">Unchangeable</text:p>
      <text:p text:style-name="P2">Set items are unchangeable, meaning that we cannot change the items after the set has been created.</text:p>
      <text:p text:style-name="P2"/>
      <text:p text:style-name="P5">Duplicates Not Allowed</text:p>
      <text:p text:style-name="P2">Sets cannot have two items with the same value.</text:p>
      <text:p text:style-name="P2"/>
      <text:p text:style-name="P5">Remove and add items</text:p>
      <text:p text:style-name="P2">Once a set is created, you cannot change its items, but you can remove items and add new items.</text:p>
      <text:p text:style-name="P6"/>
      <text:p text:style-name="P6"/>
      <text:p text:style-name="P6"/>
      <text:p text:style-name="P2">######Duplicate values will be ignored:</text:p>
      <text:p text:style-name="P6"/>
      <text:p text:style-name="P6">thisset = {"apple", "banana", "cherry", "apple"}</text:p>
      <text:p text:style-name="P6"/>
      <text:p text:style-name="P6">print(thisset)</text:p>
      <text:p text:style-name="P6">&gt;&gt;&gt;&gt;&gt;&gt;&gt;&gt;&gt;&gt;&gt;&gt;</text:p>
      <text:p text:style-name="P6">{'banana', 'cherry', 'apple'}</text:p>
      <text:p text:style-name="P6"/>
      <text:p text:style-name="P6"/>
      <text:p text:style-name="P6"/>
      <text:p text:style-name="P6"/>
      <text:p text:style-name="P2">####Using the set() constructor to make a set:</text:p>
      <text:p text:style-name="P6"/>
      <text:p text:style-name="P6">thisset = set(("apple", "banana", "cherry")) # note the double round-brackets</text:p>
      <text:p text:style-name="P6"><text:soft-page-break/>print(thisset)</text:p>
      <text:p text:style-name="P6">&gt;&gt;&gt;&gt;&gt;&gt;&gt;&gt;&gt;&gt;&gt;&gt;&gt;</text:p>
      <text:p text:style-name="P6">{'apple', 'banana', 'cherry'}</text:p>
      <text:p text:style-name="P6"/>
      <text:p text:style-name="P6"/>
      <text:p text:style-name="P6"/>
      <text:p text:style-name="P6"/>
      <text:p text:style-name="P2">#####Check if "banana" is present in the set:</text:p>
      <text:p text:style-name="P6"/>
      <text:p text:style-name="P6">thisset = {"apple", "banana", "cherry"}</text:p>
      <text:p text:style-name="P6"/>
      <text:p text:style-name="P6">print("banana" in thisset)</text:p>
      <text:p text:style-name="P6">&gt;&gt;&gt;&gt;&gt;&gt;&gt;&gt;&gt;&gt;&gt;&gt;&gt;&gt;&gt;&gt;&gt;&gt;&gt;&gt;.</text:p>
      <text:p text:style-name="P6">True</text:p>
      <text:p text:style-name="P6"/>
      <text:p text:style-name="P6"/>
      <text:p text:style-name="P6"/>
      <text:p text:style-name="P6"/>
      <text:p text:style-name="P2">####Add an item to a set, using the add() method:</text:p>
      <text:p text:style-name="P6"/>
      <text:p text:style-name="P6">thisset = {"apple", "banana", "cherry"}</text:p>
      <text:p text:style-name="P6"/>
      <text:p text:style-name="P6">thisset.add("orange")</text:p>
      <text:p text:style-name="P6"/>
      <text:p text:style-name="P6">print(thisset)</text:p>
      <text:p text:style-name="P6"/>
      <text:p text:style-name="P6"/>
      <text:p text:style-name="P6"/>
      <text:p text:style-name="P5">#####Add Sets</text:p>
      <text:p text:style-name="P2">To add items from another set into the current set, use the update() method.</text:p>
      <text:p text:style-name="P6"/>
      <text:p text:style-name="P2">Example</text:p>
      <text:p text:style-name="P2">Add elements from tropical into thisset:</text:p>
      <text:p text:style-name="P6"/>
      <text:p text:style-name="P6">thisset = {"apple", "banana", "cherry"}</text:p>
      <text:p text:style-name="P6">tropical = {"pineapple", "mango", "papaya"}</text:p>
      <text:p text:style-name="P6"/>
      <text:p text:style-name="P6">thisset.update(tropical)</text:p>
      <text:p text:style-name="P6"/>
      <text:p text:style-name="P6">print(thisset)</text:p>
      <text:p text:style-name="P6">&gt;&gt;&gt;&gt;&gt;&gt;&gt;&gt;&gt;&gt;&gt;&gt;&gt;&gt;&gt;&gt;</text:p>
      <text:p text:style-name="P6">{'apple', 'mango', 'cherry', 'pineapple', 'banana', 'papaya'}</text:p>
      <text:p text:style-name="P6"><text:soft-page-break/></text:p>
      <text:p text:style-name="P6"/>
      <text:p text:style-name="P2">$$$$$$$$$The object in the update() method does not have to be a set, it can be any iterable object (tuples, lists, dictionaries etc.).</text:p>
      <text:p text:style-name="P6"/>
      <text:p text:style-name="P6"/>
      <text:p text:style-name="P6">thisset = {"apple", "banana", "cherry"}</text:p>
      <text:p text:style-name="P6">mylist = ["kiwi", "orange"]</text:p>
      <text:p text:style-name="P6"/>
      <text:p text:style-name="P6">thisset.update(mylist)</text:p>
      <text:p text:style-name="P6"/>
      <text:p text:style-name="P6">print(thisset)</text:p>
      <text:p text:style-name="P6">&gt;&gt;&gt;&gt;&gt;&gt;&gt;&gt;&gt;&gt;&gt;&gt;&gt;&gt;&gt;&gt;&gt;&gt;&gt;</text:p>
      <text:p text:style-name="P6">{'banana', 'cherry', 'apple', 'orange', 'kiwi'}</text:p>
      <text:p text:style-name="P6"/>
      <text:p text:style-name="P6"/>
      <text:p text:style-name="P5">$#########Remove Item</text:p>
      <text:p text:style-name="P2">To remove an item in a set, use the remove(), or the discard() method.</text:p>
      <text:p text:style-name="P2"/>
      <text:p text:style-name="P2">Example</text:p>
      <text:p text:style-name="P2">Remove "banana" by using the remove() method:</text:p>
      <text:p text:style-name="P6"/>
      <text:p text:style-name="P6">thisset = {"apple", "banana", "cherry"}</text:p>
      <text:p text:style-name="P6"/>
      <text:p text:style-name="P6">thisset.remove("banana")</text:p>
      <text:p text:style-name="P6"/>
      <text:p text:style-name="P6">print(thisset)</text:p>
      <text:p text:style-name="P6"/>
      <text:p text:style-name="P6"/>
      <text:p text:style-name="P6"/>
      <text:p text:style-name="P6"/>
      <text:p text:style-name="P2">######Note: If the item to remove does not exist, discard() will NOT raise an error.</text:p>
      <text:p text:style-name="P6"/>
      <text:p text:style-name="P6">thisset = {"apple", "banana", "cherry"}</text:p>
      <text:p text:style-name="P6"/>
      <text:p text:style-name="P6">thisset.discard("banana")</text:p>
      <text:p text:style-name="P6"/>
      <text:p text:style-name="P6">print(thisset)</text:p>
      <text:p text:style-name="P6"/>
      <text:p text:style-name="P6"/>
      <text:p text:style-name="P6"/>
      <text:p text:style-name="P6"><text:soft-page-break/></text:p>
      <text:p text:style-name="P6">thisset = {"apple", "cherry"}</text:p>
      <text:p text:style-name="P6"/>
      <text:p text:style-name="P6">thisset.discard("banana")</text:p>
      <text:p text:style-name="P6"/>
      <text:p text:style-name="P6">print(thisset)</text:p>
      <text:p text:style-name="P6">&gt;&gt;&gt;&gt;&gt;&gt;&gt;&gt;&gt;&gt;&gt;&gt;&gt;&gt;&gt;&gt;&gt;&gt;.</text:p>
      <text:p text:style-name="P6">{'cherry', 'apple'}</text:p>
      <text:p text:style-name="P6"/>
      <text:p text:style-name="P6"/>
      <text:p text:style-name="P6"/>
      <text:p text:style-name="P2">##########You can also use the pop() method to remove an item</text:p>
      <text:p text:style-name="P6"/>
      <text:p text:style-name="P6">thisset = {"apple", "banana", "cherry"}</text:p>
      <text:p text:style-name="P6"/>
      <text:p text:style-name="P6">x = thisset.pop()</text:p>
      <text:p text:style-name="P6"/>
      <text:p text:style-name="P6">print(x)</text:p>
      <text:p text:style-name="P6"/>
      <text:p text:style-name="P6">print(thisset)</text:p>
      <text:p text:style-name="P6"/>
      <text:p text:style-name="P2">Note: Sets are unordered, so when using the pop() method, you do not know which item that gets removed.</text:p>
      <text:p text:style-name="P2"/>
      <text:p text:style-name="P2"/>
      <text:p text:style-name="P2">########Loop through the set, and print the values:</text:p>
      <text:p text:style-name="P6"/>
      <text:p text:style-name="P6">thisset = {"apple", "banana", "cherry"}</text:p>
      <text:p text:style-name="P6"/>
      <text:p text:style-name="P6">for x in thisset:</text:p>
      <text:p text:style-name="P6"><text:s text:c="2"/>print(x)</text:p>
      <text:p text:style-name="P6"/>
      <text:p text:style-name="P6"/>
      <text:p text:style-name="P5">##############Join Two Sets</text:p>
      <text:p text:style-name="P2">There are several ways to join two or more sets in Python.</text:p>
      <text:p text:style-name="P2"/>
      <text:p text:style-name="P2">You can use the union() method that returns a new set containing all items from both sets, or the update() method that inserts all the items from one set into another:</text:p>
      <text:p text:style-name="P2"/>
      <text:p text:style-name="P2">Example</text:p>
      <text:p text:style-name="P2">The union() method returns a new set with all items from both sets:</text:p>
      <text:p text:style-name="P6"><text:soft-page-break/></text:p>
      <text:p text:style-name="P6">set1 = {"a", "b" , "c"}</text:p>
      <text:p text:style-name="P6">set2 = {1, 2, 3}</text:p>
      <text:p text:style-name="P6"/>
      <text:p text:style-name="P6">set3 = set1.union(set2)</text:p>
      <text:p text:style-name="P6">print(set3)</text:p>
      <text:p text:style-name="P2">$$$$$$$$$$$$$$$$Note: Both union() and update() will exclude any duplicate items.</text:p>
      <text:p text:style-name="P6"/>
      <text:p text:style-name="P6"/>
      <text:p text:style-name="P6">&gt;&gt;&gt;&gt;&gt;&gt;&gt;&gt;&gt;&gt;&gt;&gt;&gt;</text:p>
      <text:p text:style-name="P6">The update() method inserts the items in set2 into set1:</text:p>
      <text:p text:style-name="P6"/>
      <text:p text:style-name="P6">set1 = {"a", "b" , "c"}</text:p>
      <text:p text:style-name="P6">set2 = {1, 2, 3}</text:p>
      <text:p text:style-name="P6"/>
      <text:p text:style-name="P6">set1.update(set2)</text:p>
      <text:p text:style-name="P6">print(set1)</text:p>
      <text:p text:style-name="P6"/>
      <text:p text:style-name="P6"/>
      <text:p text:style-name="P6"/>
      <text:p text:style-name="P6"/>
      <text:p text:style-name="P6"/>
      <text:p text:style-name="P2">##############Keep ONLY the Duplicates</text:p>
      <text:p text:style-name="P2">The intersection_update() method will keep only the items that are present in both sets.</text:p>
      <text:p text:style-name="P6"/>
      <text:p text:style-name="P6">Example</text:p>
      <text:p text:style-name="P6">Keep the items that exist in both set x, and set y:</text:p>
      <text:p text:style-name="P6"/>
      <text:p text:style-name="P6">x = {"apple", "banana", "cherry"}</text:p>
      <text:p text:style-name="P6">y = {"google", "microsoft", "apple"}</text:p>
      <text:p text:style-name="P6"/>
      <text:p text:style-name="P6">x.intersection_update(y)</text:p>
      <text:p text:style-name="P6"/>
      <text:p text:style-name="P6">print(x)</text:p>
      <text:p text:style-name="P6"/>
      <text:p text:style-name="P2">############The intersection() method will return a new set, that only contains the items that are present in both sets.</text:p>
      <text:p text:style-name="P6"/>
      <text:p text:style-name="P2">Example</text:p>
      <text:p text:style-name="P2">Return a set that contains the items that exist in both set x, and set y:</text:p>
      <text:p text:style-name="P6"><text:soft-page-break/></text:p>
      <text:p text:style-name="P6">x = {"apple", "banana", "cherry"}</text:p>
      <text:p text:style-name="P6">y = {"google", "microsoft", "apple"}</text:p>
      <text:p text:style-name="P6"/>
      <text:p text:style-name="P6">z = x.intersection(y)</text:p>
      <text:p text:style-name="P6"/>
      <text:p text:style-name="P6">print(z)</text:p>
      <text:p text:style-name="P6"/>
      <text:p text:style-name="P6"/>
      <text:p text:style-name="P2">########Keep All, But NOT the Duplicates</text:p>
      <text:p text:style-name="P2">The symmetric_difference_update() method will keep only the elements that are NOT present in both sets.</text:p>
      <text:p text:style-name="P2"/>
      <text:p text:style-name="P2">Example</text:p>
      <text:p text:style-name="P2">Keep the items that are not present in both sets:</text:p>
      <text:p text:style-name="P6"/>
      <text:p text:style-name="P6">x = {"apple", "banana", "cherry"}</text:p>
      <text:p text:style-name="P6">y = {"google", "microsoft", "apple"}</text:p>
      <text:p text:style-name="P6"/>
      <text:p text:style-name="P6">x.symmetric_difference_update(y)</text:p>
      <text:p text:style-name="P6"/>
      <text:p text:style-name="P6">print(x)</text:p>
      <text:p text:style-name="P6"/>
      <text:p text:style-name="P6"/>
      <text:p text:style-name="P6"/>
      <text:p text:style-name="P2">#########The symmetric_difference() method will return a new set, that contains only the elements that are NOT present in both sets.</text:p>
      <text:p text:style-name="P2"/>
      <text:p text:style-name="P2">Example</text:p>
      <text:p text:style-name="P2">Return a set that contains all items from both sets, except items that are present in both:</text:p>
      <text:p text:style-name="P6"/>
      <text:p text:style-name="P6">x = {"apple", "banana", "cherry"}</text:p>
      <text:p text:style-name="P6">y = {"google", "microsoft", "apple"}</text:p>
      <text:p text:style-name="P6"/>
      <text:p text:style-name="P6">z = x.symmetric_difference(y)</text:p>
      <text:p text:style-name="P6"/>
      <text:p text:style-name="P6">print(z)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1">-----------------------------------------------------------------------------------------------------------------</text:h>
      <text:h text:style-name="P13" text:outline-level="1"/>
      <text:h text:style-name="P13" text:outline-level="1">Dictionary Dictionary Dictionary Dictionary Dictionary Dictionary Dictionary Dictionary Dictionary</text:h>
      <text:h text:style-name="P13" text:outline-level="1"/>
      <text:h text:style-name="P13" text:outline-level="1">-----------------------------------------------------------------------------------------------------------------</text:h>
      <text:p text:style-name="P6"/>
      <text:p text:style-name="P6"/>
      <text:p text:style-name="P6"/>
      <text:p text:style-name="P5">###Dictionary</text:p>
      <text:p text:style-name="P2">Dictionaries are used to store data values in key:value pairs.</text:p>
      <text:p text:style-name="P2"/>
      <text:p text:style-name="P2">A dictionary is a collection which is ordered*, changeable and do not allow duplicates.</text:p>
      <text:p text:style-name="P2"/>
      <text:p text:style-name="P2">Dictionaries are written with curly brackets, and have keys and values:</text:p>
      <text:p text:style-name="P6"/>
      <text:p text:style-name="P6"/>
      <text:p text:style-name="P6"/>
      <text:p text:style-name="P6">thisdict = {</text:p>
      <text:p text:style-name="P6"><text:s text:c="2"/>"brand": "Ford",</text:p>
      <text:p text:style-name="P6"><text:soft-page-break/><text:s text:c="2"/>"model": "Mustang",</text:p>
      <text:p text:style-name="P6"><text:s text:c="2"/>"year": 1964</text:p>
      <text:p text:style-name="P6">}</text:p>
      <text:p text:style-name="P6">print(thisdict)</text:p>
      <text:p text:style-name="P6"/>
      <text:p text:style-name="P6"/>
      <text:p text:style-name="P6"/>
      <text:p text:style-name="P5">########Duplicates Not Allowed</text:p>
      <text:p text:style-name="P2">Dictionaries cannot have two items with the same key:</text:p>
      <text:p text:style-name="P2"/>
      <text:p text:style-name="P2">Example</text:p>
      <text:p text:style-name="P2">Duplicate values will overwrite existing values: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,</text:p>
      <text:p text:style-name="P6"><text:s text:c="2"/>"year": 2020</text:p>
      <text:p text:style-name="P6">}</text:p>
      <text:p text:style-name="P6">print(thisdict)</text:p>
      <text:p text:style-name="P6">&gt;&gt;&gt;&gt;&gt;&gt;&gt;&gt;&gt;&gt;&gt;&gt;&gt;&gt;</text:p>
      <text:p text:style-name="P6">{'brand': 'Ford', 'model': 'Mustang', 'year': 2020}</text:p>
      <text:p text:style-name="P6"/>
      <text:p text:style-name="P6"/>
      <text:p text:style-name="P6"/>
      <text:p text:style-name="P2">########can access the items of a dictionary by referring to its key name, inside square brackets:</text:p>
      <text:p text:style-name="P2">Get the value of the "model" key: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x = thisdict["model"]</text:p>
      <text:p text:style-name="P6">&gt;&gt;&gt;&gt;&gt;&gt;&gt;&gt;&gt;&gt;&gt;&gt;&gt;</text:p>
      <text:p text:style-name="P6">Mustang</text:p>
      <text:p text:style-name="P6"/>
      <text:p text:style-name="P6"/>
      <text:p text:style-name="P6"/>
      <text:p text:style-name="P2">#####get() that will give you the same result:</text:p>
      <text:p text:style-name="P6">thisdict =<text:tab/>{</text:p>
      <text:p text:style-name="P6"><text:soft-page-break/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x = thisdict.get("model")</text:p>
      <text:p text:style-name="P6">print(x)</text:p>
      <text:p text:style-name="P6">&gt;&gt;&gt;&gt;&gt;&gt;&gt;&gt;&gt;</text:p>
      <text:p text:style-name="P6">Mustang</text:p>
      <text:p text:style-name="P6"/>
      <text:p text:style-name="P6"/>
      <text:p text:style-name="P6"/>
      <text:p text:style-name="P5">#######Get Keys</text:p>
      <text:p text:style-name="P2">The keys() method will return a list of all the keys in the dictionary.</text:p>
      <text:p text:style-name="P2"/>
      <text:p text:style-name="P2">Example</text:p>
      <text:p text:style-name="P2">Get a list of the keys: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/>
      <text:p text:style-name="P6">x = thisdict.keys()</text:p>
      <text:p text:style-name="P6"/>
      <text:p text:style-name="P6">print(x)</text:p>
      <text:p text:style-name="P6">&gt;&gt;&gt;&gt;&gt;&gt;&gt;&gt;&gt;&gt;&gt;&gt;&gt;&gt;&gt;&gt;</text:p>
      <text:p text:style-name="P6">dict_keys(['brand', 'model', 'year'])</text:p>
      <text:p text:style-name="P6"/>
      <text:p text:style-name="P6"/>
      <text:p text:style-name="P2">#########Adding new item or a key in the dictionary :</text:p>
      <text:p text:style-name="P6"/>
      <text:p text:style-name="P6">car = {</text:p>
      <text:p text:style-name="P6">"brand": "Ford",</text:p>
      <text:p text:style-name="P6">"model": "Mustang",</text:p>
      <text:p text:style-name="P6">"year": 1964</text:p>
      <text:p text:style-name="P6">}</text:p>
      <text:p text:style-name="P6"/>
      <text:p text:style-name="P6">x = car.keys()</text:p>
      <text:p text:style-name="P6"/>
      <text:p text:style-name="P6">print(x) <text:span text:style-name="T1">#before the change</text:span></text:p>
      <text:p text:style-name="P6"/>
      <text:p text:style-name="P6"><text:soft-page-break/>car["color"] = "white"</text:p>
      <text:p text:style-name="P6"/>
      <text:p text:style-name="P6">print(x) <text:span text:style-name="T1">#after the change</text:span></text:p>
      <text:p text:style-name="P6">&gt;&gt;&gt;&gt;&gt;&gt;&gt;&gt;&gt;&gt;&gt;&gt;&gt;&gt;&gt;&gt;&gt;&gt;&gt;</text:p>
      <text:p text:style-name="P6">dict_keys(['brand', 'model', 'year'])</text:p>
      <text:p text:style-name="P6">dict_keys(['brand', 'model', 'year', 'color'])</text:p>
      <text:p text:style-name="P6"/>
      <text:p text:style-name="P6"/>
      <text:p text:style-name="P5">###To Get Only Values</text:p>
      <text:p text:style-name="P2">The values() method will return a list of all the values in the dictionary.</text:p>
      <text:p text:style-name="P2"/>
      <text:p text:style-name="P2">Example</text:p>
      <text:p text:style-name="P2">Get a list of the values: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/>
      <text:p text:style-name="P6">x = thisdict.values()</text:p>
      <text:p text:style-name="P6"/>
      <text:p text:style-name="P6">print(x)</text:p>
      <text:p text:style-name="P6">&gt;&gt;&gt;&gt;&gt;&gt;&gt;&gt;&gt;&gt;&gt;.</text:p>
      <text:p text:style-name="P6">dict_values(['Ford', 'Mustang', 1964])</text:p>
      <text:p text:style-name="P6"/>
      <text:p text:style-name="P6"/>
      <text:p text:style-name="P2">###########Changing the value of a key</text:p>
      <text:p text:style-name="P6"/>
      <text:p text:style-name="P6">car = {</text:p>
      <text:p text:style-name="P6">"brand": "Ford",</text:p>
      <text:p text:style-name="P6">"model": "Mustang",</text:p>
      <text:p text:style-name="P6">"year": 1964</text:p>
      <text:p text:style-name="P6">}</text:p>
      <text:p text:style-name="P6"/>
      <text:p text:style-name="P6">x = car.values()</text:p>
      <text:p text:style-name="P6"/>
      <text:p text:style-name="P6">print(x) #before the change</text:p>
      <text:p text:style-name="P6"/>
      <text:p text:style-name="P6">car["year"] = 2020</text:p>
      <text:p text:style-name="P6"/>
      <text:p text:style-name="P6">print(x) #after the change</text:p>
      <text:p text:style-name="P6"><text:soft-page-break/></text:p>
      <text:p text:style-name="P6">&gt;&gt;&gt;&gt;&gt;&gt;&gt;&gt;&gt;&gt;&gt;&gt;&gt;&gt;&gt;&gt;&gt;&gt;&gt;&gt;</text:p>
      <text:p text:style-name="P6">dict_values(['Ford', 'Mustang', 1964])</text:p>
      <text:p text:style-name="P6">dict_values(['Ford', 'Mustang', 2020])</text:p>
      <text:p text:style-name="P6"/>
      <text:p text:style-name="P6"/>
      <text:p text:style-name="P5">########Get Items</text:p>
      <text:p text:style-name="P2">The items() method will return each item in a dictionary, as tuples in a list.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/>
      <text:p text:style-name="P6">x = thisdict.items()</text:p>
      <text:p text:style-name="P6"/>
      <text:p text:style-name="P6">print(x)</text:p>
      <text:p text:style-name="P6">&gt;&gt;&gt;&gt;&gt;&gt;&gt;&gt;&gt;&gt;&gt;&gt;&gt;</text:p>
      <text:p text:style-name="P6">dict_items([('brand', 'Ford'), ('model', 'Mustang'), ('year', 1964)])</text:p>
      <text:p text:style-name="P6"/>
      <text:p text:style-name="P6"/>
      <text:p text:style-name="P6"/>
      <text:p text:style-name="P6"/>
      <text:p text:style-name="P6">thisdict =<text:tab/>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/>
      <text:p text:style-name="P6">thisdict["year"] = 2018</text:p>
      <text:p text:style-name="P6"/>
      <text:p text:style-name="P6">print(thisdict)</text:p>
      <text:p text:style-name="P6">&gt;&gt;&gt;&gt;&gt;&gt;&gt;&gt;&gt;&gt;&gt;</text:p>
      <text:p text:style-name="P6">{'brand': 'Ford', 'model': 'Mustang', 'year': 2018}</text:p>
      <text:p text:style-name="P6"/>
      <text:p text:style-name="P6"/>
      <text:p text:style-name="P6"/>
      <text:p text:style-name="P2">##########Update the "year" of the car by using the update() method:</text:p>
      <text:p text:style-name="P6"/>
      <text:p text:style-name="P6">thisdict = {</text:p>
      <text:p text:style-name="P6"><text:s text:c="2"/>"brand": "Ford",</text:p>
      <text:p text:style-name="P6"><text:soft-page-break/><text:s text:c="2"/>"model": "Mustang",</text:p>
      <text:p text:style-name="P6"><text:s text:c="2"/>"year": 1964</text:p>
      <text:p text:style-name="P6">}</text:p>
      <text:p text:style-name="P6">thisdict.update({"year": 2020})</text:p>
      <text:p text:style-name="P6">&gt;&gt;&gt;&gt;&gt;&gt;&gt;&gt;&gt;&gt;&gt;&gt;</text:p>
      <text:p text:style-name="P6">{'brand': 'Ford', 'model': 'Mustang', 'year': 2020}</text:p>
      <text:p text:style-name="P6"/>
      <text:p text:style-name="P6"/>
      <text:p text:style-name="P6"/>
      <text:p text:style-name="P2">####Add a color item to the dictionary by using the update() method: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thisdict.update({"color": "red"})</text:p>
      <text:p text:style-name="P6"/>
      <text:p text:style-name="P6"/>
      <text:p text:style-name="P5">#########Removing Items</text:p>
      <text:p text:style-name="P2">There are several methods to remove items from a dictionary:</text:p>
      <text:p text:style-name="P2"/>
      <text:p text:style-name="P2">Example</text:p>
      <text:p text:style-name="P2">The pop() method removes the item with the specified key name: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thisdict.pop("model")</text:p>
      <text:p text:style-name="P6">print(thisdict)</text:p>
      <text:p text:style-name="P6">&gt;&gt;&gt;&gt;&gt;&gt;&gt;&gt;&gt;&gt;&gt;&gt;&gt;&gt;&gt;&gt;</text:p>
      <text:p text:style-name="P6">{'brand': 'Ford', 'year': 1964}</text:p>
      <text:p text:style-name="P6"/>
      <text:p text:style-name="P6"/>
      <text:p text:style-name="P2">#####The del keyword removes the item with the specified key name: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<text:soft-page-break/>}</text:p>
      <text:p text:style-name="P6">del thisdict["model"]</text:p>
      <text:p text:style-name="P6">print(thisdict)</text:p>
      <text:p text:style-name="P6">&gt;&gt;&gt;&gt;&gt;&gt;&gt;&gt;&gt;&gt;&gt;&gt;&gt;&gt;&gt;&gt;&gt;&gt;</text:p>
      <text:p text:style-name="P6">{'brand': 'Ford', 'year': 1964}</text:p>
      <text:p text:style-name="P6"/>
      <text:p text:style-name="P6"/>
      <text:p text:style-name="P5">####Loop Through a Dictionary</text:p>
      <text:p text:style-name="P2">You can loop through a dictionary by using a for loop.</text:p>
      <text:p text:style-name="P2"/>
      <text:p text:style-name="P2">When looping through a dictionary, the return value are the keys of the dictionary, but there are methods to return the values as well.</text:p>
      <text:p text:style-name="P2"/>
      <text:p text:style-name="P2">Example</text:p>
      <text:p text:style-name="P2">Print all key names in the dictionary, one by one:</text:p>
      <text:p text:style-name="P6"/>
      <text:p text:style-name="P6">thisdict =<text:tab/>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for x in thisdict:</text:p>
      <text:p text:style-name="P6"><text:s text:c="2"/>print(x)</text:p>
      <text:p text:style-name="P6">&gt;&gt;&gt;&gt;&gt;&gt;&gt;&gt;&gt;&gt;&gt;&gt;&gt;&gt;&gt;&gt;</text:p>
      <text:p text:style-name="P6">brand</text:p>
      <text:p text:style-name="P6">model</text:p>
      <text:p text:style-name="P6">year</text:p>
      <text:p text:style-name="P6"/>
      <text:p text:style-name="P6"/>
      <text:p text:style-name="P2">########Print all values in the dictionary, one by one:</text:p>
      <text:p text:style-name="P6">thisdict =<text:tab/>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for x in thisdict:</text:p>
      <text:p text:style-name="P6"><text:s text:c="2"/>print(thisdict[x])</text:p>
      <text:p text:style-name="P6">&gt;&gt;&gt;&gt;&gt;&gt;&gt;&gt;&gt;&gt;&gt;&gt;&gt;&gt;&gt;</text:p>
      <text:p text:style-name="P6">Ford</text:p>
      <text:p text:style-name="P6">Mustang</text:p>
      <text:p text:style-name="P6">1964</text:p>
      <text:p text:style-name="P6"/>
      <text:p text:style-name="P6"><text:soft-page-break/></text:p>
      <text:p text:style-name="P2">#######You can also use the values() method to return values of a dictionary:</text:p>
      <text:p text:style-name="P6">thisdict =<text:tab/>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for x in thisdict.values():</text:p>
      <text:p text:style-name="P6"><text:s text:c="2"/>print(x)</text:p>
      <text:p text:style-name="P6">&gt;&gt;&gt;&gt;&gt;&gt;&gt;&gt;&gt;&gt;&gt;&gt;&gt;&gt;&gt;&gt;&gt;</text:p>
      <text:p text:style-name="P6">Ford</text:p>
      <text:p text:style-name="P6">Mustang</text:p>
      <text:p text:style-name="P6">1964</text:p>
      <text:p text:style-name="P6"/>
      <text:p text:style-name="P2">####You can use the keys() method to return the keys of a dictionary:</text:p>
      <text:p text:style-name="P6">thisdict =<text:tab/>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for x in thisdict.keys():</text:p>
      <text:p text:style-name="P6"><text:s text:c="2"/>print(x)</text:p>
      <text:p text:style-name="P6"/>
      <text:p text:style-name="P6">&gt;&gt;&gt;&gt;&gt;&gt;&gt;&gt;&gt;&gt;&gt;&gt;&gt;&gt;&gt;</text:p>
      <text:p text:style-name="P6">brand</text:p>
      <text:p text:style-name="P6">model</text:p>
      <text:p text:style-name="P6">year</text:p>
      <text:p text:style-name="P6"/>
      <text:p text:style-name="P2">######Loop through both keys and values, by using the items() method:</text:p>
      <text:p text:style-name="P6">thisdict =<text:tab/>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for x, y in thisdict.items():</text:p>
      <text:p text:style-name="P6"><text:s text:c="2"/>print(x, y)</text:p>
      <text:p text:style-name="P6">&gt;&gt;&gt;&gt;&gt;&gt;&gt;&gt;&gt;&gt;&gt;&gt;&gt;&gt;&gt;&gt;</text:p>
      <text:p text:style-name="P6">brand Ford</text:p>
      <text:p text:style-name="P6">model Mustang</text:p>
      <text:p text:style-name="P6">year 1964</text:p>
      <text:p text:style-name="P6"/>
      <text:p text:style-name="P6"/>
      <text:p text:style-name="P2"><text:soft-page-break/>#######To make a copy of A Dictionary </text:p>
      <text:p text:style-name="P2">Make a copy of a dictionary with the copy() method: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mydict = thisdict.copy()</text:p>
      <text:p text:style-name="P6">print(mydict)</text:p>
      <text:p text:style-name="P6">&gt;&gt;&gt;&gt;&gt;&gt;&gt;&gt;&gt;&gt;&gt;&gt;&gt;&gt;&gt;&gt;&gt;&gt;</text:p>
      <text:p text:style-name="P6">{'brand': 'Ford', 'model': 'Mustang', 'year': 1964}</text:p>
      <text:p text:style-name="P6"/>
      <text:p text:style-name="P6"/>
      <text:p text:style-name="P6"/>
      <text:p text:style-name="P2">####Make a copy of a dictionary with the dict() function:</text:p>
      <text:p text:style-name="P6"/>
      <text:p text:style-name="P6">thisdict = {</text:p>
      <text:p text:style-name="P6"><text:s text:c="2"/>"brand": "Ford",</text:p>
      <text:p text:style-name="P6"><text:s text:c="2"/>"model": "Mustang",</text:p>
      <text:p text:style-name="P6"><text:s text:c="2"/>"year": 1964</text:p>
      <text:p text:style-name="P6">}</text:p>
      <text:p text:style-name="P6">mydict = dict(thisdict)</text:p>
      <text:p text:style-name="P6">print(mydict)</text:p>
      <text:p text:style-name="P6">&gt;&gt;&gt;&gt;&gt;&gt;&gt;&gt;&gt;&gt;&gt;&gt;&gt;&gt;&gt;</text:p>
      <text:p text:style-name="P6">{'brand': 'Ford', 'model': 'Mustang', 'year': 1964}</text:p>
      <text:p text:style-name="P6"/>
      <text:p text:style-name="P6"/>
      <text:p text:style-name="P5">##########Nested Dictionaries</text:p>
      <text:p text:style-name="P2">A dictionary can contain dictionaries, this is called nested dictionaries.</text:p>
      <text:p text:style-name="P2"/>
      <text:p text:style-name="P2">Example</text:p>
      <text:p text:style-name="P2">Create a dictionary that contain three dictionaries:</text:p>
      <text:p text:style-name="P6"/>
      <text:p text:style-name="P6">myfamily = {</text:p>
      <text:p text:style-name="P6"><text:s text:c="2"/>"child1" : {</text:p>
      <text:p text:style-name="P6"><text:s text:c="4"/>"name" : "Emil",</text:p>
      <text:p text:style-name="P6"><text:s text:c="4"/>"year" : 2004</text:p>
      <text:p text:style-name="P6"><text:s text:c="2"/>},</text:p>
      <text:p text:style-name="P6"><text:s text:c="2"/>"child2" : {</text:p>
      <text:p text:style-name="P6"><text:s text:c="4"/>"name" : "Tobias",</text:p>
      <text:p text:style-name="P6"><text:s text:c="4"/>"year" : 2007</text:p>
      <text:p text:style-name="P6"><text:soft-page-break/><text:s text:c="2"/>},</text:p>
      <text:p text:style-name="P6"><text:s text:c="2"/>"child3" : {</text:p>
      <text:p text:style-name="P6"><text:s text:c="4"/>"name" : "Linus",</text:p>
      <text:p text:style-name="P6"><text:s text:c="4"/>"year" : 2011</text:p>
      <text:p text:style-name="P6"><text:s text:c="2"/>}</text:p>
      <text:p text:style-name="P6">}</text:p>
      <text:p text:style-name="P6">&gt;&gt;&gt;&gt;&gt;&gt;&gt;&gt;&gt;&gt;&gt;&gt;&gt;&gt;&gt;&gt;&gt;&gt;&gt;&gt;&gt;&gt;&gt;&gt;&gt;&gt;&gt;&gt;&gt;&gt;&gt;&gt;&gt;&gt;&gt;&gt;&gt;</text:p>
      <text:p text:style-name="P6">{'child1': {'name': 'Emil', 'year': 2004}, 'child2': {'name': 'Tobias', 'year': 2007}, 'child3': {'name': 'Linus', 'year': 2011}}</text:p>
      <text:p text:style-name="P6"/>
      <text:p text:style-name="P6"/>
      <text:p text:style-name="P6"/>
      <text:p text:style-name="P6"/>
      <text:p text:style-name="P5">#####Or, if you want to add three dictionaries into a new dictionary:</text:p>
      <text:p text:style-name="P2"/>
      <text:p text:style-name="P2">Example</text:p>
      <text:p text:style-name="P2">Create three dictionaries, then create one dictionary that will contain the other three dictionaries:</text:p>
      <text:p text:style-name="P6"/>
      <text:p text:style-name="P6">child1 = {</text:p>
      <text:p text:style-name="P6"><text:s text:c="2"/>"name" : "Emil",</text:p>
      <text:p text:style-name="P6"><text:s text:c="2"/>"year" : 2004</text:p>
      <text:p text:style-name="P6">}</text:p>
      <text:p text:style-name="P6">child2 = {</text:p>
      <text:p text:style-name="P6"><text:s text:c="2"/>"name" : "Tobias",</text:p>
      <text:p text:style-name="P6"><text:s text:c="2"/>"year" : 2007</text:p>
      <text:p text:style-name="P6">}</text:p>
      <text:p text:style-name="P6">child3 = {</text:p>
      <text:p text:style-name="P6"><text:s text:c="2"/>"name" : "Linus",</text:p>
      <text:p text:style-name="P6"><text:s text:c="2"/>"year" : 2011</text:p>
      <text:p text:style-name="P6">}</text:p>
      <text:p text:style-name="P6"/>
      <text:p text:style-name="P6">myfamily = {</text:p>
      <text:p text:style-name="P6"><text:s text:c="2"/>"child1" : child1,</text:p>
      <text:p text:style-name="P6"><text:s text:c="2"/>"child2" : child2,</text:p>
      <text:p text:style-name="P6"><text:s text:c="2"/>"child3" : child3</text:p>
      <text:p text:style-name="P6">}</text:p>
      <text:p text:style-name="P6"/>
      <text:p text:style-name="P6">&gt;&gt;&gt;&gt;&gt;&gt;&gt;&gt;&gt;&gt;&gt;&gt;&gt;&gt;&gt;&gt;&gt;&gt;&gt;&gt;&gt;&gt;&gt;&gt;&gt;&gt;&gt;&gt;&gt;</text:p>
      <text:p text:style-name="P6"/>
      <text:p text:style-name="P6"><text:soft-page-break/>{'child1': {'name': 'Emil', 'year': 2004}, 'child2': {'name': 'Tobias', 'year': 2007}, 'child3': {'name': 'Linus', 'year': 2011}}</text:p>
      <text:p text:style-name="P6"/>
      <text:p text:style-name="P6"/>
      <text:p text:style-name="P6"/>
      <text:p text:style-name="P6"/>
      <text:p text:style-name="P6"/>
      <text:p text:style-name="P6">alien = {'color': 'green', 'points': 5}</text:p>
      <text:p text:style-name="P6">print(alien['color'])</text:p>
      <text:p text:style-name="P6">print(alien['points'])</text:p>
      <text:p text:style-name="P6"/>
      <text:p text:style-name="P6"/>
      <text:p text:style-name="P6">alien_0 = {'color': 'green', 'points': 5}</text:p>
      <text:p text:style-name="P6">new_points = alien_0['points']</text:p>
      <text:p text:style-name="P6">print(f"You just earned {new_points} points!")</text:p>
      <text:p text:style-name="P6"/>
      <text:p text:style-name="P2">#Adding New Key-Value Pairs</text:p>
      <text:p text:style-name="P6"/>
      <text:p text:style-name="P6">alien_0 = {'color': 'green', 'points': 5}</text:p>
      <text:p text:style-name="P6">print(alien_0)</text:p>
      <text:p text:style-name="P6">alien_0['x_position'] = 0</text:p>
      <text:p text:style-name="P6">alien_0['y_position'] = 25</text:p>
      <text:p text:style-name="P6">print(alien_0)</text:p>
      <text:p text:style-name="P6"/>
      <text:p text:style-name="P6"/>
      <text:p text:style-name="P6"/>
      <text:p text:style-name="P2">#STARTING WITH an EMPTY Dictionary</text:p>
      <text:p text:style-name="P6"/>
      <text:p text:style-name="P6">alien_0 = {}</text:p>
      <text:p text:style-name="P6">alien_0['color'] = 'green'</text:p>
      <text:p text:style-name="P6">alien_0['points'] = 5</text:p>
      <text:p text:style-name="P6">print(alien_0)</text:p>
      <text:p text:style-name="P6"/>
      <text:p text:style-name="P6"/>
      <text:p text:style-name="P2">#Modifying Values in a Dictionary</text:p>
      <text:p text:style-name="P6"/>
      <text:p text:style-name="P6">alien = {}</text:p>
      <text:p text:style-name="P6">alien['color']= 'green'</text:p>
      <text:p text:style-name="P6">alien['points']= '5'</text:p>
      <text:p text:style-name="P6">print(alien)</text:p>
      <text:p text:style-name="P6">print(f"\n alien is {alien['color']}.")</text:p>
      <text:p text:style-name="P6"/>
      <text:p text:style-name="P6"><text:soft-page-break/>alien['color']= 'yellow'</text:p>
      <text:p text:style-name="P6">print(f"\n Now the color of Alien is {alien['color']}.\n")</text:p>
      <text:p text:style-name="P6"/>
      <text:p text:style-name="P6"/>
      <text:p text:style-name="P6"/>
      <text:p text:style-name="P2"># Removing Key-Value Pairs</text:p>
      <text:p text:style-name="P6"/>
      <text:p text:style-name="P6">alien_0 = {}</text:p>
      <text:p text:style-name="P6">alien_0['color'] = 'green'</text:p>
      <text:p text:style-name="P6">alien_0['points'] = 5</text:p>
      <text:p text:style-name="P6">print(alien_0)</text:p>
      <text:p text:style-name="P6"/>
      <text:p text:style-name="P6">del alien_0['points'] <text:span text:style-name="T1">#DELETING or REMOVING AN ITEM FROM THE</text:span> Dictionary</text:p>
      <text:p text:style-name="P6">print(alien_0)</text:p>
      <text:p text:style-name="P6"/>
      <text:p text:style-name="P6"/>
      <text:p text:style-name="P6"/>
      <text:p text:style-name="P6"/>
      <text:p text:style-name="P6"/>
      <text:p text:style-name="P6">favorite_languages = {</text:p>
      <text:p text:style-name="P6">'jen': 'python',</text:p>
      <text:p text:style-name="P6">'sarah': 'c',</text:p>
      <text:p text:style-name="P6">'edward': 'ruby',</text:p>
      <text:p text:style-name="P6">'phil': 'python',</text:p>
      <text:p text:style-name="P6">}</text:p>
      <text:p text:style-name="P6"/>
      <text:p text:style-name="P6">language = favorite_languages['sarah'].title()</text:p>
      <text:p text:style-name="P6">print(f"Sarah's favorite language is {language}.")</text:p>
      <text:p text:style-name="P6"/>
      <text:p text:style-name="P6">favorite_languages['sarah']</text:p>
      <text:p text:style-name="P6"/>
      <text:p text:style-name="P6"/>
      <text:p text:style-name="P6"/>
      <text:p text:style-name="P6"/>
      <text:p text:style-name="P5">#USING .get()</text:p>
      <text:p text:style-name="P6"/>
      <text:p text:style-name="P6">alien_0 = {'color': 'green', 'speed': 'slow'}</text:p>
      <text:p text:style-name="P6">point_value = alien_0.get('points', 'No point value assigned.')</text:p>
      <text:p text:style-name="P6">print(point_value)</text:p>
      <text:p text:style-name="P6"/>
      <text:p text:style-name="P6"/>
      <text:p text:style-name="P6"><text:soft-page-break/></text:p>
      <text:p text:style-name="P6"/>
      <text:p text:style-name="P6"/>
      <text:p text:style-name="P6">user_0 = {</text:p>
      <text:p text:style-name="P6">'username': 'efermi',</text:p>
      <text:p text:style-name="P6">'first': 'enrico',</text:p>
      <text:p text:style-name="P6">'last': 'fermi',</text:p>
      <text:p text:style-name="P6">}</text:p>
      <text:p text:style-name="P6"/>
      <text:p text:style-name="P6">for name, half in user_0.items():</text:p>
      <text:p text:style-name="P6"/>
      <text:p text:style-name="P6"><text:s text:c="4"/>print(f'{name}')</text:p>
      <text:p text:style-name="P6"/>
      <text:p text:style-name="P6"><text:s text:c="4"/>print(f'{half}')</text:p>
      <text:p text:style-name="P6"/>
      <text:p text:style-name="P6"/>
      <text:p text:style-name="P6"/>
      <text:p text:style-name="P6"/>
      <text:p text:style-name="P6"/>
      <text:p text:style-name="P6">favorite_languages = {</text:p>
      <text:p text:style-name="P6">'jen': 'python',</text:p>
      <text:p text:style-name="P6">'sarah': 'c',</text:p>
      <text:p text:style-name="P6">'edward': 'ruby',</text:p>
      <text:p text:style-name="P6">'phil': 'python',</text:p>
      <text:p text:style-name="P6">}</text:p>
      <text:p text:style-name="P6"/>
      <text:p text:style-name="P6">for key, value in favorite_languages.items():</text:p>
      <text:p text:style-name="P6"><text:s text:c="4"/>print(f"\nKey: {key}")</text:p>
      <text:p text:style-name="P6"><text:s text:c="4"/>print(f"Value: {value}")</text:p>
      <text:p text:style-name="P6"/>
      <text:p text:style-name="P6"/>
      <text:p text:style-name="P6"/>
      <text:p text:style-name="P6"/>
      <text:p text:style-name="P6"/>
      <text:p text:style-name="P6"><text:s text:c="4"/>favorite_languages = {</text:p>
      <text:p text:style-name="P6"><text:s text:c="4"/>'jen': 'python',</text:p>
      <text:p text:style-name="P6"><text:s text:c="4"/>'sarah': 'c',</text:p>
      <text:p text:style-name="P6"><text:s text:c="4"/>'edward': 'ruby',</text:p>
      <text:p text:style-name="P6"><text:s text:c="4"/>'phil': 'python',</text:p>
      <text:p text:style-name="P6"><text:s text:c="4"/>}</text:p>
      <text:p text:style-name="P6"/>
      <text:p text:style-name="P6"><text:s text:c="4"/>for name, language in favorite_languages.items():</text:p>
      <text:p text:style-name="P6"><text:soft-page-break/><text:s text:c="8"/>print(f"\n{name.title()}'s favourite language is {language.upper()}!\n")</text:p>
      <text:p text:style-name="P6"/>
      <text:p text:style-name="P6"/>
      <text:p text:style-name="P6"/>
      <text:p text:style-name="P6"/>
      <text:p text:style-name="P6"/>
      <text:p text:style-name="P6"/>
      <text:p text:style-name="P6"><text:s text:c="8"/>alien_0 = {'color': 'green', 'points': 5}</text:p>
      <text:p text:style-name="P6"><text:s text:c="8"/>alien_1 = {'color': 'yellow', 'points': 10}</text:p>
      <text:p text:style-name="P6"><text:s text:c="8"/>alien_2 = {'color': 'red', 'points': 15}</text:p>
      <text:p text:style-name="P6"/>
      <text:p text:style-name="P6"><text:s text:c="8"/>aliens = [alien_0, alien_1, alien_2]</text:p>
      <text:p text:style-name="P6"><text:s text:c="8"/>for alien in aliens:</text:p>
      <text:p text:style-name="P6"><text:s text:c="12"/>print(alien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12"/><text:span text:style-name="T1"># Make an empty list for storing aliens.</text:span></text:p>
      <text:p text:style-name="P2"><text:s text:c="12"/>aliens = []</text:p>
      <text:p text:style-name="P2"><text:s text:c="12"/># Make 30 green aliens.</text:p>
      <text:p text:style-name="P6"><text:s text:c="12"/>for alien_number in range(30):</text:p>
      <text:p text:style-name="P6"><text:s text:c="14"/>new_alien = {'color': 'green', 'points': 5, 'speed': 'slow'}</text:p>
      <text:p text:style-name="P6"><text:s text:c="14"/>aliens.append(new_alien)</text:p>
      <text:p text:style-name="P6"/>
      <text:p text:style-name="P6"><text:s text:c="7"/><text:span text:style-name="T1"><text:s text:c="5"/># Show the first 5 aliens.</text:span></text:p>
      <text:p text:style-name="P6"><text:s text:c="12"/>for alien in aliens[:5]:</text:p>
      <text:p text:style-name="P6"><text:s text:c="14"/>print(alien)</text:p>
      <text:p text:style-name="P6"><text:s text:c="12"/>print("...")</text:p>
      <text:p text:style-name="P6"/>
      <text:p text:style-name="P6"><text:s text:c="12"/><text:span text:style-name="T1"># Show how many aliens have been created.</text:span></text:p>
      <text:p text:style-name="P6"><text:s text:c="12"/>print(f"Total number of aliens: {len(aliens)}"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 text:c="12"/><text:span text:style-name="T1">#to change the first three aliens</text:span></text:p>
      <text:p text:style-name="P6"/>
      <text:p text:style-name="P6"/>
      <text:p text:style-name="P6"/>
      <text:p text:style-name="P6"><text:s text:c="12"/><text:span text:style-name="T1"># Make an empty list for storing aliens.</text:span></text:p>
      <text:p text:style-name="P2"><text:s text:c="12"/>aliens = []</text:p>
      <text:p text:style-name="P2"><text:s text:c="12"/># Make 30 green aliens.</text:p>
      <text:p text:style-name="P6"><text:s text:c="12"/>for alien_number in range (30):</text:p>
      <text:p text:style-name="P6"><text:s text:c="16"/>new_alien = {'color': 'green', 'points': 5, 'speed': 'slow'}</text:p>
      <text:p text:style-name="P6"><text:s text:c="16"/>aliens.append(new_alien)</text:p>
      <text:p text:style-name="P6"><text:s text:c="12"/>for alien in aliens[:3]:</text:p>
      <text:p text:style-name="P6"><text:s text:c="16"/>if alien['color'] == 'green':</text:p>
      <text:p text:style-name="P6"><text:s text:c="20"/>alien['color'] = 'yellow'</text:p>
      <text:p text:style-name="P6"><text:s text:c="20"/>alien['speed'] = 'medium'</text:p>
      <text:p text:style-name="P6"><text:s text:c="20"/>alien['points'] = 10</text:p>
      <text:p text:style-name="P6"><text:s text:c="11"/><text:span text:style-name="T1"><text:s/># Show the first 5 aliens.</text:span></text:p>
      <text:p text:style-name="P6"><text:s text:c="12"/>for alien in aliens[:5]:</text:p>
      <text:p text:style-name="P6"><text:s text:c="16"/>print(alien)</text:p>
      <text:p text:style-name="P6"><text:s text:c="12"/>print("...")</text:p>
      <text:p text:style-name="P6"/>
      <text:p text:style-name="P6"><text:s text:c="12"/>print(f"\nTotal number of aliens: {len(aliens)}")</text:p>
      <text:p text:style-name="P6"/>
      <text:p text:style-name="P6"/>
      <text:p text:style-name="P6"/>
      <text:p text:style-name="P6"/>
      <text:p text:style-name="P6"/>
      <text:p text:style-name="P6"/>
      <text:p text:style-name="P6"><text:s text:c="12"/>favorite_languages = {</text:p>
      <text:p text:style-name="P6"><text:s text:c="12"/>'jen': ['python', 'ruby'],</text:p>
      <text:p text:style-name="P6"><text:s text:c="12"/>'sarah': ['c'],</text:p>
      <text:p text:style-name="P6"><text:s text:c="12"/>'edward': ['ruby', 'go'],</text:p>
      <text:p text:style-name="P6"><text:s text:c="12"/>'phil': ['python', 'haskell'],</text:p>
      <text:p text:style-name="P6"><text:s text:c="12"/>}</text:p>
      <text:p text:style-name="P6"/>
      <text:p text:style-name="P6"><text:s text:c="12"/>for name, languages in favorite_languages.items():</text:p>
      <text:p text:style-name="P6"><text:s text:c="16"/>print(f"\n{name.title()}'s favourite languages are:")</text:p>
      <text:p text:style-name="P6"><text:s text:c="16"/>for language in languages:</text:p>
      <text:p text:style-name="P6"><text:s text:c="20"/>print(f"\t{language.title()}")</text:p>
      <text:p text:style-name="P6"/>
      <text:p text:style-name="P6"/>
      <text:p text:style-name="P6"/>
      <text:p text:style-name="P2"># Multiple Dictionary Multiple Dictionary Multiple Dictionary</text:p>
      <text:p text:style-name="P6"><text:soft-page-break/></text:p>
      <text:p text:style-name="P6">users = {</text:p>
      <text:p text:style-name="P6"><text:s text:c="4"/>'aeinstein': {</text:p>
      <text:p text:style-name="P6"><text:s text:c="8"/>'first': 'albert',</text:p>
      <text:p text:style-name="P6"><text:s text:c="8"/>'last': 'einstein',</text:p>
      <text:p text:style-name="P6"><text:s text:c="8"/>'location': 'princeton',</text:p>
      <text:p text:style-name="P6"><text:s text:c="8"/>},</text:p>
      <text:p text:style-name="P6"><text:s text:c="4"/>'mcurie': {</text:p>
      <text:p text:style-name="P6"><text:s text:c="8"/>'first': 'marie',</text:p>
      <text:p text:style-name="P6"><text:s text:c="8"/>'last': 'curie',</text:p>
      <text:p text:style-name="P6"><text:s text:c="8"/>'location': 'paris',</text:p>
      <text:p text:style-name="P6"><text:s text:c="8"/>},</text:p>
      <text:p text:style-name="P6"><text:s text:c="4"/>}</text:p>
      <text:p text:style-name="P6">for username, user_info in users.items():</text:p>
      <text:p text:style-name="P6"><text:s text:c="4"/>print(f"\nUsername: {username}")</text:p>
      <text:p text:style-name="P6"><text:s text:c="4"/>full_name = f"{user_info['first']} {user_info['last']}"</text:p>
      <text:p text:style-name="P6"><text:s text:c="4"/>location = user_info['location']</text:p>
      <text:p text:style-name="P6"><text:s text:c="4"/>print(f"\tFull name: {full_name.title()}")</text:p>
      <text:p text:style-name="P6"><text:s text:c="4"/>print(f"\tLocation: {location.title()}")</text:p>
      <text:p text:style-name="P6"/>
      <text:p text:style-name="P6"/>
      <text:p text:style-name="P6"/>
      <text:p text:style-name="P6"/>
      <text:p text:style-name="P6"/>
      <text:p text:style-name="P6"><text:s/></text:p>
      <text:h text:style-name="P13" text:outline-level="1">-----------------------------------------------------------------------------------------------------------------</text:h>
      <text:h text:style-name="P13" text:outline-level="1"/>
      <text:h text:style-name="P13" text:outline-level="1">if if if if if if if if if if if if if if if if if if if if if if if if if if if if if if if if if if if if if if if</text:h>
      <text:h text:style-name="P13" text:outline-level="1"/>
      <text:h text:style-name="P13" text:outline-level="1">-----------------------------------------------------------------------------------------------------------------</text:h>
      <text:p text:style-name="P6"/>
      <text:p text:style-name="P6"/>
      <text:p text:style-name="P6"><text:soft-page-break/></text:p>
      <text:p text:style-name="P6"/>
      <text:p text:style-name="P6">a = 33</text:p>
      <text:p text:style-name="P6">b = 200</text:p>
      <text:p text:style-name="P6">if b &gt; a:</text:p>
      <text:p text:style-name="P6"><text:s text:c="2"/>print("b is greater than a")</text:p>
      <text:p text:style-name="P6">&gt;&gt;&gt;&gt;&gt;&gt;&gt;&gt;&gt;&gt;&gt;&gt;</text:p>
      <text:p text:style-name="P6">b is greater than a</text:p>
      <text:p text:style-name="P6"/>
      <text:p text:style-name="P6"/>
      <text:p text:style-name="P5">#####Indentation</text:p>
      <text:p text:style-name="P2">Python relies on indentation (whitespace at the beginning of a line) to define scope in the code. Other programming languages often use curly-brackets for this purpose.</text:p>
      <text:p text:style-name="P2"/>
      <text:p text:style-name="P2">Example</text:p>
      <text:p text:style-name="P2">If statement, without indentation (will raise an error):</text:p>
      <text:p text:style-name="P6"/>
      <text:p text:style-name="P6">a = 33</text:p>
      <text:p text:style-name="P6">b = 200</text:p>
      <text:p text:style-name="P6">if b &gt; a:</text:p>
      <text:p text:style-name="P6">print("b is greater than a") # you will get an error</text:p>
      <text:p text:style-name="P6">&gt;&gt;&gt;&gt;&gt;&gt;&gt;&gt;&gt;&gt;&gt;</text:p>
      <text:p text:style-name="P6">Error</text:p>
      <text:p text:style-name="P6"/>
      <text:p text:style-name="P6"/>
      <text:p text:style-name="P6"/>
      <text:p text:style-name="P6"/>
      <text:p text:style-name="P5">######Elif</text:p>
      <text:p text:style-name="P2">The elif keyword is pythons way of saying "if the previous conditions were not true, then try this condition".</text:p>
      <text:p text:style-name="P2"/>
      <text:p text:style-name="P2">Example</text:p>
      <text:p text:style-name="P6">a = 33</text:p>
      <text:p text:style-name="P6">b = 33</text:p>
      <text:p text:style-name="P6">if b &gt; a:</text:p>
      <text:p text:style-name="P6"><text:s text:c="2"/>print("b is greater than a")</text:p>
      <text:p text:style-name="P6">elif a == b:</text:p>
      <text:p text:style-name="P6"><text:s text:c="2"/>print("a and b are equal")</text:p>
      <text:p text:style-name="P6">&gt;&gt;&gt;&gt;&gt;&gt;&gt;&gt;&gt;&gt;&gt;&gt;&gt;&gt;&gt;&gt;&gt;&gt;&gt;&gt;&gt;&gt;&gt;&gt;&gt;.....</text:p>
      <text:p text:style-name="P6">a and b are equal</text:p>
      <text:p text:style-name="P6"><text:soft-page-break/></text:p>
      <text:p text:style-name="P6"/>
      <text:p text:style-name="P6"/>
      <text:p text:style-name="P5">######Else</text:p>
      <text:p text:style-name="P2">The else keyword catches anything which isn't caught by the preceding conditions.</text:p>
      <text:p text:style-name="P6">a = 33</text:p>
      <text:p text:style-name="P6">b = 33</text:p>
      <text:p text:style-name="P6">if a &gt; b:</text:p>
      <text:p text:style-name="P6"><text:s text:c="2"/>print("a is greater than b")</text:p>
      <text:p text:style-name="P6">elif a &lt; b:</text:p>
      <text:p text:style-name="P6"><text:s text:c="2"/>print("b is greater than a")</text:p>
      <text:p text:style-name="P6">else:</text:p>
      <text:p text:style-name="P6"><text:s text:c="2"/>print("a is equal to b")</text:p>
      <text:p text:style-name="P6"/>
      <text:p text:style-name="P6">&gt;&gt;&gt;&gt;&gt;&gt;&gt;&gt;&gt;&gt;&gt;&gt;&gt;&gt;&gt;&gt;</text:p>
      <text:p text:style-name="P6">a is equal to b</text:p>
      <text:p text:style-name="P6"/>
      <text:p text:style-name="P6"/>
      <text:p text:style-name="P6"/>
      <text:p text:style-name="P5">###########Short Hand If</text:p>
      <text:p text:style-name="P2">If you have only one statement to execute, you can put it on the same line as the if statement.</text:p>
      <text:p text:style-name="P2"/>
      <text:p text:style-name="P2">Example</text:p>
      <text:p text:style-name="P2">One line if statement:</text:p>
      <text:p text:style-name="P6"/>
      <text:p text:style-name="P6">if a &gt; b: print("a is greater than b")</text:p>
      <text:p text:style-name="P6">&gt;&gt;&gt;&gt;&gt;&gt;&gt;&gt;&gt;&gt;&gt;&gt;&gt;&gt;&gt;&gt;&gt;&gt;&gt;&gt;&gt;&gt;&gt;&gt;.</text:p>
      <text:p text:style-name="P6">"a is greater than b"</text:p>
      <text:p text:style-name="P6"/>
      <text:p text:style-name="P6"/>
      <text:p text:style-name="P6"/>
      <text:p text:style-name="P5">#############Short Hand If ... Else</text:p>
      <text:p text:style-name="P2">If you have only one statement to execute, one for if, and one for else, you can put it all on the same line:</text:p>
      <text:p text:style-name="P2"/>
      <text:p text:style-name="P2">Example</text:p>
      <text:p text:style-name="P2">One line if else statement:</text:p>
      <text:p text:style-name="P6"/>
      <text:p text:style-name="P6">a = 2</text:p>
      <text:p text:style-name="P6"><text:soft-page-break/>b = 330</text:p>
      <text:p text:style-name="P6">print("A") if a &gt; b else print("B")</text:p>
      <text:p text:style-name="P6">&gt;&gt;&gt;&gt;&gt;&gt;&gt;&gt;&gt;&gt;&gt;&gt;&gt;&gt;&gt;&gt;&gt;&gt;&gt;&gt;&gt;</text:p>
      <text:p text:style-name="P6">B</text:p>
      <text:p text:style-name="P6"/>
      <text:p text:style-name="P6"/>
      <text:p text:style-name="P6"/>
      <text:p text:style-name="P2">##########You can also have multiple else statements on the same line:</text:p>
      <text:p text:style-name="P2"/>
      <text:p text:style-name="P2">Example</text:p>
      <text:p text:style-name="P2">One line if else statement, with 3 conditions:</text:p>
      <text:p text:style-name="P6"/>
      <text:p text:style-name="P6">a = 330</text:p>
      <text:p text:style-name="P6">b = 330</text:p>
      <text:p text:style-name="P6">print("A") if a &gt; b else print("=") if a == b else print("B")</text:p>
      <text:p text:style-name="P6">&gt;&gt;&gt;&gt;&gt;&gt;&gt;&gt;&gt;&gt;&gt;&gt;&gt;&gt;&gt;&gt;&gt;&gt;..</text:p>
      <text:p text:style-name="P6">=</text:p>
      <text:p text:style-name="P6"/>
      <text:p text:style-name="P5">#####And</text:p>
      <text:p text:style-name="P2">The and keyword is a logical operator, and is used to combine conditional statements:</text:p>
      <text:p text:style-name="P2"/>
      <text:p text:style-name="P2">Example</text:p>
      <text:p text:style-name="P2">Test if a is greater than b, AND if c is greater than a:</text:p>
      <text:p text:style-name="P6"/>
      <text:p text:style-name="P6">a = 200</text:p>
      <text:p text:style-name="P6">b = 33</text:p>
      <text:p text:style-name="P6">c = 500</text:p>
      <text:p text:style-name="P6">if a &gt; b and c &gt; a:</text:p>
      <text:p text:style-name="P6"><text:s text:c="2"/>print("Both conditions are True")</text:p>
      <text:p text:style-name="P6">&gt;&gt;&gt;&gt;&gt;&gt;&gt;&gt;&gt;&gt;&gt;&gt;&gt;&gt;&gt;&gt;&gt;.</text:p>
      <text:p text:style-name="P6">Both conditions are True</text:p>
      <text:p text:style-name="P6"/>
      <text:p text:style-name="P6"/>
      <text:p text:style-name="P5">###########Or</text:p>
      <text:p text:style-name="P2">The or keyword is a logical operator, and is used to combine conditional statements:</text:p>
      <text:p text:style-name="P2"/>
      <text:p text:style-name="P2">Example</text:p>
      <text:p text:style-name="P2">Test if a is greater than b, OR if a is greater than c:</text:p>
      <text:p text:style-name="P6"/>
      <text:p text:style-name="P6"><text:soft-page-break/>a = 200</text:p>
      <text:p text:style-name="P6">b = 33</text:p>
      <text:p text:style-name="P6">c = 500</text:p>
      <text:p text:style-name="P6">if a &gt; b or a &gt; c:</text:p>
      <text:p text:style-name="P6"><text:s text:c="2"/>print("At least one of the conditions is True")</text:p>
      <text:p text:style-name="P6">&gt;&gt;&gt;&gt;&gt;&gt;&gt;&gt;&gt;&gt;</text:p>
      <text:p text:style-name="P6">At least one of the conditions is True</text:p>
      <text:p text:style-name="P6"/>
      <text:p text:style-name="P6"/>
      <text:p text:style-name="P6"/>
      <text:p text:style-name="P6"/>
      <text:p text:style-name="P6"/>
      <text:p text:style-name="P5">#########Nested If</text:p>
      <text:p text:style-name="P2">You can have if statements inside if statements, this is called nested if statements.</text:p>
      <text:p text:style-name="P2"/>
      <text:p text:style-name="P2">Example</text:p>
      <text:p text:style-name="P6">x = 41</text:p>
      <text:p text:style-name="P6"/>
      <text:p text:style-name="P6">if x &gt; 10:</text:p>
      <text:p text:style-name="P6"><text:s text:c="2"/>print("Above ten,")</text:p>
      <text:p text:style-name="P6"><text:s text:c="2"/>if x &gt; 20:</text:p>
      <text:p text:style-name="P6"><text:s text:c="4"/>print("and also above 20!")</text:p>
      <text:p text:style-name="P6"><text:s text:c="2"/>else:</text:p>
      <text:p text:style-name="P6"><text:s text:c="4"/>print("but not above 20.")</text:p>
      <text:p text:style-name="P6">&gt;&gt;&gt;&gt;&gt;&gt;&gt;&gt;&gt;&gt;&gt;&gt;&gt;</text:p>
      <text:p text:style-name="P6">and also above 20!</text:p>
      <text:p text:style-name="P6"/>
      <text:p text:style-name="P6"/>
      <text:p text:style-name="P6"/>
      <text:p text:style-name="P6"/>
      <text:p text:style-name="P6"/>
      <text:p text:style-name="P5">##########The pass Statement</text:p>
      <text:p text:style-name="P2">if statements cannot be empty, but if you for some reason have an if statement with no content, put in the pass statement to avoid getting an error.</text:p>
      <text:p text:style-name="P2"/>
      <text:p text:style-name="P2">Example</text:p>
      <text:p text:style-name="P6">a = 33</text:p>
      <text:p text:style-name="P6">b = 200</text:p>
      <text:p text:style-name="P6"/>
      <text:p text:style-name="P6">if b &gt; a:</text:p>
      <text:p text:style-name="P6"><text:soft-page-break/><text:s text:c="2"/>pas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embers = ['masqurul', 'rukhsana', 'arsh', 'falah', 'sadaf', 'zihan']</text:p>
      <text:p text:style-name="P6">for member in members:</text:p>
      <text:p text:style-name="P6">if member=='masqurul':</text:p>
      <text:p text:style-name="P6">print(member.upper())</text:p>
      <text:p text:style-name="P6">else:</text:p>
      <text:p text:style-name="P6">print(member.title())</text:p>
      <text:p text:style-name="P6"/>
      <text:p text:style-name="P6"/>
      <text:p text:style-name="P6"/>
      <text:p text:style-name="P6"/>
      <text:p text:style-name="P6">car = 'bmw'</text:p>
      <text:p text:style-name="P6">car == 'bmw'</text:p>
      <text:p text:style-name="P6"/>
      <text:p text:style-name="P6"><text:s/><text:span text:style-name="T1">#A single equal sign(=) is really a statement: <text:s text:c="2"/>“Set the value of car equal to 'bmw' .”</text:span></text:p>
      <text:p text:style-name="P2"><text:s/>#A double equal sign(==) asks a question: <text:s text:c="5"/>“Is the value of car equal to 'bmw' ?”</text:p>
      <text:p text:style-name="P6"/>
      <text:p text:style-name="P6">car = 'audi'</text:p>
      <text:p text:style-name="P6">car == 'bmw'</text:p>
      <text:p text:style-name="P6"/>
      <text:p text:style-name="P6"/>
      <text:p text:style-name="P6"/>
      <text:p text:style-name="P2">#two values with different capitalization are not considered equal:</text:p>
      <text:p text:style-name="P6">&gt;&gt;&gt; car = 'Audi'</text:p>
      <text:p text:style-name="P6">&gt;&gt;&gt; car == 'audi'</text:p>
      <text:p text:style-name="P6">False</text:p>
      <text:p text:style-name="P6"/>
      <text:p text:style-name="P6"/>
      <text:p text:style-name="P2">#you can convert the variable’s value to lowercase before doing the comparison:</text:p>
      <text:p text:style-name="P6"/>
      <text:p text:style-name="P6">&gt;&gt;&gt; car = 'Audi'</text:p>
      <text:p text:style-name="P6"><text:soft-page-break/>&gt;&gt;&gt; car.lower() == 'audi'</text:p>
      <text:p text:style-name="P6">True</text:p>
      <text:p text:style-name="P6"/>
      <text:p text:style-name="P2">#can do this kind of comparison without affecting the original variable:</text:p>
      <text:p text:style-name="P6"/>
      <text:p text:style-name="P6">&gt;&gt;&gt; car = 'Audi'</text:p>
      <text:p text:style-name="P6"><text:s/>&gt;&gt;&gt; car.lower() == 'audi'</text:p>
      <text:p text:style-name="P6">True</text:p>
      <text:p text:style-name="P6"><text:s/>&gt;&gt;&gt; car</text:p>
      <text:p text:style-name="P6">'Audi'</text:p>
      <text:p text:style-name="P6"/>
      <text:p text:style-name="P6"/>
      <text:p text:style-name="P6"/>
      <text:p text:style-name="P6"/>
      <text:p text:style-name="P2">!= != != != != != != != != != != != != != != != != != != != != != != !=</text:p>
      <text:p text:style-name="P6"/>
      <text:p text:style-name="P6"/>
      <text:p text:style-name="P6"/>
      <text:p text:style-name="P6">order = 'burger'</text:p>
      <text:p text:style-name="P6">if order != 'cold drink':</text:p>
      <text:p text:style-name="P6">print("Hold a cold drink also!")</text:p>
      <text:p text:style-name="P6"/>
      <text:p text:style-name="P6"/>
      <text:p text:style-name="P6">answer= 15</text:p>
      <text:p text:style-name="P6">if answer!= 10:</text:p>
      <text:p text:style-name="P6">print("That is not the correct answer. Please try again!")</text:p>
      <text:p text:style-name="P6"/>
      <text:p text:style-name="P6"/>
      <text:p text:style-name="P6">&gt;&gt;&gt; age_0 = 22</text:p>
      <text:p text:style-name="P6">&gt;&gt;&gt; age_1 = 18</text:p>
      <text:p text:style-name="P6">&gt;&gt;&gt; age_0 &gt;= 21 and age_1 &gt;= 21 #AND EXPRESSION</text:p>
      <text:p text:style-name="P6">False</text:p>
      <text:p text:style-name="P6"/>
      <text:p text:style-name="P6"/>
      <text:p text:style-name="P6"/>
      <text:p text:style-name="P6"/>
      <text:p text:style-name="P6">age1=15</text:p>
      <text:p text:style-name="P6">age2=20</text:p>
      <text:p text:style-name="P6">age1&gt;=12 and age2&gt;=12</text:p>
      <text:p text:style-name="P6"/>
      <text:p text:style-name="P6">age1&gt;=20 and age2&gt;=20</text:p>
      <text:p text:style-name="P6"/>
      <text:p text:style-name="P6"><text:soft-page-break/></text:p>
      <text:p text:style-name="P6"/>
      <text:p text:style-name="P6"/>
      <text:p text:style-name="P6"/>
      <text:p text:style-name="P6">age1=15</text:p>
      <text:p text:style-name="P6">age2=20</text:p>
      <text:p text:style-name="P6">age1&gt;=20 or age2&gt;=20 <text:s/><text:span text:style-name="T1"># OR EXPRESSION</text:span></text:p>
      <text:p text:style-name="P6"/>
      <text:p text:style-name="P6">age2=18</text:p>
      <text:p text:style-name="P6">age1&gt;=20 or age2&gt;=20</text:p>
      <text:p text:style-name="P6"/>
      <text:p text:style-name="P6"/>
      <text:p text:style-name="P6"/>
      <text:p text:style-name="P6">icecream=['cup', 'chocobar', 'vanilla']</text:p>
      <text:p text:style-name="P6">'cup' in icecream <text:s text:c="19"/><text:span text:style-name="T1">#in EXPRESSION</text:span></text:p>
      <text:p text:style-name="P6">'strawberry' in icecream</text:p>
      <text:p text:style-name="P6"/>
      <text:p text:style-name="P6"/>
      <text:p text:style-name="P6">banned_users = ['andrew', 'carolina', 'david']</text:p>
      <text:p text:style-name="P6">user = 'marie'</text:p>
      <text:p text:style-name="P6"/>
      <text:p text:style-name="P6">if user not in banned_users:</text:p>
      <text:p text:style-name="P6">print(f'\n Hey! {user.title()} You can post a response if you wish.')</text:p>
      <text:p text:style-name="P6">else:</text:p>
      <text:p text:style-name="P6">print(f"\n Hey! {banned_users.title()} You can't post a response even if you wish. Because you are added to Blocked user")</text:p>
      <text:p text:style-name="P6"/>
      <text:p text:style-name="P6"/>
      <text:p text:style-name="P6"/>
      <text:p text:style-name="P6"/>
      <text:p text:style-name="P6"/>
      <text:p text:style-name="P6">age = 17</text:p>
      <text:p text:style-name="P6">if age &gt;= 18:</text:p>
      <text:p text:style-name="P6">print("You are old enough to vote!")</text:p>
      <text:p text:style-name="P6">print("Have you registered to vote yet?")</text:p>
      <text:p text:style-name="P6">else:</text:p>
      <text:p text:style-name="P6">print("Sorry, you are too young to vote.")</text:p>
      <text:p text:style-name="P6">print("Please register to vote as soon as you turn 18!")</text:p>
      <text:p text:style-name="P6"/>
      <text:p text:style-name="P2"/>
      <text:p text:style-name="P2">elif elif elif elif elif elif elif elif elif elif elif elif elif elif</text:p>
      <text:p text:style-name="P6"/>
      <text:p text:style-name="P6"><text:soft-page-break/></text:p>
      <text:p text:style-name="P6">age= 19</text:p>
      <text:p text:style-name="P6">if age&lt;=4:</text:p>
      <text:p text:style-name="P6"><text:s text:c="2"/>print("Your admission cost is $0.")</text:p>
      <text:p text:style-name="P6">elif age&lt;=18:</text:p>
      <text:p text:style-name="P6"><text:s text:c="2"/>print("Your admission cost is $25.")</text:p>
      <text:p text:style-name="P6">else :</text:p>
      <text:p text:style-name="P6"><text:s text:c="2"/>print("Your admission cost is $40.")</text:p>
      <text:p text:style-name="P6"/>
      <text:p text:style-name="P6"/>
      <text:p text:style-name="P6"><text:s text:c="2"/>age= 12</text:p>
      <text:p text:style-name="P6"><text:s text:c="2"/>if age&lt;=4:</text:p>
      <text:p text:style-name="P6"><text:s text:c="4"/>price=0</text:p>
      <text:p text:style-name="P6"><text:s text:c="2"/>elif age&lt;=18:</text:p>
      <text:p text:style-name="P6"><text:s text:c="4"/>price=25</text:p>
      <text:p text:style-name="P6"><text:s text:c="2"/>else :</text:p>
      <text:p text:style-name="P6"><text:s text:c="4"/>price=40</text:p>
      <text:p text:style-name="P6"><text:s text:c="2"/>print(f"\n\tYour admission cost is ${price}.\n")</text:p>
      <text:p text:style-name="P6"/>
      <text:p text:style-name="P6"/>
      <text:p text:style-name="P6"/>
      <text:p text:style-name="P6"/>
      <text:p text:style-name="P6"/>
      <text:p text:style-name="P6"/>
      <text:p text:style-name="P6"><text:s text:c="2"/>message = input("Tell me something, and I will repeat it back to you: ")</text:p>
      <text:p text:style-name="P6"><text:s text:c="2"/>print(message)</text:p>
      <text:p text:style-name="P6"/>
      <text:p text:style-name="P6"><text:s text:c="2"/>name = input("Please enter your name: ")</text:p>
      <text:p text:style-name="P6">print(f"\nHello, {name}!")</text:p>
      <text:p text:style-name="P6"/>
      <text:p text:style-name="P6"/>
      <text:p text:style-name="P6"/>
      <text:p text:style-name="P6">requested_toppings = []</text:p>
      <text:p text:style-name="P6">if requested_toppings:</text:p>
      <text:p text:style-name="P6"><text:s text:c="4"/>for requested_topping in requested_toppings:</text:p>
      <text:p text:style-name="P6"><text:s text:c="8"/>print(f"Adding {requested_topping}.")</text:p>
      <text:p text:style-name="P6"><text:s text:c="4"/>print("\nFinished making your pizza!")</text:p>
      <text:p text:style-name="P6">else:</text:p>
      <text:p text:style-name="P6"><text:s text:c="4"/>print("Are you sure you want a plain pizza?")</text:p>
      <text:p text:style-name="P6"/>
      <text:p text:style-name="P6"/>
      <text:p text:style-name="P6"/>
      <text:p text:style-name="P6"><text:soft-page-break/></text:p>
      <text:p text:style-name="P6"/>
      <text:p text:style-name="P6">age= input("Please enter your age: ")</text:p>
      <text:p text:style-name="P6">age=int(age)</text:p>
      <text:p text:style-name="P6">if age&lt;=4:</text:p>
      <text:p text:style-name="P6"><text:s text:c="4"/>price=0</text:p>
      <text:p text:style-name="P6">elif age&lt;=18:</text:p>
      <text:p text:style-name="P6"><text:s text:c="4"/>price=25</text:p>
      <text:p text:style-name="P6">elif age&lt;=50:</text:p>
      <text:p text:style-name="P6"><text:s text:c="4"/>price=40</text:p>
      <text:p text:style-name="P6">elif age&lt;=65:</text:p>
      <text:p text:style-name="P6"><text:s text:c="4"/>price=30</text:p>
      <text:p text:style-name="P6">elif age&lt;=75:</text:p>
      <text:p text:style-name="P6"><text:s text:c="4"/>price=20</text:p>
      <text:p text:style-name="P6">else : <text:s text:c="15"/><text:span text:style-name="T1">#USING else</text:span></text:p>
      <text:p text:style-name="P6"><text:s text:c="4"/>price=5</text:p>
      <text:p text:style-name="P6">print(f"\n\tYour admission cost is ${price}.\n")</text:p>
      <text:p text:style-name="P6"/>
      <text:p text:style-name="P6"/>
      <text:p text:style-name="P6"/>
      <text:p text:style-name="P6"/>
      <text:p text:style-name="P6">age= input("Please enter your age: ")</text:p>
      <text:p text:style-name="P6">age=int(age)</text:p>
      <text:p text:style-name="P6">if age&lt;=4:</text:p>
      <text:p text:style-name="P6"><text:s text:c="4"/>price=0</text:p>
      <text:p text:style-name="P6">elif age&lt;=18:</text:p>
      <text:p text:style-name="P6"><text:s text:c="4"/>price=25</text:p>
      <text:p text:style-name="P6">elif age&lt;=50:</text:p>
      <text:p text:style-name="P6"><text:s text:c="4"/>price=40</text:p>
      <text:p text:style-name="P6">elif age&lt;=65:</text:p>
      <text:p text:style-name="P6"><text:s text:c="4"/>price=30</text:p>
      <text:p text:style-name="P6">elif age&lt;=75:</text:p>
      <text:p text:style-name="P6"><text:s text:c="4"/>price=20</text:p>
      <text:p text:style-name="P6">elif age&gt;=75: <text:s text:c="14"/><text:span text:style-name="T1"><text:s/># USING ONLY elif</text:span></text:p>
      <text:p text:style-name="P6"><text:s text:c="4"/>price=5</text:p>
      <text:p text:style-name="P6">print(f"\n\tYour admission cost is ${price}.\n")</text:p>
      <text:p text:style-name="P6"/>
      <text:p text:style-name="P6"/>
      <text:p text:style-name="P6"/>
      <text:p text:style-name="P6"/>
      <text:p text:style-name="P6">requested_toppings = ['mushrooms', 'extra cheese']</text:p>
      <text:p text:style-name="P6">if 'mushrooms' in requested_toppings:</text:p>
      <text:p text:style-name="P6"><text:soft-page-break/><text:s text:c="4"/>print('adding mushrooms')</text:p>
      <text:p text:style-name="P6">if 'pepperoni' in requested_toppings:</text:p>
      <text:p text:style-name="P6"><text:s text:c="4"/>print('adding pepperoni')</text:p>
      <text:p text:style-name="P6">if 'extra cheese' in requested_toppings:</text:p>
      <text:p text:style-name="P6"><text:s text:c="4"/>print('adding extra cheese')</text:p>
      <text:p text:style-name="P6">print("\nFinished making your pizza!")</text:p>
      <text:p text:style-name="P6"/>
      <text:p text:style-name="P6"/>
      <text:p text:style-name="P6"/>
      <text:p text:style-name="P6">requested_toppings = ['mushrooms', 'green peppers', 'extra cheese']</text:p>
      <text:p text:style-name="P6">for bnb in requested_toppings:</text:p>
      <text:p text:style-name="P6"><text:s text:c="4"/>print(f"Adding {bnb}.")</text:p>
      <text:p text:style-name="P6">print("\nFinished making your pizza!")</text:p>
      <text:p text:style-name="P6"/>
      <text:p text:style-name="P6"/>
      <text:p text:style-name="P6"/>
      <text:p text:style-name="P6">requested_toppings = ['mushrooms', 'green peppers', 'extra cheese']</text:p>
      <text:p text:style-name="P6">for requested_topping in requested_toppings:</text:p>
      <text:p text:style-name="P6"><text:s text:c="4"/>if requested_topping == 'green peppers':</text:p>
      <text:p text:style-name="P6"><text:s text:c="8"/>print("\nSorry, we are out of green peppers right now.")</text:p>
      <text:p text:style-name="P6"><text:s text:c="4"/>else:</text:p>
      <text:p text:style-name="P6"><text:s text:c="8"/>print(f"\nAdding {requested_topping}.")</text:p>
      <text:p text:style-name="P6">print("\n\tFinished making your pizza!\n")</text:p>
      <text:p text:style-name="P6"/>
      <text:p text:style-name="P6"/>
      <text:p text:style-name="P6"/>
      <text:p text:style-name="P6">available_toppings = ['mushrooms', 'olives', 'green peppers',</text:p>
      <text:p text:style-name="P6">'pepperoni', 'pineapple', 'extra cheese']</text:p>
      <text:p text:style-name="P6">requested_toppings = ['mushrooms', 'french fries', 'extra cheese']</text:p>
      <text:p text:style-name="P6">for requested_topping in requested_toppings:</text:p>
      <text:p text:style-name="P6"><text:s text:c="4"/>if requested_topping in available_toppings:</text:p>
      <text:p text:style-name="P6"><text:s text:c="8"/>print(f"Adding {requested_topping}.")</text:p>
      <text:p text:style-name="P6"><text:s text:c="4"/>else:</text:p>
      <text:p text:style-name="P6"><text:s text:c="8"/>print(f"Sorry, we don't have {requested_topping}.")</text:p>
      <text:p text:style-name="P6">print("\nFinished making your pizza!")</text:p>
      <text:p text:style-name="P6"/>
      <text:p text:style-name="P6"/>
      <text:h text:style-name="P13" text:outline-level="1"><text:soft-page-break/>-----------------------------------------------------------------------------------------------------------------</text:h>
      <text:h text:style-name="P13" text:outline-level="1"/>
      <text:h text:style-name="P13" text:outline-level="1">While While While While While While While While While While While While While While </text:h>
      <text:h text:style-name="P13" text:outline-level="1"/>
      <text:h text:style-name="P13" text:outline-level="1">-----------------------------------------------------------------------------------------------------------------</text:h>
      <text:p text:style-name="P6"/>
      <text:p text:style-name="P5">$$$$$$Python Loops</text:p>
      <text:p text:style-name="P2">Python has two primitive loop commands:</text:p>
      <text:p text:style-name="P2"/>
      <text:p text:style-name="P5">while loops</text:p>
      <text:p text:style-name="P2">for loops</text:p>
      <text:p text:style-name="P2"/>
      <text:p text:style-name="P2"/>
      <text:p text:style-name="P5">The while Loop</text:p>
      <text:p text:style-name="P2">With the while loop we can execute a set of statements as long as a condition is true.</text:p>
      <text:p text:style-name="P2"/>
      <text:p text:style-name="P2">Example</text:p>
      <text:p text:style-name="P2">Print i as long as i is less than 6:</text:p>
      <text:p text:style-name="P6"/>
      <text:p text:style-name="P6">i = 1</text:p>
      <text:p text:style-name="P6">while i &lt; 6:</text:p>
      <text:p text:style-name="P6"><text:s text:c="2"/>print(i)</text:p>
      <text:p text:style-name="P6"><text:s text:c="2"/>i += 1</text:p>
      <text:p text:style-name="P6">&gt;&gt;&gt;&gt;&gt;&gt;&gt;&gt;&gt;&gt;&gt;&gt;&gt;&gt;&gt;&gt;&gt;&gt;&gt;</text:p>
      <text:p text:style-name="P6">1</text:p>
      <text:p text:style-name="P6">2</text:p>
      <text:p text:style-name="P6">3</text:p>
      <text:p text:style-name="P6">4</text:p>
      <text:p text:style-name="P6">5</text:p>
      <text:p text:style-name="P6"/>
      <text:p text:style-name="P6"/>
      <text:p text:style-name="P6"><text:soft-page-break/></text:p>
      <text:p text:style-name="P6"/>
      <text:p text:style-name="P6"/>
      <text:p text:style-name="P5">##########The break Statement</text:p>
      <text:p text:style-name="P2">With the break statement we can stop the loop even if the while condition is true:</text:p>
      <text:p text:style-name="P2"/>
      <text:p text:style-name="P2">Example</text:p>
      <text:p text:style-name="P2">Exit the loop when i is 3:</text:p>
      <text:p text:style-name="P6"/>
      <text:p text:style-name="P6">i = 1</text:p>
      <text:p text:style-name="P6">while i &lt; 6:</text:p>
      <text:p text:style-name="P6"><text:s text:c="2"/>print(i)</text:p>
      <text:p text:style-name="P6"><text:s text:c="2"/>if i == 3:</text:p>
      <text:p text:style-name="P6"><text:s text:c="4"/>break</text:p>
      <text:p text:style-name="P6"><text:s text:c="2"/>i += 1</text:p>
      <text:p text:style-name="P6"/>
      <text:p text:style-name="P6">&gt;&gt;&gt;&gt;&gt;&gt;&gt;&gt;&gt;&gt;&gt;&gt;&gt;&gt;&gt;&gt;&gt;&gt;</text:p>
      <text:p text:style-name="P6">​1</text:p>
      <text:p text:style-name="P6">2</text:p>
      <text:p text:style-name="P6">3</text:p>
      <text:p text:style-name="P6"/>
      <text:p text:style-name="P6"/>
      <text:p text:style-name="P6"/>
      <text:p text:style-name="P5">######The continue Statement</text:p>
      <text:p text:style-name="P2">With the continue statement we can stop the current iteration, and continue with the next:</text:p>
      <text:p text:style-name="P2"/>
      <text:p text:style-name="P2">Example</text:p>
      <text:p text:style-name="P2">Continue to the next iteration if i is 3:</text:p>
      <text:p text:style-name="P6"/>
      <text:p text:style-name="P6">i = 0</text:p>
      <text:p text:style-name="P6">while i &lt; 6:</text:p>
      <text:p text:style-name="P6"><text:s text:c="2"/>i += 1</text:p>
      <text:p text:style-name="P6"><text:s text:c="2"/>if i == 3:</text:p>
      <text:p text:style-name="P6"><text:s text:c="4"/>continue</text:p>
      <text:p text:style-name="P6"><text:s text:c="2"/>print(i)</text:p>
      <text:p text:style-name="P6">&gt;&gt;&gt;&gt;&gt;&gt;&gt;&gt;&gt;&gt;&gt;&gt;&gt;&gt;&gt;&gt;&gt;&gt;&gt;&gt;&gt;&gt;&gt;&gt;&gt;&gt;&gt;</text:p>
      <text:p text:style-name="P6">1</text:p>
      <text:p text:style-name="P6">2</text:p>
      <text:p text:style-name="P6">4</text:p>
      <text:p text:style-name="P6"><text:soft-page-break/>5</text:p>
      <text:p text:style-name="P6">6</text:p>
      <text:p text:style-name="P6"/>
      <text:p text:style-name="P6"/>
      <text:p text:style-name="P5">############3The else Statement</text:p>
      <text:p text:style-name="P2">With the else statement we can run a block of code once when the condition no longer is true:</text:p>
      <text:p text:style-name="P2"/>
      <text:p text:style-name="P2">Example</text:p>
      <text:p text:style-name="P2">Print a message once the condition is false:</text:p>
      <text:p text:style-name="P6"/>
      <text:p text:style-name="P6">i = 1</text:p>
      <text:p text:style-name="P6">while i &lt; 6:</text:p>
      <text:p text:style-name="P6"><text:s text:c="2"/>print(i)</text:p>
      <text:p text:style-name="P6"><text:s text:c="2"/>i += 1</text:p>
      <text:p text:style-name="P6">else:</text:p>
      <text:p text:style-name="P6"><text:s text:c="2"/>print("i is no longer less than 6")</text:p>
      <text:p text:style-name="P6"/>
      <text:p text:style-name="P6">.&gt;&gt;&gt;&gt;&gt;&gt;&gt;&gt;&gt;&gt;&gt;&gt;&gt;</text:p>
      <text:p text:style-name="P6">1</text:p>
      <text:p text:style-name="P6">2</text:p>
      <text:p text:style-name="P6">3</text:p>
      <text:p text:style-name="P6">4</text:p>
      <text:p text:style-name="P6">5</text:p>
      <text:p text:style-name="P6">i is no longer less than 6</text:p>
      <text:p text:style-name="P6"/>
      <text:p text:style-name="P6"/>
      <text:p text:style-name="P6"/>
      <text:p text:style-name="P6"/>
      <text:p text:style-name="P6"/>
      <text:h text:style-name="P13" text:outline-level="1"><text:soft-page-break/>-----------------------------------------------------------------------------------------------------------------</text:h>
      <text:h text:style-name="P13" text:outline-level="1"/>
      <text:h text:style-name="P13" text:outline-level="1">input input input input input input input input input input input input input input input input </text:h>
      <text:h text:style-name="P13" text:outline-level="1"/>
      <text:h text:style-name="P13" text:outline-level="1">-----------------------------------------------------------------------------------------------------------------</text:h>
      <text:p text:style-name="P6"/>
      <text:p text:style-name="P6"/>
      <text:p text:style-name="P6"/>
      <text:p text:style-name="P6">message = input("Tell me something, and I will repeat it back to you: ")</text:p>
      <text:p text:style-name="P6">print(message)</text:p>
      <text:p text:style-name="P6"/>
      <text:p text:style-name="P6"/>
      <text:p text:style-name="P6">message = input("Tell me something, and I will repeat it back to you: ")</text:p>
      <text:p text:style-name="P6">print(f"\nDo you mean - {message}!")</text:p>
      <text:p text:style-name="P6"/>
      <text:p text:style-name="P6"/>
      <text:p text:style-name="P6"/>
      <text:p text:style-name="P6">text= "\nIf you could tell me that you will become my wife. Then i could talk to you in a zoom call but publicly. for now in text you could just tell me your first name."</text:p>
      <text:p text:style-name="P6">text+= "\n\nCould you tell me your first name please:"</text:p>
      <text:p text:style-name="P6">name = input(text)</text:p>
      <text:p text:style-name="P6">print(f"\nHello, {name}!")</text:p>
      <text:p text:style-name="P6"/>
      <text:p text:style-name="P6"/>
      <text:p text:style-name="P6">age = input(f"\n How old are you: ")</text:p>
      <text:p text:style-name="P6">age = int(age) <text:s text:c="2"/><text:span text:style-name="T1"># int FOR INTEGER</text:span></text:p>
      <text:p text:style-name="P6">dob= age-2</text:p>
      <text:p text:style-name="P6">print(f"\n Your date of birth according to 'ADHAAR CARD' is: {dob}\n")</text:p>
      <text:p text:style-name="P6"/>
      <text:p text:style-name="P6"/>
      <text:p text:style-name="P6"/>
      <text:p text:style-name="P6"><text:soft-page-break/>height = input("\nHow tall are you, in feet? \n")</text:p>
      <text:p text:style-name="P6">height = int(height)</text:p>
      <text:p text:style-name="P6">if height &gt;= 5:</text:p>
      <text:p text:style-name="P6"><text:s text:c="4"/>print("\nYou're tall enough to ride!\n")</text:p>
      <text:p text:style-name="P6">else:</text:p>
      <text:p text:style-name="P6"><text:s text:c="4"/>print("\nYou'll be able to ride when you're a little older.\n")</text:p>
      <text:p text:style-name="P6"/>
      <text:p text:style-name="P6"/>
      <text:p text:style-name="P6"/>
      <text:p text:style-name="P6"><text:s text:c="4"/>number = input("Enter a number, and I'll tell you if it's even or odd: ")</text:p>
      <text:p text:style-name="P6"><text:s text:c="4"/>number = int(number)</text:p>
      <text:p text:style-name="P6"><text:s text:c="4"/>if number % 2 == 0:</text:p>
      <text:p text:style-name="P6"><text:s text:c="8"/>print(f"\nThe number {number} is even.")</text:p>
      <text:p text:style-name="P6"><text:s text:c="4"/>else:</text:p>
      <text:p text:style-name="P6"><text:s text:c="8"/>print(f"\nThe number {number} is odd.")</text:p>
      <text:p text:style-name="P6"/>
      <text:p text:style-name="P6"/>
      <text:p text:style-name="P6"/>
      <text:p text:style-name="P6"/>
      <text:p text:style-name="P2">#While LOOP #While LOOP #While LOOP #While LOOP</text:p>
      <text:p text:style-name="P6"/>
      <text:p text:style-name="P6">x = 1</text:p>
      <text:p text:style-name="P6">while x &lt;= 5:</text:p>
      <text:p text:style-name="P6"><text:s text:c="4"/>print(x)</text:p>
      <text:p text:style-name="P6"><text:s text:c="4"/>x += 1</text:p>
      <text:p text:style-name="P6"/>
      <text:p text:style-name="P6"/>
      <text:p text:style-name="P6"/>
      <text:p text:style-name="P6">current_number = 1</text:p>
      <text:p text:style-name="P6">while current_number &lt;= 5:</text:p>
      <text:p text:style-name="P6"><text:s text:c="4"/>print(current_number)</text:p>
      <text:p text:style-name="P6"><text:s text:c="4"/>current_number += 1</text:p>
      <text:p text:style-name="P6"/>
      <text:p text:style-name="P6"/>
      <text:p text:style-name="P6"/>
      <text:p text:style-name="P6"/>
      <text:p text:style-name="P6"><text:s text:c="4"/>prompt = "\nTell me something, and I will repeat it back to you:"</text:p>
      <text:p text:style-name="P6"><text:s text:c="4"/>prompt += "\nYOu could end the program by typing 'quit'.\n "</text:p>
      <text:p text:style-name="P6"><text:s text:c="4"/>message = ""</text:p>
      <text:p text:style-name="P6"><text:s text:c="4"/>while message != 'quit':</text:p>
      <text:p text:style-name="P6"><text:s text:c="8"/>message = input(prompt)</text:p>
      <text:p text:style-name="P6"><text:s text:c="8"/>print(message)</text:p>
      <text:p text:style-name="P6"><text:soft-page-break/></text:p>
      <text:p text:style-name="P6"/>
      <text:p text:style-name="P6"/>
      <text:p text:style-name="P6"/>
      <text:p text:style-name="P6"><text:s text:c="8"/>prompt = "\nTell me something, and I will repeat it back to you:"</text:p>
      <text:p text:style-name="P6"><text:s text:c="8"/>prompt += "\nYOu could end the program by typing 'quit'.\n "</text:p>
      <text:p text:style-name="P6"><text:s text:c="8"/>message = ""</text:p>
      <text:p text:style-name="P6"><text:s text:c="8"/>while message != 'quit':</text:p>
      <text:p text:style-name="P6"><text:s text:c="12"/>message = input(prompt)</text:p>
      <text:p text:style-name="P6"><text:s text:c="12"/>if message != 'quit': <text:s text:c="2"/><text:span text:style-name="T1">#BY ADDING THIS PROGRAM WILL NOT PRINT "quit" IT WILL JUST QUIT THE PROGRAM</text:span></text:p>
      <text:p text:style-name="P6"><text:s text:c="16"/>print(message)</text:p>
      <text:p text:style-name="P6"/>
      <text:p text:style-name="P6"/>
      <text:p text:style-name="P2">#FLAG #FLAG #FLAG #FLAG #FLAG #FLAG #FLAG #FLAG #FLAG #FLAG #FLAG #FLAG</text:p>
      <text:p text:style-name="P2"/>
      <text:p text:style-name="P6"/>
      <text:p text:style-name="P6"/>
      <text:p text:style-name="P6"/>
      <text:p text:style-name="P6">prompt = "\nTell me something, and I will repeat it back to you:"</text:p>
      <text:p text:style-name="P6">prompt += "\nEnter 'quit' to end the program. "</text:p>
      <text:p text:style-name="P6">active = True</text:p>
      <text:p text:style-name="P6">while active:</text:p>
      <text:p text:style-name="P6"><text:s text:c="4"/>message = input(prompt)</text:p>
      <text:p text:style-name="P6"/>
      <text:p text:style-name="P6"><text:s text:c="4"/>if message == 'quit':</text:p>
      <text:p text:style-name="P6"><text:s text:c="8"/>active = False</text:p>
      <text:p text:style-name="P6"><text:s text:c="4"/>else:</text:p>
      <text:p text:style-name="P6"><text:s text:c="8"/>print(message)</text:p>
      <text:p text:style-name="P6"/>
      <text:p text:style-name="P6"/>
      <text:p text:style-name="P6"/>
      <text:p text:style-name="P6"/>
      <text:p text:style-name="P2">#break #break #break #break #break #break #break #break #break #break</text:p>
      <text:p text:style-name="P6"/>
      <text:p text:style-name="P6"/>
      <text:p text:style-name="P6"><text:s text:c="8"/>prompt = "\nPlease enter the name of a city you have visited:"</text:p>
      <text:p text:style-name="P6"><text:s text:c="8"/>prompt += "\n(Enter 'quit' when you are finished.) "</text:p>
      <text:p text:style-name="P6"/>
      <text:p text:style-name="P6"><text:s text:c="8"/>while True:</text:p>
      <text:p text:style-name="P6"><text:s text:c="12"/>city = input(prompt)</text:p>
      <text:p text:style-name="P6"><text:soft-page-break/><text:s text:c="12"/>if city == 'quit':</text:p>
      <text:p text:style-name="P6"><text:s text:c="16"/>break</text:p>
      <text:p text:style-name="P6"><text:s text:c="12"/>else:</text:p>
      <text:p text:style-name="P6"><text:s text:c="16"/>print(f"I'd love to go to {city.title()}!"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 text:c="15"/><text:span text:style-name="T1"><text:s/># Start with users that need to be verified,</text:span></text:p>
      <text:p text:style-name="P2"><text:s text:c="16"/># and an empty list to hold confirmed users.</text:p>
      <text:p text:style-name="P6"><text:s text:c="16"/>unconfirmed_users = ['alice', 'brian', 'candace']</text:p>
      <text:p text:style-name="P6"><text:s text:c="16"/>confirmed_users = []</text:p>
      <text:p text:style-name="P6"><text:s text:c="16"/><text:span text:style-name="T1"># Verify each user until there are no more unconfirmed users.</text:span></text:p>
      <text:p text:style-name="P2"><text:s text:c="16"/># Move each verified user into the list of confirmed users.</text:p>
      <text:p text:style-name="P6"><text:s text:c="16"/>while unconfirmed_users:</text:p>
      <text:p text:style-name="P6"><text:s text:c="20"/>current_user = unconfirmed_users.pop()</text:p>
      <text:p text:style-name="P6"/>
      <text:p text:style-name="P6"><text:s text:c="20"/>print(f"Verifying user: {current_user.title()}")</text:p>
      <text:p text:style-name="P6"><text:s text:c="20"/>confirmed_users.append(current_user)</text:p>
      <text:p text:style-name="P6"/>
      <text:p text:style-name="P6"><text:s text:c="19"/><text:span text:style-name="T1"><text:s/># Display all confirmed users.</text:span></text:p>
      <text:p text:style-name="P6"><text:s text:c="16"/>print("\nThe following users have been confirmed:")</text:p>
      <text:p text:style-name="P6"><text:s text:c="16"/>for confirmed_user in confirmed_users:</text:p>
      <text:p text:style-name="P6"><text:s text:c="20"/>print(confirmed_user.title())</text:p>
      <text:p text:style-name="P6"/>
      <text:p text:style-name="P6"/>
      <text:p text:style-name="P6"/>
      <text:p text:style-name="P2"># REMOVING ALL REPETATION OF A PERTICULAR Value</text:p>
      <text:p text:style-name="P6"/>
      <text:p text:style-name="P6"><text:s text:c="20"/>pets = ['dog', 'cat', 'dog', 'goldfish', 'cat', 'rabbit', 'cat']</text:p>
      <text:p text:style-name="P6"><text:s text:c="20"/>print(pets)</text:p>
      <text:p text:style-name="P6"><text:s text:c="20"/>while 'cat' in pets:</text:p>
      <text:p text:style-name="P6"><text:s text:c="24"/>pets.remove('cat')</text:p>
      <text:p text:style-name="P6"><text:s text:c="20"/>print(pets)</text:p>
      <text:p text:style-name="P6"/>
      <text:p text:style-name="P6"/>
      <text:p text:style-name="P6"/>
      <text:p text:style-name="P6"/>
      <text:p text:style-name="P6"><text:soft-page-break/></text:p>
      <text:p text:style-name="P6"><text:s text:c="20"/>responses = {}</text:p>
      <text:p text:style-name="P6"><text:s text:c="20"/><text:span text:style-name="T1"># Set a flag to indicate that polling is active.</text:span></text:p>
      <text:p text:style-name="P6"><text:s text:c="20"/>polling_active = True</text:p>
      <text:p text:style-name="P6"><text:s text:c="20"/>while polling_active:</text:p>
      <text:p text:style-name="P6"><text:s text:c="20"/><text:span text:style-name="T1"># Prompt for the person's name and response.</text:span></text:p>
      <text:p text:style-name="P6"><text:s text:c="24"/>name = input("\nWhat is your name? ")</text:p>
      <text:p text:style-name="P6"><text:s text:c="24"/>response = input("Which mountain would you like to climb someday? ")</text:p>
      <text:p text:style-name="P6"/>
      <text:p text:style-name="P6"><text:s text:c="23"/><text:span text:style-name="T1"><text:s/># Store the response in the dictionary.</text:span></text:p>
      <text:p text:style-name="P6"><text:s text:c="24"/>responses[name] = response</text:p>
      <text:p text:style-name="P6"><text:s text:c="24"/><text:span text:style-name="T1"># Find out if anyone else is going to take the poll.</text:span></text:p>
      <text:p text:style-name="P6"><text:s text:c="24"/>repeat = input("Would you like to let another person respond? (yes/ no) ")</text:p>
      <text:p text:style-name="P6"><text:s text:c="24"/>if repeat == 'no':</text:p>
      <text:p text:style-name="P6"><text:s text:c="28"/>polling_active = False</text:p>
      <text:p text:style-name="P6"><text:s text:c="19"/><text:span text:style-name="T1"><text:s/># Polling is complete. Show the results.</text:span></text:p>
      <text:p text:style-name="P6"><text:s text:c="20"/>print("\n--- Poll Results ---")</text:p>
      <text:p text:style-name="P6"><text:s text:c="20"/>for name, response in responses.items():</text:p>
      <text:p text:style-name="P6"><text:s text:c="24"/>print(f"{name} would like to climb {response}.")</text:p>
      <text:p text:style-name="P6"/>
      <text:p text:style-name="P6"/>
      <text:p text:style-name="P6"><text:s text:c="24"/><text:span text:style-name="T1">RESULT</text:span></text:p>
      <text:p text:style-name="P6"/>
      <text:p text:style-name="P6">&gt;&gt;&gt;&gt;&gt;&gt;What is your name? Arsh</text:p>
      <text:p text:style-name="P6">Which mountain would you like to climb someday? Raydih Pahad</text:p>
      <text:p text:style-name="P6">Would you like to let another person respond? (yes/ no) yes</text:p>
      <text:p text:style-name="P6"/>
      <text:p text:style-name="P6">What is your name? Again Arsh</text:p>
      <text:p text:style-name="P6">Which mountain would you like to climb someday? Damguru Pahad</text:p>
      <text:p text:style-name="P6">Would you like to let another person respond? (yes/ no) no</text:p>
      <text:p text:style-name="P6"/>
      <text:p text:style-name="P6">--- Poll Results ---</text:p>
      <text:p text:style-name="P6">Arsh would like to climb Raydih Pahad.</text:p>
      <text:p text:style-name="P6">Again Arsh would like to climb Damguru Pahad.&lt;&lt;&lt;&lt;&lt;&lt;&lt;&lt;&lt;&lt;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2">#CLASSES #CLASSES #CLASSES #CLASSES #CLASSES #CLASSES #CLASSES #CLASS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##FILES #FILES #FILES #FILES #FILES #FILES #FILES #FILES #FILES #FILES #FIL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#HOW TO OPEN A FILE THROUGH PYTHON</text:p>
      <text:p text:style-name="P6"/>
      <text:p text:style-name="P6">with open('pi.txt') as file_object:</text:p>
      <text:p text:style-name="P6"><text:s text:c="4"/>contents = file_object.read()</text:p>
      <text:p text:style-name="P6">print(contents)</text:p>
      <text:p text:style-name="P6"/>
      <text:p text:style-name="P2">#to remove extra blank line at the end of the output(find it on print)</text:p>
      <text:p text:style-name="P6"/>
      <text:p text:style-name="P6">with open('pi.txt') as file_object:</text:p>
      <text:p text:style-name="P6"><text:s text:c="4"/>contents = file_object.read()</text:p>
      <text:p text:style-name="P6">print(contents.rstrip())</text:p>
      <text:p text:style-name="P6"/>
      <text:p text:style-name="P6"><text:soft-page-break/></text:p>
      <text:p text:style-name="P2">#normal File Paths</text:p>
      <text:p text:style-name="P6">with open('text_files/pi.txt') as file_object: <text:span text:style-name="T1"># here text_files is a folder.</text:span></text:p>
      <text:p text:style-name="P6"><text:s text:c="4"/>contents = file_object.read()</text:p>
      <text:p text:style-name="P6">print(contents.rstrip())</text:p>
      <text:p text:style-name="P6"/>
      <text:p text:style-name="P6"/>
      <text:p text:style-name="P6"/>
      <text:p text:style-name="P2">#complex File Paths</text:p>
      <text:p text:style-name="P6">file_path = '/home/arsh/code/text_files/bnb/pi.txt'</text:p>
      <text:p text:style-name="P2"># here home, code and text_files is a folder.</text:p>
      <text:p text:style-name="P6">with open(file_path) as file_object:</text:p>
      <text:p text:style-name="P6"><text:s text:c="4"/>contents = file_object.read()</text:p>
      <text:p text:style-name="P6">print(contents.rstrip())</text:p>
      <text:p text:style-name="P6"/>
      <text:p text:style-name="P6"/>
      <text:p text:style-name="P6"/>
      <text:p text:style-name="P2">#Reading Line by Line</text:p>
      <text:p text:style-name="P6">filename = 'pi.txt'</text:p>
      <text:p text:style-name="P6">with open(filename) as file_object:</text:p>
      <text:p text:style-name="P6"><text:s text:c="4"/>for line in file_object:</text:p>
      <text:p text:style-name="P6"><text:s text:c="8"/>print(line.rstrip())</text:p>
      <text:p text:style-name="P6"/>
      <text:p text:style-name="P6"/>
      <text:p text:style-name="P6"><text:s text:c="8"/><text:span text:style-name="T1">#Making a List of Lines from a File</text:span></text:p>
      <text:p text:style-name="P6"><text:s text:c="8"/>filename = 'pi.txt'</text:p>
      <text:p text:style-name="P6"><text:s text:c="8"/>with open(filename) as file_object:</text:p>
      <text:p text:style-name="P6"><text:s text:c="12"/>lines = file_object.readlines()</text:p>
      <text:p text:style-name="P6"/>
      <text:p text:style-name="P6"><text:s text:c="8"/>for line in lines:</text:p>
      <text:p text:style-name="P6"><text:s text:c="12"/>print(line.rstrip())</text:p>
      <text:p text:style-name="P6"/>
      <text:p text:style-name="P6"/>
      <text:p text:style-name="P6"><text:s text:c="12"/><text:span text:style-name="T1">#Writing to an Empty File</text:span></text:p>
      <text:p text:style-name="P6"><text:s text:c="12"/>filename = 'pi.txt'</text:p>
      <text:p text:style-name="P6"><text:s text:c="12"/>with open(filename, 'w') as file_object:</text:p>
      <text:p text:style-name="P6"><text:s text:c="16"/>file_object.write("I love programming.")</text:p>
      <text:p text:style-name="P6"><text:s text:c="16"/><text:span text:style-name="T1">#this code replace the existing text with this new text_files</text:span></text:p>
      <text:p text:style-name="P6"/>
      <text:p text:style-name="P6"/>
      <text:p text:style-name="P6"/>
      <text:p text:style-name="P6"><text:s text:c="16"/><text:span text:style-name="T1">#Writing Multiple Lines</text:span></text:p>
      <text:p text:style-name="P6"><text:soft-page-break/><text:s text:c="16"/>filename = 'pi.txt'</text:p>
      <text:p text:style-name="P6"><text:s text:c="16"/>with open(filename, 'w') as file_object:</text:p>
      <text:p text:style-name="P6"><text:s text:c="20"/>file_object.write("I love programming.\n")</text:p>
      <text:p text:style-name="P6"><text:s text:c="20"/>file_object.write("And I am a Data Sceientist.\n")</text:p>
      <text:p text:style-name="P6"/>
      <text:p text:style-name="P6"/>
      <text:p text:style-name="P6"/>
      <text:p text:style-name="P6"/>
      <text:p text:style-name="P2">#Writing Multiple Lines</text:p>
      <text:p text:style-name="P6">filename = 'pi.txt'</text:p>
      <text:p text:style-name="P6">with open(filename, 'w') as file_object:</text:p>
      <text:p text:style-name="P6"><text:s text:c="4"/>file_object.write("I love programming.\n")</text:p>
      <text:p text:style-name="P6"><text:s text:c="4"/>file_object.write("And I am a Data Sceientist.\n")</text:p>
      <text:p text:style-name="P6"/>
      <text:p text:style-name="P6"/>
      <text:p text:style-name="P6"><text:s text:c="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h text:style-name="P13" text:outline-level="1">--------------------------------------------------------------------------------------------------------------</text:h>
      <text:h text:style-name="P13" text:outline-level="1">for for for for for for for for for for for for for for for for for for for for for for for for for <text:s text:c="2"/></text:h>
      <text:h text:style-name="P13" text:outline-level="1">--------------------------------------------------------------------------------------------------------------</text:h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5">The break Statement</text:p>
      <text:p text:style-name="P2">With the break statement we can stop the loop before it has looped through all the items:</text:p>
      <text:p text:style-name="P2"/>
      <text:p text:style-name="P2">Example</text:p>
      <text:p text:style-name="P2">Exit the loop when x is "banana":</text:p>
      <text:p text:style-name="P6"/>
      <text:p text:style-name="P6">fruits = ["apple", "banana", "cherry"]</text:p>
      <text:p text:style-name="P6">for x in fruits:</text:p>
      <text:p text:style-name="P6"><text:s text:c="2"/>print(x)</text:p>
      <text:p text:style-name="P6"><text:s text:c="2"/>if x == "banana":</text:p>
      <text:p text:style-name="P6"><text:s text:c="4"/>break</text:p>
      <text:p text:style-name="P6">&gt;&gt;&gt;&gt;&gt;&gt;&gt;&gt;&gt;&gt;&gt;&gt;&gt;&gt;&gt;&gt;&gt;&gt;&gt;&gt;&gt;&gt;&gt;</text:p>
      <text:p text:style-name="P6">apple</text:p>
      <text:p text:style-name="P6">banana</text:p>
      <text:p text:style-name="P6"/>
      <text:p text:style-name="P6"/>
      <text:p text:style-name="P6"/>
      <text:p text:style-name="P6"/>
      <text:p text:style-name="P5">##############The continue Statement</text:p>
      <text:p text:style-name="P2">With the continue statement we can stop the current iteration of the loop, and continue with the next:</text:p>
      <text:p text:style-name="P2"/>
      <text:p text:style-name="P2">Example</text:p>
      <text:p text:style-name="P2">Do not print banana:</text:p>
      <text:p text:style-name="P6"/>
      <text:p text:style-name="P6">fruits = ["apple", "banana", "cherry"]</text:p>
      <text:p text:style-name="P6">for x in fruits:</text:p>
      <text:p text:style-name="P6"><text:s text:c="2"/>if x == "banana":</text:p>
      <text:p text:style-name="P6"><text:s text:c="4"/>continue</text:p>
      <text:p text:style-name="P6"><text:s text:c="2"/>print(x)</text:p>
      <text:p text:style-name="P6"/>
      <text:p text:style-name="P6">&gt;&gt;&gt;&gt;&gt;&gt;&gt;&gt;&gt;&gt;&gt;&gt;&gt;&gt;&gt;&gt;&gt;&gt;&gt;&gt;&gt;</text:p>
      <text:p text:style-name="P6">apple</text:p>
      <text:p text:style-name="P6">cherry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5">###########The range() Function</text:p>
      <text:p text:style-name="P2">To loop through a set of code a specified number of times, we can use the range() function,</text:p>
      <text:p text:style-name="P2">The range() function returns a sequence of numbers, starting from 0 by default, and increments by 1 (by default), and ends at a specified number.</text:p>
      <text:p text:style-name="P2"/>
      <text:p text:style-name="P2">Example</text:p>
      <text:p text:style-name="P2">Using the range() function:</text:p>
      <text:p text:style-name="P6"/>
      <text:p text:style-name="P6">for x in range(6):</text:p>
      <text:p text:style-name="P6"><text:s text:c="2"/>print(x)</text:p>
      <text:p text:style-name="P6">&gt;&gt;&gt;&gt;&gt;&gt;&gt;&gt;&gt;&gt;&gt;&gt;&gt;&gt;&gt;&gt;&gt;&gt;&gt;&gt;&gt;&gt;&gt;&gt;&gt;&gt;&gt;</text:p>
      <text:p text:style-name="P6">0</text:p>
      <text:p text:style-name="P6">1</text:p>
      <text:p text:style-name="P6">2</text:p>
      <text:p text:style-name="P6">3</text:p>
      <text:p text:style-name="P6">4</text:p>
      <text:p text:style-name="P6">5</text:p>
      <text:p text:style-name="P6"/>
      <text:p text:style-name="P6"/>
      <text:p text:style-name="P6"/>
      <text:p text:style-name="P6">for x in range(2, 6):</text:p>
      <text:p text:style-name="P6"><text:s text:c="2"/>print(x)</text:p>
      <text:p text:style-name="P6">&gt;&gt;&gt;&gt;&gt;&gt;&gt;&gt;&gt;&gt;&gt;&gt;&gt;&gt;&gt;&gt;&gt;&gt;.</text:p>
      <text:p text:style-name="P6">2</text:p>
      <text:p text:style-name="P6">3</text:p>
      <text:p text:style-name="P6">4</text:p>
      <text:p text:style-name="P6">5</text:p>
      <text:p text:style-name="P6"/>
      <text:p text:style-name="P2"/>
      <text:p text:style-name="P2">############The range() function defaults to increment the sequence by 1, however it is possible to specify the increment value by adding a third parameter: range(2, 30, 3):</text:p>
      <text:p text:style-name="P2"/>
      <text:p text:style-name="P2">Example</text:p>
      <text:p text:style-name="P2">Increment the sequence with 3 (default is 1):</text:p>
      <text:p text:style-name="P6"/>
      <text:p text:style-name="P6">for x in range(2, 30, 3):</text:p>
      <text:p text:style-name="P6"><text:s text:c="2"/>print(x)</text:p>
      <text:p text:style-name="P6">&gt;&gt;&gt;&gt;&gt;&gt;&gt;&gt;&gt;&gt;&gt;&gt;&gt;&gt;&gt;&gt;&gt;&gt;&gt;&gt;&gt;&gt;&gt;&gt;&gt;&gt;&gt;</text:p>
      <text:p text:style-name="P6"><text:soft-page-break/>2</text:p>
      <text:p text:style-name="P6">5</text:p>
      <text:p text:style-name="P6">8</text:p>
      <text:p text:style-name="P6">11</text:p>
      <text:p text:style-name="P6">14</text:p>
      <text:p text:style-name="P6">17</text:p>
      <text:p text:style-name="P6">20</text:p>
      <text:p text:style-name="P6">23</text:p>
      <text:p text:style-name="P6">26</text:p>
      <text:p text:style-name="P6">29</text:p>
      <text:p text:style-name="P6"/>
      <text:p text:style-name="P6"/>
      <text:p text:style-name="P6"/>
      <text:p text:style-name="P5">#################Else in For Loop</text:p>
      <text:p text:style-name="P2">The else keyword in a for loop specifies a block of code to be executed when the loop is finished:</text:p>
      <text:p text:style-name="P2"/>
      <text:p text:style-name="P2">Example</text:p>
      <text:p text:style-name="P2">Print all numbers from 0 to 5, and print a message when the loop has ended:</text:p>
      <text:p text:style-name="P6"/>
      <text:p text:style-name="P6">for x in range(6):</text:p>
      <text:p text:style-name="P6"><text:s text:c="2"/>print(x)</text:p>
      <text:p text:style-name="P6">else:</text:p>
      <text:p text:style-name="P6"><text:s text:c="2"/>print("Finally finished!")</text:p>
      <text:p text:style-name="P6">&gt;&gt;&gt;&gt;&gt;&gt;&gt;&gt;&gt;&gt;&gt;&gt;&gt;&gt;&gt;&gt;&gt;&gt;&gt;&gt;&gt;&gt;&gt;&gt;&gt;&gt;&gt;&gt;&gt;&gt;&gt;&gt;&gt;&gt;&gt;&gt;&gt;&gt;</text:p>
      <text:p text:style-name="P6">0</text:p>
      <text:p text:style-name="P6">1</text:p>
      <text:p text:style-name="P6">2</text:p>
      <text:p text:style-name="P6">3</text:p>
      <text:p text:style-name="P6">4</text:p>
      <text:p text:style-name="P6">5</text:p>
      <text:p text:style-name="P6">Finally finished!</text:p>
      <text:p text:style-name="P6"/>
      <text:p text:style-name="P6"/>
      <text:p text:style-name="P6"/>
      <text:p text:style-name="P6"/>
      <text:p text:style-name="P6"/>
      <text:p text:style-name="P2">########Note: The else block will NOT be executed if the loop is stopped by a break statement.</text:p>
      <text:p text:style-name="P6">for x in range(6):</text:p>
      <text:p text:style-name="P6"><text:s text:c="2"/>if x == 3: break</text:p>
      <text:p text:style-name="P6"><text:s text:c="2"/>print(x)</text:p>
      <text:p text:style-name="P6"><text:soft-page-break/>else:</text:p>
      <text:p text:style-name="P6"><text:s text:c="2"/>print("Finally finished!")</text:p>
      <text:p text:style-name="P6"/>
      <text:p text:style-name="P2">#If the loop breaks, the else block is not executed.</text:p>
      <text:p text:style-name="P6">&gt;&gt;&gt;&gt;&gt;&gt;&gt;&gt;&gt;&gt;&gt;&gt;&gt;&gt;&gt;&gt;&gt;&gt;&gt;&gt;&gt;&gt;&gt;&gt;&gt;&gt;&gt;&gt;&gt;&gt;</text:p>
      <text:p text:style-name="P6">0</text:p>
      <text:p text:style-name="P6">1</text:p>
      <text:p text:style-name="P6">2</text:p>
      <text:p text:style-name="P6"/>
      <text:p text:style-name="P6"/>
      <text:p text:style-name="P6"/>
      <text:p text:style-name="P5">###########Nested Loops</text:p>
      <text:p text:style-name="P2">A nested loop is a loop inside a loop.</text:p>
      <text:p text:style-name="P2"/>
      <text:p text:style-name="P2">The "inner loop" will be executed one time for each iteration of the "outer loop":</text:p>
      <text:p text:style-name="P2"/>
      <text:p text:style-name="P2">Example</text:p>
      <text:p text:style-name="P2">Print each adjective for every fruit:</text:p>
      <text:p text:style-name="P6"/>
      <text:p text:style-name="P6">adj = ["red", "big", "tasty"]</text:p>
      <text:p text:style-name="P6">fruits = ["apple", "banana", "cherry"]</text:p>
      <text:p text:style-name="P6"/>
      <text:p text:style-name="P6">for x in adj:</text:p>
      <text:p text:style-name="P6"><text:s text:c="2"/>for y in fruits:</text:p>
      <text:p text:style-name="P6"><text:s text:c="4"/>print(x, y)</text:p>
      <text:p text:style-name="P6"><text:s/>&gt;&gt;&gt;&gt;&gt;&gt;&gt;&gt;&gt;&gt;&gt;&gt;&gt;&gt;&gt;&gt;&gt;&gt;&gt;&gt;&gt;&gt;&gt;&gt;&gt;&gt;&gt;&gt;</text:p>
      <text:p text:style-name="P6">red apple</text:p>
      <text:p text:style-name="P6">red banana</text:p>
      <text:p text:style-name="P6">red cherry</text:p>
      <text:p text:style-name="P6">big apple</text:p>
      <text:p text:style-name="P6">big banana</text:p>
      <text:p text:style-name="P6">big cherry</text:p>
      <text:p text:style-name="P6">tasty apple</text:p>
      <text:p text:style-name="P6">tasty banana</text:p>
      <text:p text:style-name="P6">tasty cherry</text:p>
      <text:p text:style-name="P6"/>
      <text:p text:style-name="P6"/>
      <text:p text:style-name="P5">###########The pass Statement</text:p>
      <text:p text:style-name="P2">for loops cannot be empty, but if you for some reason have a for loop with no content, put in the pass statement to avoid getting an error.</text:p>
      <text:p text:style-name="P2"><text:soft-page-break/></text:p>
      <text:p text:style-name="P2">Example</text:p>
      <text:p text:style-name="P2">for x in [0, 1, 2]:</text:p>
      <text:p text:style-name="P2"><text:s text:c="2"/>pass</text:p>
      <text:p text:style-name="P2"># having an empty for loop like this, would raise an error without the pass statemen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" text:outline-level="1">--------------------------------------------------------------------------------------------------------------</text:h>
      <text:h text:style-name="P13" text:outline-level="1">function function function function function function function function function function function </text:h>
      <text:h text:style-name="P13" text:outline-level="1">--------------------------------------------------------------------------------------------------------------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text:span text:style-name="T2">Python Functions</text:span></text:p>
      <text:p text:style-name="P2">A function is a block of code which only runs when it is called.</text:p>
      <text:p text:style-name="P2"/>
      <text:p text:style-name="P2">You can pass data, known as parameters, into a function.</text:p>
      <text:p text:style-name="P2"/>
      <text:p text:style-name="P2"><text:soft-page-break/>A function can return data as a result.</text:p>
      <text:p text:style-name="P2"/>
      <text:p text:style-name="P5">Creating a Function</text:p>
      <text:p text:style-name="P2">In Python a function is defined using the def keyword:</text:p>
      <text:p text:style-name="P6"/>
      <text:p text:style-name="P6">Example</text:p>
      <text:p text:style-name="P6">def my_function():</text:p>
      <text:p text:style-name="P6"><text:s text:c="2"/>print("Hello from a function")</text:p>
      <text:p text:style-name="P6"/>
      <text:p text:style-name="P6"/>
      <text:p text:style-name="P6"/>
      <text:p text:style-name="P5">##############Calling a Function</text:p>
      <text:p text:style-name="P2">To call a function, use the function name followed by parenthesis:</text:p>
      <text:p text:style-name="P2"/>
      <text:p text:style-name="P6">Example</text:p>
      <text:p text:style-name="P6">def my_function():</text:p>
      <text:p text:style-name="P6"><text:s text:c="2"/>print("Hello from a function")</text:p>
      <text:p text:style-name="P6"/>
      <text:p text:style-name="P6">my_function() <text:s/></text:p>
      <text:p text:style-name="P6">&gt;&gt;&gt;&gt;&gt;&gt;&gt;&gt;&gt;&gt;&gt;&gt;&gt;&gt;&gt;&gt;&gt;&gt;&gt; </text:p>
      <text:p text:style-name="P6">Hello from a function</text:p>
      <text:p text:style-name="P6"/>
      <text:p text:style-name="P6"/>
      <text:p text:style-name="P6"/>
      <text:p text:style-name="P6"/>
      <text:p text:style-name="P10"/>
      <text:p text:style-name="P5">##############Arguments</text:p>
      <text:p text:style-name="P2">Information can be passed into functions as arguments.</text:p>
      <text:p text:style-name="P2"/>
      <text:p text:style-name="P2">Arguments are specified after the function name, inside the parentheses. You can add as many arguments as you want, just separate them with a comma.</text:p>
      <text:p text:style-name="P2"/>
      <text:p text:style-name="P2">The following example has a function with one argument (fname). When the function is called, we pass along a first name, which is used inside the function to print the full name:</text:p>
      <text:p text:style-name="P6"/>
      <text:p text:style-name="P6"/>
      <text:p text:style-name="P6">def my_function(fname):</text:p>
      <text:p text:style-name="P6"><text:s text:c="2"/>print(fname + " Refsnes")</text:p>
      <text:p text:style-name="P6"/>
      <text:p text:style-name="P6">my_function("Emil")</text:p>
      <text:p text:style-name="P6"><text:soft-page-break/>my_function("Tobias")</text:p>
      <text:p text:style-name="P6">my_function("Linus")</text:p>
      <text:p text:style-name="P6">&gt;&gt;&gt;&gt;&gt;&gt;&gt;&gt;&gt;&gt;&gt;&gt;&gt;&gt;&gt;&gt;&gt;&gt;&gt;&gt;&gt;&gt;&gt;&gt;&gt;&gt;&gt;&gt;&gt;&gt;</text:p>
      <text:p text:style-name="P6">Emil Refsnes</text:p>
      <text:p text:style-name="P6">Tobias Refsnes</text:p>
      <text:p text:style-name="P6">Linus Refsnes</text:p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f hello():</text:p>
      <text:p text:style-name="P8"><text:s text:c="4"/>print('Hello there.')</text:p>
      <text:p text:style-name="P8"/>
      <text:p text:style-name="P8">hello()</text:p>
      <text:p text:style-name="P8">hello()</text:p>
      <text:p text:style-name="P8">hello()</text:p>
      <text:p text:style-name="P8">hello(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f greet(user):</text:p>
      <text:p text:style-name="P8"><text:s text:c="4"/>print(f"Hello, {user.upper()}!")</text:p>
      <text:p text:style-name="P8"/>
      <text:p text:style-name="P8">greet('arsh')</text:p>
      <text:p text:style-name="P8">greet('zihan')</text:p>
      <text:p text:style-name="P8"/>
      <text:p text:style-name="P8"/>
      <text:p text:style-name="P8"/>
      <text:p text:style-name="P8"/>
      <text:p text:style-name="P4">#Positional Arguments #Positional Arguments #Positional Arguments</text:p>
      <text:p text:style-name="P8"/>
      <text:p text:style-name="P8"/>
      <text:p text:style-name="P8">def pet_detail(animal, pet_name):</text:p>
      <text:p text:style-name="P8"><text:s text:c="4"/>print(f"\n I have a {animal}. and my {animal} name is {pet_name.title()}!\n" )</text:p>
      <text:p text:style-name="P8"/>
      <text:p text:style-name="P8">pet_detail('dog', 'hero')</text:p>
      <text:p text:style-name="P8"><text:soft-page-break/>pet_detail('hen', 'sundri')</text:p>
      <text:p text:style-name="P8">pet_detail('black hen', 'kadaknaath')</text:p>
      <text:p text:style-name="P8"/>
      <text:p text:style-name="P8"/>
      <text:p text:style-name="P8"/>
      <text:p text:style-name="P8">def full(first, last):</text:p>
      <text:p text:style-name="P8"><text:s text:c="4"/>print(f'{first} {last}')</text:p>
      <text:p text:style-name="P8"/>
      <text:p text:style-name="P8">full('Mohammad', 'Arsh')</text:p>
      <text:p text:style-name="P8">full('Amjad', 'khan')</text:p>
      <text:p text:style-name="P8">full('Mohammad', 'Zihan')</text:p>
      <text:p text:style-name="P8"/>
      <text:p text:style-name="P8"/>
      <text:p text:style-name="P8"/>
      <text:p text:style-name="P8"/>
      <text:p text:style-name="P4">#Keyword Arguments #Keyword Arguments #Keyword Arguments #Keyword Arguments</text:p>
      <text:p text:style-name="P8"/>
      <text:p text:style-name="P8"/>
      <text:p text:style-name="P8">def pet_detail(animal, pet_name):</text:p>
      <text:p text:style-name="P8"><text:s text:c="4"/>print(f"\n I have a {animal}. and my {animal} name is {pet_name.title()}!\n" )</text:p>
      <text:p text:style-name="P8"/>
      <text:p text:style-name="P8">pet_detail(animal='dog', <text:s text:c="10"/>pet_name= 'hero')</text:p>
      <text:p text:style-name="P8">pet_detail(pet_name='sundri', <text:s text:c="5"/>animal='hen') <text:s text:c="4"/># pet name AUR animal</text:p>
      <text:p text:style-name="P8"><text:s text:c="52"/>IDHAR UDHAR HAI PHIR BHI</text:p>
      <text:p text:style-name="P8"><text:s text:c="52"/>KOI FARK NAHI PADTA HAI</text:p>
      <text:p text:style-name="P8">pet_detail(animal='black hen', <text:s text:c="4"/>pet_name='kadaknaath')</text:p>
      <text:p text:style-name="P8">pet_detail(pet_name='guturgu', <text:s text:c="4"/>animal='pegion')</text:p>
      <text:p text:style-name="P8"/>
      <text:p text:style-name="P8"/>
      <text:p text:style-name="P8"/>
      <text:p text:style-name="P4"># DEFAULT ANIMAL # DEFAULT ANIMAL # DEFAULT ANIMAL # DEFAULT ANIMAL</text:p>
      <text:p text:style-name="P8"/>
      <text:p text:style-name="P8"/>
      <text:p text:style-name="P8">def pet_detail(pet_name, animal='chicken'):</text:p>
      <text:p text:style-name="P8"><text:s text:c="4"/>print(f"\n I have a {animal}. and my {animal} name is {pet_name.title()}!\n" )</text:p>
      <text:p text:style-name="P8"/>
      <text:p text:style-name="P8">pet_detail(pet_name= 'sundri')</text:p>
      <text:p text:style-name="P8">pet_detail(pet_name='charki')</text:p>
      <text:p text:style-name="P8"><text:soft-page-break/>pet_detail(pet_name='kadaknaath')</text:p>
      <text:p text:style-name="P8">pet_detail(pet_name='farm murgi')</text:p>
      <text:p text:style-name="P8"/>
      <text:p text:style-name="P8"><text:s text:c="7"/><text:span text:style-name="T3"><text:s text:c="6"/>OR</text:span></text:p>
      <text:p text:style-name="P4">#just name of the pet #just name of the pet #just name of the pet</text:p>
      <text:p text:style-name="P8"><text:s text:c="13"/>pet_detail('sundri')</text:p>
      <text:p text:style-name="P8"><text:s text:c="13"/>pet_detail('charki')</text:p>
      <text:p text:style-name="P8"><text:s text:c="13"/>pet_detail('kadaknaath')</text:p>
      <text:p text:style-name="P8"><text:s text:c="13"/>pet_detail('farm murgi')</text:p>
      <text:p text:style-name="P8"/>
      <text:p text:style-name="P8"/>
      <text:p text:style-name="P8"/>
      <text:p text:style-name="P4">#Unlimited #Unlimited #Unlimited #Unlimited #Unlimited #Unlimited #Unlimited</text:p>
      <text:p text:style-name="P8"/>
      <text:p text:style-name="P8"/>
      <text:p text:style-name="P8">def make_pizza(*toppings):</text:p>
      <text:p text:style-name="P8"><text:s text:c="4"/>print(toppings)</text:p>
      <text:p text:style-name="P8"/>
      <text:p text:style-name="P8">make_pizza('pepperoni')</text:p>
      <text:p text:style-name="P8">make_pizza('mushrooms', 'green peppers', 'extra cheese')</text:p>
      <text:p text:style-name="P8"/>
      <text:p text:style-name="P8"/>
      <text:p text:style-name="P8"/>
      <text:p text:style-name="P8"/>
      <text:p text:style-name="P4">#UNLIMITED WITH MEANINGFULL</text:p>
      <text:p text:style-name="P4"/>
      <text:p text:style-name="P8">def make_pizza(*toppings):</text:p>
      <text:p text:style-name="P8"><text:s text:c="4"/>print("\nMaking a pizza with the following toppings:")</text:p>
      <text:p text:style-name="P8"><text:s text:c="4"/>for topping in toppings:</text:p>
      <text:p text:style-name="P8"><text:s text:c="8"/>print(f"- {topping}")</text:p>
      <text:p text:style-name="P8"/>
      <text:p text:style-name="P8">make_pizza('pepperoni')</text:p>
      <text:p text:style-name="P8">make_pizza('mushrooms', 'green peppers', 'extra cheese'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<text:soft-page-break/>-----------------------------------------------------------------------------------------------------------------</text:h>
      <text:h text:style-name="P13" text:outline-level="1"/>
      <text:h text:style-name="P13" text:outline-level="1">FILE FILE FILE FILE FILE FILE FILE FILE FILE FILE FILE FILE FILE FILE FILE <text:s/></text:h>
      <text:h text:style-name="P13" text:outline-level="1"/>
      <text:h text:style-name="P13" text:outline-level="1">-----------------------------------------------------------------------------------------------------------------</text:h>
      <text:p text:style-name="P8"/>
      <text:p text:style-name="P8"/>
      <text:p text:style-name="P4">###how to open and READ file</text:p>
      <text:p text:style-name="P8"/>
      <text:p text:style-name="P8">bnb = open("pi.txt")</text:p>
      <text:p text:style-name="P8">for b in bnb:</text:p>
      <text:p text:style-name="P8"><text:s text:c="4"/>print(b)</text:p>
      <text:p text:style-name="P8"/>
      <text:p text:style-name="P8"/>
      <text:p text:style-name="P4">#####Line count:</text:p>
      <text:p text:style-name="P8"/>
      <text:p text:style-name="P8">bnb = open("pi.txt")</text:p>
      <text:p text:style-name="P8">line = 0</text:p>
      <text:p text:style-name="P8">for b in bnb:</text:p>
      <text:p text:style-name="P8"><text:s text:c="4"/>line = line + 1</text:p>
      <text:p text:style-name="P8">print("Line Count: ", line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<text:soft-page-break/>-----------------------------------------------------------------------------------------------------------------</text:h>
      <text:h text:style-name="P13" text:outline-level="1"/>
      <text:h text:style-name="P13" text:outline-level="1">CLASS/Object <text:s/>CLASS/Object <text:s/>CLASS/Object <text:s/>CLASS/Object <text:s/>CLASS/Object <text:s/>CLASS</text:h>
      <text:h text:style-name="P13" text:outline-level="1"/>
      <text:h text:style-name="P13" text:outline-level="1">CLASS/Object <text:s/>CLASS/Object <text:s/>CLASS/Object <text:s/>CLASS/Object <text:s/>CLASS/Object <text:s/>CLASS</text:h>
      <text:h text:style-name="P13" text:outline-level="1"/>
      <text:h text:style-name="P13" text:outline-level="1">-----------------------------------------------------------------------------------------------------------------</text:h>
      <text:p text:style-name="P8"/>
      <text:p text:style-name="P8"/>
      <text:p text:style-name="P4">Almost everything in Python is an object, with its properties and methods.</text:p>
      <text:p text:style-name="P4"/>
      <text:p text:style-name="P4">A Class is like an object constructor, or a "blueprint" for creating objects.</text:p>
      <text:p text:style-name="P8"/>
      <text:p text:style-name="P19"/>
      <text:p text:style-name="P19">Create a Class</text:p>
      <text:p text:style-name="P8">To create a class, use the keyword <text:span text:style-name="T1">class</text:span></text:p>
      <text:p text:style-name="P8"/>
      <text:p text:style-name="P8"/>
      <text:p text:style-name="P8"/>
      <text:p text:style-name="P8"/>
      <text:p text:style-name="P8"/>
      <text:p text:style-name="P4">####Create a class named MyClass, with a property named x:</text:p>
      <text:p text:style-name="P8">class MyClass:</text:p>
      <text:p text:style-name="P8"><text:s text:c="2"/>x = 5</text:p>
      <text:p text:style-name="P8">print(MyClass)</text:p>
      <text:p text:style-name="P8">&gt;&gt;&gt;&gt;&gt;&gt;&gt;&gt;&gt;&gt;&gt;&gt;&gt;</text:p>
      <text:p text:style-name="P8">&lt;class '__main__.MyClass'&gt;</text:p>
      <text:p text:style-name="P8"/>
      <text:p text:style-name="P8"><text:soft-page-break/></text:p>
      <text:p text:style-name="P8"/>
      <text:p text:style-name="P19">Create Object</text:p>
      <text:p text:style-name="P8">Now we can use the class named MyClass to create objects:</text:p>
      <text:p text:style-name="P8"/>
      <text:p text:style-name="P8">Example</text:p>
      <text:p text:style-name="P4">Create an object named p1, and print the value of x:</text:p>
      <text:p text:style-name="P8"/>
      <text:p text:style-name="P8"/>
      <text:p text:style-name="P8">class MyClass:</text:p>
      <text:p text:style-name="P8"><text:s text:c="4"/>x = 5</text:p>
      <text:p text:style-name="P8"/>
      <text:p text:style-name="P8">p1 = MyClass()</text:p>
      <text:p text:style-name="P8">print(p1.x)</text:p>
      <text:p text:style-name="P8">&gt;&gt;&gt;&gt;&gt;&gt;&gt;&gt;&gt;&gt;&gt;</text:p>
      <text:p text:style-name="P8">5</text:p>
      <text:p text:style-name="P8"/>
      <text:p text:style-name="P8"/>
      <text:p text:style-name="P8"/>
      <text:p text:style-name="P4">The __init__() Function</text:p>
      <text:p text:style-name="P4">The examples above are classes and objects in their simplest form, and are not really useful in real life applications.</text:p>
      <text:p text:style-name="P4"/>
      <text:p text:style-name="P4">To understand the meaning of classes we have to understand the built-in __init__() function.</text:p>
      <text:p text:style-name="P4"/>
      <text:p text:style-name="P4">All classes have a function called __init__(), which is always executed when the class is being initiated.</text:p>
      <text:p text:style-name="P4"/>
      <text:p text:style-name="P4">Use the __init__() function to assign values to object properties, or other operations that are necessary to do when the object is being created:</text:p>
      <text:p text:style-name="P8"/>
      <text:p text:style-name="P8"/>
      <text:p text:style-name="P4">##########Create a class named Person, use the __init__() function to assign values for name and age:</text:p>
      <text:p text:style-name="P8">class Person:</text:p>
      <text:p text:style-name="P8"><text:s text:c="2"/>def __init__(self, name, age):</text:p>
      <text:p text:style-name="P8"><text:s text:c="4"/>self.name = name</text:p>
      <text:p text:style-name="P8"><text:s text:c="4"/>self.age = age</text:p>
      <text:p text:style-name="P8"/>
      <text:p text:style-name="P8">p1 = Person("John", 36)</text:p>
      <text:p text:style-name="P8"><text:soft-page-break/></text:p>
      <text:p text:style-name="P8">print(p1.name)</text:p>
      <text:p text:style-name="P8">print(p1.age)</text:p>
      <text:p text:style-name="P8">&gt;&gt;&gt;&gt;&gt;&gt;&gt;&gt;&gt;&gt;&gt;&gt;&gt;&gt;&gt;&gt;&gt;&gt;&gt;&gt;&gt;&gt;.</text:p>
      <text:p text:style-name="P8">John</text:p>
      <text:p text:style-name="P8">36</text:p>
      <text:p text:style-name="P8"/>
      <text:p text:style-name="P4">#####Note: The __init__() function is called automatically every time the class is being used to create a new object.</text:p>
      <text:p text:style-name="P8"/>
      <text:p text:style-name="P8"/>
      <text:p text:style-name="P8"/>
      <text:p text:style-name="P19">Object Methods</text:p>
      <text:p text:style-name="P4">Objects can also contain methods. Methods in objects are functions that belong to the object.</text:p>
      <text:p text:style-name="P4"/>
      <text:p text:style-name="P4">Let us create a method in the Person class:</text:p>
      <text:p text:style-name="P8"/>
      <text:p text:style-name="P20">#######Insert a function that prints a greeting, and execute it on the p1 object:</text:p>
      <text:p text:style-name="P20"/>
      <text:p text:style-name="P8">class Person:</text:p>
      <text:p text:style-name="P8"><text:s text:c="2"/>def __init__(self, name, age):</text:p>
      <text:p text:style-name="P8"><text:s text:c="4"/>self.name = name</text:p>
      <text:p text:style-name="P8"><text:s text:c="4"/>self.age = age</text:p>
      <text:p text:style-name="P8"/>
      <text:p text:style-name="P8"><text:s text:c="2"/>def myfunc(self):</text:p>
      <text:p text:style-name="P8"><text:s text:c="4"/>print("Hello my name is " + self.name)</text:p>
      <text:p text:style-name="P8"/>
      <text:p text:style-name="P8">p1 = Person("John", 36)</text:p>
      <text:p text:style-name="P8">p1.myfunc()</text:p>
      <text:p text:style-name="P8">&gt;&gt;&gt;&gt;&gt;&gt;&gt;&gt;&gt;&gt;&gt;&gt;&gt;&gt;&gt;&gt;&gt;&gt;&gt;&gt;&gt;&gt;&gt;&gt;&gt;&gt;&gt;&gt;</text:p>
      <text:p text:style-name="P8">Hello my name is John</text:p>
      <text:p text:style-name="P8"/>
      <text:p text:style-name="P4">####Note: The self parameter is a reference to the current instance of the class, and is used to access variables that belong to the class.</text:p>
      <text:p text:style-name="P8"/>
      <text:p text:style-name="P19">The self Parameter</text:p>
      <text:p text:style-name="P8">The self parameter is a reference to the current instance of the class, and is used to access variables that belongs to the class.</text:p>
      <text:p text:style-name="P8"><text:soft-page-break/></text:p>
      <text:p text:style-name="P8">It does not have to be named self , you can call it whatever you like, but it has to be the first parameter of any function in the class:</text:p>
      <text:p text:style-name="P8"/>
      <text:p text:style-name="P8"/>
      <text:p text:style-name="P4">########Use the words mysillyobject and abc instead of self:</text:p>
      <text:p text:style-name="P8"/>
      <text:p text:style-name="P8">class Person:</text:p>
      <text:p text:style-name="P8"><text:s text:c="2"/>def __init__(mysillyobject, name, age):</text:p>
      <text:p text:style-name="P8"><text:s text:c="4"/>mysillyobject.name = name</text:p>
      <text:p text:style-name="P8"><text:s text:c="4"/>mysillyobject.age = age</text:p>
      <text:p text:style-name="P8"/>
      <text:p text:style-name="P8"><text:s text:c="2"/>def myfunc(abc):</text:p>
      <text:p text:style-name="P8"><text:s text:c="4"/>print("Hello my name is " + abc.name)</text:p>
      <text:p text:style-name="P8"/>
      <text:p text:style-name="P8">p1 = Person("John", 36)</text:p>
      <text:p text:style-name="P8">p1.myfunc()</text:p>
      <text:p text:style-name="P8">&gt;&gt;&gt;&gt;&gt;&gt;&gt;&gt;&gt;&gt;&gt;&gt;&gt;&gt;&gt;&gt;&gt;&gt;&gt;&gt;&gt;&gt;&gt;&gt;&gt;&gt;&gt;&gt;</text:p>
      <text:p text:style-name="P8">Hello my name is John</text:p>
      <text:p text:style-name="P8"/>
      <text:p text:style-name="P8"/>
      <text:p text:style-name="P8"/>
      <text:p text:style-name="P8"/>
      <text:p text:style-name="P19">#######Modify Object Properties</text:p>
      <text:p text:style-name="P8">You can modify properties on objects like this:</text:p>
      <text:p text:style-name="P8"/>
      <text:p text:style-name="P4">##########Set the age of p1 to 40: <text:s text:c="15"/>p1.age = 40</text:p>
      <text:p text:style-name="P8"/>
      <text:p text:style-name="P8">class Person:</text:p>
      <text:p text:style-name="P8"><text:s text:c="2"/>def __init__(self, name, age):</text:p>
      <text:p text:style-name="P8"><text:s text:c="4"/>self.name = name</text:p>
      <text:p text:style-name="P8"><text:s text:c="4"/>self.age = age</text:p>
      <text:p text:style-name="P8"/>
      <text:p text:style-name="P8"><text:s text:c="2"/>def myfunc(self):</text:p>
      <text:p text:style-name="P8"><text:s text:c="4"/>print("Hello my name is " + self.name)</text:p>
      <text:p text:style-name="P8"/>
      <text:p text:style-name="P8">p1 = Person("John", 36)</text:p>
      <text:p text:style-name="P8"/>
      <text:p text:style-name="P8">p1.age = 40 <text:s text:c="26"/><text:span text:style-name="T1"><text:s/>#######Set the age of p1 to 40</text:span></text:p>
      <text:p text:style-name="P8"/>
      <text:p text:style-name="P8">print(p1.age)</text:p>
      <text:p text:style-name="P8"><text:soft-page-break/>&gt;&gt;&gt;&gt;&gt;&gt;&gt;&gt;&gt;&gt;&gt;&gt;&gt;&gt;&gt;&gt;</text:p>
      <text:p text:style-name="P8">40</text:p>
      <text:p text:style-name="P8"/>
      <text:p text:style-name="P8"/>
      <text:p text:style-name="P8"/>
      <text:p text:style-name="P8"/>
      <text:p text:style-name="P4">######Delete the age property from the p1 object: <text:s text:c="4"/>del p1.age <text:s/></text:p>
      <text:p text:style-name="P8">class Person:</text:p>
      <text:p text:style-name="P8"><text:s text:c="2"/>def __init__(self, name, age):</text:p>
      <text:p text:style-name="P8"><text:s text:c="4"/>self.name = name</text:p>
      <text:p text:style-name="P8"><text:s text:c="4"/>self.age = age</text:p>
      <text:p text:style-name="P8"/>
      <text:p text:style-name="P8"><text:s text:c="2"/>def myfunc(self):</text:p>
      <text:p text:style-name="P8"><text:s text:c="4"/>print("Hello my name is " + self.name)</text:p>
      <text:p text:style-name="P8"/>
      <text:p text:style-name="P8">p1 = Person("John", 36)</text:p>
      <text:p text:style-name="P8"/>
      <text:p text:style-name="P8">del p1.age <text:s text:c="18"/><text:span text:style-name="T1">##############Delete the age property from the p1</text:span> object</text:p>
      <text:p text:style-name="P8"/>
      <text:p text:style-name="P8">print(p1.age)</text:p>
      <text:p text:style-name="P8">&gt;&gt;&gt;&gt;&gt;&gt;&gt;&gt;&gt;&gt;&gt;&gt;&gt;&gt;&gt;&gt;&gt;&gt;&gt;&gt;&gt;</text:p>
      <text:p text:style-name="P8">Traceback (most recent call last):</text:p>
      <text:p text:style-name="P8"><text:s text:c="2"/>File "demo_class7.py", line 13, in &lt;module&gt;</text:p>
      <text:p text:style-name="P8"><text:s text:c="4"/>print(p1.age)</text:p>
      <text:p text:style-name="P8">AttributeError: 'Person' object has no attribute 'age'</text:p>
      <text:p text:style-name="P8"/>
      <text:p text:style-name="P8"/>
      <text:p text:style-name="P8"/>
      <text:p text:style-name="P4">##########Delete the p1 object: <text:s text:c="3"/>del p1 </text:p>
      <text:p text:style-name="P8"/>
      <text:p text:style-name="P8">class Person:</text:p>
      <text:p text:style-name="P8"><text:s text:c="2"/>def __init__(self, name, age):</text:p>
      <text:p text:style-name="P8"><text:s text:c="4"/>self.name = name</text:p>
      <text:p text:style-name="P8"><text:s text:c="4"/>self.age = age</text:p>
      <text:p text:style-name="P8"/>
      <text:p text:style-name="P8"><text:s text:c="2"/>def myfunc(self):</text:p>
      <text:p text:style-name="P8"><text:s text:c="4"/>print("Hello my name is " + self.name)</text:p>
      <text:p text:style-name="P8"/>
      <text:p text:style-name="P8">p1 = Person("John", 36)</text:p>
      <text:p text:style-name="P8"/>
      <text:p text:style-name="P8">del p1 <text:s text:c="25"/><text:span text:style-name="T1">##########Delete the p1 object:</text:span></text:p>
      <text:p text:style-name="P8"><text:soft-page-break/></text:p>
      <text:p text:style-name="P8">print(p1)</text:p>
      <text:p text:style-name="P8">&gt;&gt;&gt;&gt;&gt;&gt;&gt;&gt;&gt;&gt;&gt;&gt;&gt;&gt;&gt;&gt;&gt;&gt;&gt;&gt;&gt;&gt;&gt;&gt;</text:p>
      <text:p text:style-name="P8">Traceback (most recent call last):</text:p>
      <text:p text:style-name="P8"><text:s text:c="2"/>File "demo_class8.py", line 13, in &lt;module&gt;</text:p>
      <text:p text:style-name="P8"><text:s text:c="4"/>print(p1)</text:p>
      <text:p text:style-name="P8">NameError: 'p1' is not defined</text:p>
      <text:p text:style-name="P8"/>
      <text:p text:style-name="P8"/>
      <text:p text:style-name="P8"/>
      <text:p text:style-name="P8"/>
      <text:p text:style-name="P8"/>
      <text:p text:style-name="P19">########The pass Statement</text:p>
      <text:p text:style-name="P4">class definitions cannot be empty, but if you for some reason have a class definition with no content, put in the pass statement to avoid getting an error.</text:p>
      <text:p text:style-name="P8"/>
      <text:p text:style-name="P8">Example</text:p>
      <text:p text:style-name="P8">class Person:</text:p>
      <text:p text:style-name="P8"><text:s text:c="2"/>pass</text:p>
      <text:p text:style-name="P8"># having an empty class definition like this, would raise an error without the pass statement</text:p>
      <text:p text:style-name="P8">&gt;&gt;&gt;&gt;&gt;&gt;&gt;&gt;&gt;&gt;&gt;&gt;&gt;&gt;&gt;&gt;&gt;&gt;&gt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3" text:outline-level="1"><text:soft-page-break/>-----------------------------------------------------------------------------------------------------------------</text:h>
      <text:h text:style-name="P13" text:outline-level="1"/>
      <text:h text:style-name="P13" text:outline-level="1">INHERITANCE INHERITANCE INHERITANCE INHERITANCE INHERITANCE </text:h>
      <text:h text:style-name="P13" text:outline-level="1"/>
      <text:h text:style-name="P13" text:outline-level="1">-----------------------------------------------------------------------------------------------------------------</text:h>
      <text:p text:style-name="P8"/>
      <text:p text:style-name="P8"/>
      <text:p text:style-name="P4">Inheritance allows us to define a class that inherits all the methods and properties from another class.</text:p>
      <text:p text:style-name="P4"/>
      <text:p text:style-name="P4">Parent class is the class being inherited from, also called base class.</text:p>
      <text:p text:style-name="P4"/>
      <text:p text:style-name="P4">Child class is the class that inherits from another class, also called derived class.</text:p>
      <text:p text:style-name="P4"/>
      <text:p text:style-name="P19">Create a Parent Class</text:p>
      <text:p text:style-name="P8">Any class can be a parent class, so the syntax is the same as creating any other class:</text:p>
      <text:p text:style-name="P8"/>
      <text:p text:style-name="P4">###Create a class named Person, with firstname and lastname properties, and a printname method:</text:p>
      <text:p text:style-name="P8"/>
      <text:p text:style-name="P8">class Person:</text:p>
      <text:p text:style-name="P8"><text:s text:c="2"/>def __init__(self, fname, lname):</text:p>
      <text:p text:style-name="P8"><text:s text:c="4"/>self.firstname = fname</text:p>
      <text:p text:style-name="P8"><text:s text:c="4"/>self.lastname = lname</text:p>
      <text:p text:style-name="P8"/>
      <text:p text:style-name="P8"><text:s text:c="2"/>def printname(self):</text:p>
      <text:p text:style-name="P8"><text:s text:c="4"/>print(self.firstname, self.lastname)</text:p>
      <text:p text:style-name="P8"/>
      <text:p text:style-name="P4">#Use the Person class to create an object, and then execute the printname method:</text:p>
      <text:p text:style-name="P4"/>
      <text:p text:style-name="P8"><text:soft-page-break/>x = Person("John", "Doe")</text:p>
      <text:p text:style-name="P8">x.printname()</text:p>
      <text:p text:style-name="P8">&gt;&gt;&gt;&gt;&gt;&gt;&gt;&gt;&gt;&gt;&gt;&gt;&gt;&gt;&gt;&gt;&gt;&gt;&gt;&gt;&gt;&gt;</text:p>
      <text:p text:style-name="P8">John Doe</text:p>
      <text:p text:style-name="P8"/>
      <text:p text:style-name="P8"/>
      <text:p text:style-name="P8"/>
      <text:p text:style-name="P20">###Create a Child Class</text:p>
      <text:p text:style-name="P21">To create a class that inherits the functionality from another class, send the parent class as a parameter when creating the child class:</text:p>
      <text:p text:style-name="P21"/>
      <text:p text:style-name="P8">Example</text:p>
      <text:p text:style-name="P8">Create a class named Student, which will inherit the properties and methods from the Person class:</text:p>
      <text:p text:style-name="P8"/>
      <text:p text:style-name="P8">class Student(Person):</text:p>
      <text:p text:style-name="P8"><text:s text:c="2"/>pass</text:p>
      <text:p text:style-name="P8"/>
      <text:p text:style-name="P8"/>
      <text:p text:style-name="P4">########Now Use the Student class to create an object, and then execute the printname method:</text:p>
      <text:p text:style-name="P8">class Person:</text:p>
      <text:p text:style-name="P8"><text:s text:c="2"/>def __init__(self, fname, lname):</text:p>
      <text:p text:style-name="P8"><text:s text:c="4"/>self.firstname = fname</text:p>
      <text:p text:style-name="P8"><text:s text:c="4"/>self.lastname = lname</text:p>
      <text:p text:style-name="P8"/>
      <text:p text:style-name="P8"><text:s text:c="2"/>def printname(self):</text:p>
      <text:p text:style-name="P8"><text:s text:c="4"/>print(self.firstname, self.lastname)</text:p>
      <text:p text:style-name="P8"/>
      <text:p text:style-name="P8">class Student(Person):</text:p>
      <text:p text:style-name="P8"><text:s text:c="2"/>pass</text:p>
      <text:p text:style-name="P8"/>
      <text:p text:style-name="P8">x = Student("Mike", "Olsen") <text:s text:c="7"/><text:span text:style-name="T1">####Use the Student class to create an object</text:span></text:p>
      <text:p text:style-name="P8">x.printname()</text:p>
      <text:p text:style-name="P8">&gt;&gt;&gt;&gt;&gt;&gt;&gt;&gt;&gt;&gt;&gt;&gt;&gt;&gt;&gt;&gt;&gt;&gt;&gt;</text:p>
      <text:p text:style-name="P8">Mike Olsen</text:p>
      <text:p text:style-name="P8"/>
      <text:p text:style-name="P8"/>
      <text:p text:style-name="P4">####Add the __init__() Function</text:p>
      <text:p text:style-name="P22">So far we have created a child class that inherits the properties and methods from its parent.</text:p>
      <text:p text:style-name="P8"/>
      <text:p text:style-name="P22"><text:soft-page-break/>We want to add the __init__() function to the child class (instead of the pass keyword).</text:p>
      <text:p text:style-name="P8"/>
      <text:p text:style-name="P4">Add the __init__() function to the Student class:</text:p>
      <text:p text:style-name="P8"/>
      <text:p text:style-name="P8">class Student(Person):</text:p>
      <text:p text:style-name="P8"><text:s text:c="2"/>def __init__(self, fname, lname):</text:p>
      <text:p text:style-name="P8"><text:s text:c="4"/>#add properties etc.</text:p>
      <text:p text:style-name="P8"/>
      <text:p text:style-name="P4">########When you add the __init__() function, the child class will no longer inherit the parent's __init__() function.</text:p>
      <text:p text:style-name="P8"/>
      <text:p text:style-name="P22">Note: The child's __init__() function overrides the inheritance of the parent's __init__() function.</text:p>
      <text:p text:style-name="P8"/>
      <text:p text:style-name="P4">####To keep the inheritance of the parent's __init__() function, add a call to the parent's __init__() function:</text:p>
      <text:p text:style-name="P8"/>
      <text:p text:style-name="P8">class Person:</text:p>
      <text:p text:style-name="P8"><text:s text:c="2"/>def __init__(self, fname, lname):</text:p>
      <text:p text:style-name="P8"><text:s text:c="4"/>self.firstname = fname</text:p>
      <text:p text:style-name="P8"><text:s text:c="4"/>self.lastname = lname</text:p>
      <text:p text:style-name="P8"/>
      <text:p text:style-name="P8"><text:s text:c="2"/>def printname(self):</text:p>
      <text:p text:style-name="P8"><text:s text:c="4"/>print(self.firstname, self.lastname)</text:p>
      <text:p text:style-name="P8"/>
      <text:p text:style-name="P8">class Student(Person):</text:p>
      <text:p text:style-name="P8"><text:s text:c="2"/>def __init__(self, fname, lname):</text:p>
      <text:p text:style-name="P8"><text:s text:c="4"/>Person.__init__(self, fname, lname)</text:p>
      <text:p text:style-name="P8"/>
      <text:p text:style-name="P8">x = Student("Mike", "Olsen")</text:p>
      <text:p text:style-name="P8">x.printname()</text:p>
      <text:p text:style-name="P8">&gt;&gt;&gt;&gt;&gt;&gt;&gt;&gt;&gt;&gt;&gt;&gt;&gt;&gt;&gt;&gt;&gt;&gt;&gt;&gt;&gt;</text:p>
      <text:p text:style-name="P8">Mike Olsen</text:p>
      <text:p text:style-name="P8"/>
      <text:p text:style-name="P8"/>
      <text:p text:style-name="P4">######Now we have successfully added the __init__() function, and kept the inheritance of the parent class, and we are ready to add functionality in the __init__() function.</text:p>
      <text:p text:style-name="P8"/>
      <text:p text:style-name="P19"/>
      <text:p text:style-name="P19"><text:soft-page-break/>Use the super() Function</text:p>
      <text:p text:style-name="P22">Python also has a super() function that will make the child class inherit all the methods and properties from its parent:</text:p>
      <text:p text:style-name="P8"/>
      <text:p text:style-name="P8">class Person:</text:p>
      <text:p text:style-name="P8"><text:s text:c="2"/>def __init__(self, fname, lname):</text:p>
      <text:p text:style-name="P8"><text:s text:c="4"/>self.firstname = fname</text:p>
      <text:p text:style-name="P8"><text:s text:c="4"/>self.lastname = lname</text:p>
      <text:p text:style-name="P8"/>
      <text:p text:style-name="P8"><text:s text:c="2"/>def printname(self):</text:p>
      <text:p text:style-name="P8"><text:s text:c="4"/>print(self.firstname, self.lastname)</text:p>
      <text:p text:style-name="P8"/>
      <text:p text:style-name="P8">class Student(Person):</text:p>
      <text:p text:style-name="P8"><text:s text:c="2"/>def __init__(self, fname, lname):</text:p>
      <text:p text:style-name="P8"><text:s text:c="4"/>super().__init__(fname, lname)</text:p>
      <text:p text:style-name="P8"/>
      <text:p text:style-name="P8">x = Student("Mike", "Olsen")</text:p>
      <text:p text:style-name="P8">x.printname()</text:p>
      <text:p text:style-name="P8">&gt;&gt;&gt;&gt;&gt;&gt;&gt;&gt;&gt;&gt;&gt;&gt;&gt;</text:p>
      <text:p text:style-name="P8">Mike Olsen</text:p>
      <text:p text:style-name="P8"/>
      <text:p text:style-name="P4">By using the super() function, you do not have to use the name of the parent element, it will automatically inherit the methods and properties from its parent.</text:p>
      <text:p text:style-name="P8"/>
      <text:p text:style-name="P8"/>
      <text:p text:style-name="P8">#######Add Properties</text:p>
      <text:p text:style-name="P8">Example</text:p>
      <text:p text:style-name="P8">Add a property called graduationyear to the Student class:</text:p>
      <text:p text:style-name="P8"/>
      <text:p text:style-name="P8">class Person:</text:p>
      <text:p text:style-name="P8"><text:s text:c="2"/>def __init__(self, fname, lname):</text:p>
      <text:p text:style-name="P8"><text:s text:c="4"/>self.firstname = fname</text:p>
      <text:p text:style-name="P8"><text:s text:c="4"/>self.lastname = lname</text:p>
      <text:p text:style-name="P8"/>
      <text:p text:style-name="P8"><text:s text:c="2"/>def printname(self):</text:p>
      <text:p text:style-name="P8"><text:s text:c="4"/>print(self.firstname, self.lastname)</text:p>
      <text:p text:style-name="P8"/>
      <text:p text:style-name="P8">class Student(Person):</text:p>
      <text:p text:style-name="P8"><text:s text:c="2"/>def __init__(self, fname, lname):</text:p>
      <text:p text:style-name="P8"><text:s text:c="4"/>super().__init__(fname, lname)</text:p>
      <text:p text:style-name="P8"><text:s text:c="4"/>self.graduationyear = 2019</text:p>
      <text:p text:style-name="P8"><text:soft-page-break/></text:p>
      <text:p text:style-name="P8">x = Student("Mike", "Olsen")</text:p>
      <text:p text:style-name="P8">print(x.graduationyear)</text:p>
      <text:p text:style-name="P8">&gt;&gt;&gt;&gt;&gt;&gt;&gt;&gt;&gt;&gt;&gt;&gt;&gt;&gt;&gt;&gt;&gt;&gt;&gt;&gt;&gt;&gt;&gt;&gt;&gt;&gt;&gt;&gt;&gt;&gt;</text:p>
      <text:p text:style-name="P8">2019</text:p>
      <text:p text:style-name="P8"/>
      <text:p text:style-name="P4">########In the example below, the year 2019 should be a variable, and passed into the Student class when creating student objects. To do so, add another parameter in the __init__() function:</text:p>
      <text:p text:style-name="P4"/>
      <text:p text:style-name="P4">###Add a year parameter, and pass the correct year when creating objects:</text:p>
      <text:p text:style-name="P4">class Person:</text:p>
      <text:p text:style-name="P8"><text:s text:c="2"/>def __init__(self, fname, lname):</text:p>
      <text:p text:style-name="P8"><text:s text:c="4"/>self.firstname = fname</text:p>
      <text:p text:style-name="P8"><text:s text:c="4"/>self.lastname = lname</text:p>
      <text:p text:style-name="P8"/>
      <text:p text:style-name="P8"><text:s text:c="2"/>def printname(self):</text:p>
      <text:p text:style-name="P8"><text:s text:c="4"/>print(self.firstname, self.lastname)</text:p>
      <text:p text:style-name="P8"/>
      <text:p text:style-name="P8">class Student(Person):</text:p>
      <text:p text:style-name="P8"><text:s text:c="2"/>def __init__(self, fname, lname, year):</text:p>
      <text:p text:style-name="P8"><text:s text:c="4"/>super().__init__(fname, lname)</text:p>
      <text:p text:style-name="P8"><text:s text:c="4"/>self.graduationyear = year</text:p>
      <text:p text:style-name="P8"/>
      <text:p text:style-name="P8">x = Student("Mike", "Olsen", 2019)</text:p>
      <text:p text:style-name="P8">print(x.graduationyear)</text:p>
      <text:p text:style-name="P8">&gt;&gt;&gt;&gt;&gt;&gt;&gt;&gt;&gt;&gt;&gt;&gt;&gt;&gt;&gt;&gt;&gt;&gt;&gt;&gt;&gt;&gt;&gt;&gt;&gt;&gt;&gt;&gt;</text:p>
      <text:p text:style-name="P8">2019</text:p>
      <text:p text:style-name="P8"/>
      <text:p text:style-name="P8"/>
      <text:p text:style-name="P19">######Add Methods</text:p>
      <text:p text:style-name="P8">Example</text:p>
      <text:p text:style-name="P22">Add a method called welcome to the Student class:</text:p>
      <text:p text:style-name="P8"/>
      <text:p text:style-name="P8">class Person:</text:p>
      <text:p text:style-name="P8"><text:s text:c="2"/>def __init__(self, fname, lname):</text:p>
      <text:p text:style-name="P8"><text:s text:c="4"/>self.firstname = fname</text:p>
      <text:p text:style-name="P8"><text:s text:c="4"/>self.lastname = lname</text:p>
      <text:p text:style-name="P8"/>
      <text:p text:style-name="P8"><text:s text:c="2"/>def printname(self):</text:p>
      <text:p text:style-name="P8"><text:s text:c="4"/>print(self.firstname, self.lastname)</text:p>
      <text:p text:style-name="P8"><text:soft-page-break/></text:p>
      <text:p text:style-name="P8">class Student(Person):</text:p>
      <text:p text:style-name="P8"><text:s text:c="2"/>def __init__(self, fname, lname, year):</text:p>
      <text:p text:style-name="P8"><text:s text:c="4"/>super().__init__(fname, lname)</text:p>
      <text:p text:style-name="P8"><text:s text:c="4"/>self.graduationyear = year</text:p>
      <text:p text:style-name="P8"/>
      <text:p text:style-name="P8"><text:s text:c="2"/>def welcome(self):</text:p>
      <text:p text:style-name="P8"><text:s text:c="4"/>print("Welcome", self.firstname, self.lastname, "to the class of", self.graduationyear)</text:p>
      <text:p text:style-name="P8"/>
      <text:p text:style-name="P8">x = Student("Mike", "Olsen", 2019)</text:p>
      <text:p text:style-name="P8">x.welcome()</text:p>
      <text:p text:style-name="P8">&gt;&gt;&gt;&gt;&gt;&gt;&gt;&gt;&gt;&gt;&gt;&gt;&gt;&gt;&gt;&gt;&gt;&gt;&gt;&gt;&gt;&gt;&gt;&gt;&gt;&gt;&gt;</text:p>
      <text:p text:style-name="P8">Welcome Mike Olsen to the class of 2019</text:p>
      <text:p text:style-name="P8"/>
      <text:p text:style-name="P4">##########If you add a method in the child class with the same name as a function in the parent class, the inheritance of the parent method will be overridd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7:44:20.703254394</meta:creation-date>
    <dc:date>2022-04-17T22:12:09.231229575</dc:date>
    <meta:editing-duration>PT2H5M57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04" meta:paragraph-count="2268" meta:word-count="10124" meta:character-count="74646" meta:non-whitespace-character-count="62765"/>
  </office:meta>
</office:document-meta>
</file>